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07mm" fo:break-before="auto" style:use-optimal-row-height="fals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99">
      <style:table-cell-properties fo:background-color="#6666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Global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0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3" table:formula="of:=IF([.D2]=[.B2]+[.$C$21];&quot;--&quot;;&quot;&quot;)" office:value-type="string" office:string-value="--" calcext:value-type="string">
            <text:p>--</text:p>
          </table:table-cell>
          <table:table-cell table:style-name="ce6" table:formula="of:=[.B2]+[.$C21]" office:value-type="float" office:value="-1" calcext:value-type="float">
            <text:p>-1</text:p>
          </table:table-cell>
          <table:table-cell table:style-name="ce5" table:formula="of:=IF([.F2]=[.D2]+[.$C$21];&quot;--&quot;;&quot;&quot;)" office:value-type="string" office:string-value="--" calcext:value-type="string">
            <text:p>--</text:p>
          </table:table-cell>
          <table:table-cell table:style-name="ce2" table:formula="of:=[.D2]+[.$C21]" office:value-type="float" office:value="-2" calcext:value-type="float">
            <text:p>-2</text:p>
          </table:table-cell>
          <table:table-cell table:style-name="ce5" table:formula="of:=IF([.H2]=[.F2]+[.$C$21];&quot;--&quot;;&quot;&quot;)" office:value-type="string" office:string-value="--" calcext:value-type="string">
            <text:p>--</text:p>
          </table:table-cell>
          <table:table-cell table:style-name="ce2" table:formula="of:=[.F2]+[.$C21]" office:value-type="float" office:value="-3" calcext:value-type="float">
            <text:p>-3</text:p>
          </table:table-cell>
          <table:table-cell table:style-name="ce5" table:formula="of:=IF([.J2]=[.H2]+[.$C$21];&quot;--&quot;;&quot;&quot;)" office:value-type="string" office:string-value="--" calcext:value-type="string">
            <text:p>--</text:p>
          </table:table-cell>
          <table:table-cell table:style-name="ce2" table:formula="of:=[.H2]+[.$C21]" office:value-type="float" office:value="-4" calcext:value-type="float">
            <text:p>-4</text:p>
          </table:table-cell>
          <table:table-cell table:style-name="ce5" table:formula="of:=IF([.L2]=[.J2]+[.$C$21];&quot;--&quot;;&quot;&quot;)" office:value-type="string" office:string-value="--" calcext:value-type="string">
            <text:p>--</text:p>
          </table:table-cell>
          <table:table-cell table:style-name="ce2" table:formula="of:=[.J2]+[.$C21]" office:value-type="float" office:value="-5" calcext:value-type="float">
            <text:p>-5</text:p>
          </table:table-cell>
          <table:table-cell table:style-name="ce5" table:formula="of:=IF([.N2]=[.L2]+[.$C$21];&quot;--&quot;;&quot;&quot;)" office:value-type="string" office:string-value="--" calcext:value-type="string">
            <text:p>--</text:p>
          </table:table-cell>
          <table:table-cell table:style-name="ce2" table:formula="of:=[.L2]+[.$C21]" office:value-type="float" office:value="-6" calcext:value-type="float">
            <text:p>-6</text:p>
          </table:table-cell>
          <table:table-cell table:style-name="ce5" table:formula="of:=IF([.P2]=[.N2]+[.$C$21];&quot;--&quot;;&quot;&quot;)" office:value-type="string" office:string-value="--" calcext:value-type="string">
            <text:p>--</text:p>
          </table:table-cell>
          <table:table-cell table:style-name="ce2" table:formula="of:=[.N2]+[.$C21]" office:value-type="float" office:value="-7" calcext:value-type="float">
            <text:p>-7</text:p>
          </table:table-cell>
          <table:table-cell table:style-name="ce5" table:formula="of:=IF([.R2]=[.P2]+[.$C$21];&quot;--&quot;;&quot;&quot;)" office:value-type="string" office:string-value="--" calcext:value-type="string">
            <text:p>--</text:p>
          </table:table-cell>
          <table:table-cell table:style-name="ce2" table:formula="of:=[.P2]+[.$C21]" office:value-type="float" office:value="-8" calcext:value-type="float">
            <text:p>-8</text:p>
          </table:table-cell>
          <table:table-cell table:style-name="ce5" table:formula="of:=IF([.T2]=[.R2]+[.$C$21];&quot;--&quot;;&quot;&quot;)" office:value-type="string" office:string-value="--" calcext:value-type="string">
            <text:p>--</text:p>
          </table:table-cell>
          <table:table-cell table:style-name="ce2" table:formula="of:=[.R2]+[.$C21]" office:value-type="float" office:value="-9" calcext:value-type="float">
            <text:p>-9</text:p>
          </table:table-cell>
          <table:table-cell table:style-name="ce5" table:formula="of:=IF([.V2]=[.T2]+[.$C$21];&quot;--&quot;;&quot;&quot;)" office:value-type="string" office:string-value="--" calcext:value-type="string">
            <text:p>--</text:p>
          </table:table-cell>
          <table:table-cell table:style-name="ce2" table:formula="of:=[.T2]+[.$C21]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/>
          <table:table-cell table:formula="of:=IF([.B4]=[.B2]+[.$C$21];&quot;|&quot;;&quot;&quot;)" office:value-type="string" office:string-value="|" calcext:value-type="string">
            <text:p>|</text:p>
          </table:table-cell>
          <table:table-cell table:style-name="ce4" table:formula="of:=IF([.D$1]=[.$A4];IF([.D4]=[.B2]+[.$C$20];&quot;\&quot;;&quot;&quot;);IF([.D4]=[.B2]+[.$C$22];&quot;\&quot;;&quot;&quot;))" office:value-type="string" office:string-value="\" calcext:value-type="string">
            <text:p>\</text:p>
          </table:table-cell>
          <table:table-cell table:style-name="ce2" table:formula="of:=IF([.D4]=[.D2]+[.$C$21];&quot;|&quot;;&quot;&quot;)" office:value-type="string" office:string-value="|" calcext:value-type="string">
            <text:p>|</text:p>
          </table:table-cell>
          <table:table-cell table:style-name="ce1" table:formula="of:=IF([.F$1]=[.$A4];IF([.F4]=[.D2]+[.$C$20];&quot;\&quot;;&quot;&quot;);IF([.F4]=[.D2]+[.$C$22];&quot;\&quot;;&quot;&quot;))" office:value-type="string" office:string-value="\" calcext:value-type="string">
            <text:p>\</text:p>
          </table:table-cell>
          <table:table-cell table:style-name="ce2" table:formula="of:=IF([.F4]=[.F2]+[.$C$21];&quot;|&quot;;&quot;&quot;)">
            <text:p/>
          </table:table-cell>
          <table:table-cell table:style-name="ce4" table:formula="of:=IF([.H$1]=[.$A4];IF([.H4]=[.F2]+[.$C$20];&quot;\&quot;;&quot;&quot;);IF([.H4]=[.F2]+[.$C$22];&quot;\&quot;;&quot;&quot;))">
            <text:p/>
          </table:table-cell>
          <table:table-cell table:style-name="ce2" table:formula="of:=IF([.H4]=[.H2]+[.$C$21];&quot;|&quot;;&quot;&quot;)">
            <text:p/>
          </table:table-cell>
          <table:table-cell table:style-name="ce4" table:formula="of:=IF([.J$1]=[.$A4];IF([.J4]=[.H2]+[.$C$20];&quot;\&quot;;&quot;&quot;);IF([.J4]=[.H2]+[.$C$22];&quot;\&quot;;&quot;&quot;))" office:value-type="string" office:string-value="\" calcext:value-type="string">
            <text:p>\</text:p>
          </table:table-cell>
          <table:table-cell table:style-name="ce2" table:formula="of:=IF([.J4]=[.J2]+[.$C$21];&quot;|&quot;;&quot;&quot;)">
            <text:p/>
          </table:table-cell>
          <table:table-cell table:style-name="ce4" table:formula="of:=IF([.L$1]=[.$A4];IF([.L4]=[.J2]+[.$C$20];&quot;\&quot;;&quot;&quot;);IF([.L4]=[.J2]+[.$C$22];&quot;\&quot;;&quot;&quot;))">
            <text:p/>
          </table:table-cell>
          <table:table-cell table:style-name="ce2" table:formula="of:=IF([.L4]=[.L2]+[.$C$21];&quot;|&quot;;&quot;&quot;)">
            <text:p/>
          </table:table-cell>
          <table:table-cell table:style-name="ce4" table:formula="of:=IF([.N$1]=[.$A4];IF([.N4]=[.L2]+[.$C$20];&quot;\&quot;;&quot;&quot;);IF([.N4]=[.L2]+[.$C$22];&quot;\&quot;;&quot;&quot;))">
            <text:p/>
          </table:table-cell>
          <table:table-cell table:style-name="ce2" table:formula="of:=IF([.N4]=[.N2]+[.$C$21];&quot;|&quot;;&quot;&quot;)">
            <text:p/>
          </table:table-cell>
          <table:table-cell table:style-name="ce4" table:formula="of:=IF([.P$1]=[.$A4];IF([.P4]=[.N2]+[.$C$20];&quot;\&quot;;&quot;&quot;);IF([.P4]=[.N2]+[.$C$22];&quot;\&quot;;&quot;&quot;))" office:value-type="string" office:string-value="\" calcext:value-type="string">
            <text:p>\</text:p>
          </table:table-cell>
          <table:table-cell table:style-name="ce2" table:formula="of:=IF([.P4]=[.P2]+[.$C$21];&quot;|&quot;;&quot;&quot;)">
            <text:p/>
          </table:table-cell>
          <table:table-cell table:style-name="ce4" table:formula="of:=IF([.R$1]=[.$A4];IF([.R4]=[.P2]+[.$C$20];&quot;\&quot;;&quot;&quot;);IF([.R4]=[.P2]+[.$C$22];&quot;\&quot;;&quot;&quot;))">
            <text:p/>
          </table:table-cell>
          <table:table-cell table:style-name="ce2" table:formula="of:=IF([.R4]=[.R2]+[.$C$21];&quot;|&quot;;&quot;&quot;)">
            <text:p/>
          </table:table-cell>
          <table:table-cell table:style-name="ce4" table:formula="of:=IF([.T$1]=[.$A4];IF([.T4]=[.R2]+[.$C$20];&quot;\&quot;;&quot;&quot;);IF([.T4]=[.R2]+[.$C$22];&quot;\&quot;;&quot;&quot;))" office:value-type="string" office:string-value="\" calcext:value-type="string">
            <text:p>\</text:p>
          </table:table-cell>
          <table:table-cell table:style-name="ce2" table:formula="of:=IF([.T4]=[.T2]+[.$C$21];&quot;|&quot;;&quot;&quot;)">
            <text:p/>
          </table:table-cell>
          <table:table-cell table:style-name="ce4" table:formula="of:=IF([.V$1]=[.$A4];IF([.V4]=[.T2]+[.$C$20];&quot;\&quot;;&quot;&quot;);IF([.V4]=[.T2]+[.$C$22];&quot;\&quot;;&quot;&quot;))">
            <text:p/>
          </table:table-cell>
          <table:table-cell table:style-name="ce2" table:formula="of:=IF([.V4]=[.V2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[.B2]+[.C$21]" office:value-type="float" office:value="-1" calcext:value-type="float">
            <text:p>-1</text:p>
          </table:table-cell>
          <table:table-cell table:style-name="ce5" table:formula="of:=IF([.D4]=[.B4]+[.$C$21];&quot;--&quot;;&quot;&quot;)" office:value-type="string" office:string-value="--" calcext:value-type="string">
            <text:p>--</text:p>
          </table:table-cell>
          <table:table-cell table:style-name="ce4" table:formula="of:=MAX([.D2]+[.$C$21];[.B4]+[.$C$21];[.B2]+IF([.D$1]=[.$A4];[.$C$20];[.$C$22]))" office:value-type="float" office:value="-2" calcext:value-type="float">
            <text:p>-2</text:p>
          </table:table-cell>
          <table:table-cell table:style-name="ce5" table:formula="of:=IF([.F4]=[.D4]+[.$C$21];&quot;--&quot;;&quot;&quot;)">
            <text:p/>
          </table:table-cell>
          <table:table-cell table:style-name="ce1" table:formula="of:=MAX([.F2]+[.$C$21];[.D4]+[.$C$21];[.D2]+IF([.F$1]=[.$A4];[.$C$20];[.$C$22]))" office:value-type="float" office:value="2" calcext:value-type="float">
            <text:p>2</text:p>
          </table:table-cell>
          <table:table-cell table:style-name="ce5" table:formula="of:=IF([.H4]=[.F4]+[.$C$21];&quot;--&quot;;&quot;&quot;)" office:value-type="string" office:string-value="--" calcext:value-type="string">
            <text:p>--</text:p>
          </table:table-cell>
          <table:table-cell table:style-name="ce4" table:formula="of:=MAX([.H2]+[.$C$21];[.F4]+[.$C$21];[.F2]+IF([.H$1]=[.$A4];[.$C$20];[.$C$22]))" office:value-type="float" office:value="1" calcext:value-type="float">
            <text:p>1</text:p>
          </table:table-cell>
          <table:table-cell table:style-name="ce5" table:formula="of:=IF([.J4]=[.H4]+[.$C$21];&quot;--&quot;;&quot;&quot;)" office:value-type="string" office:string-value="--" calcext:value-type="string">
            <text:p>--</text:p>
          </table:table-cell>
          <table:table-cell table:style-name="ce4" table:formula="of:=MAX([.J2]+[.$C$21];[.H4]+[.$C$21];[.H2]+IF([.J$1]=[.$A4];[.$C$20];[.$C$22]))" office:value-type="float" office:value="0" calcext:value-type="float">
            <text:p>0</text:p>
          </table:table-cell>
          <table:table-cell table:style-name="ce5" table:formula="of:=IF([.L4]=[.J4]+[.$C$21];&quot;--&quot;;&quot;&quot;)" office:value-type="string" office:string-value="--" calcext:value-type="string">
            <text:p>--</text:p>
          </table:table-cell>
          <table:table-cell table:style-name="ce4" table:formula="of:=MAX([.L2]+[.$C$21];[.J4]+[.$C$21];[.J2]+IF([.L$1]=[.$A4];[.$C$20];[.$C$22]))" office:value-type="float" office:value="-1" calcext:value-type="float">
            <text:p>-1</text:p>
          </table:table-cell>
          <table:table-cell table:style-name="ce5" table:formula="of:=IF([.N4]=[.L4]+[.$C$21];&quot;--&quot;;&quot;&quot;)" office:value-type="string" office:string-value="--" calcext:value-type="string">
            <text:p>--</text:p>
          </table:table-cell>
          <table:table-cell table:style-name="ce4" table:formula="of:=MAX([.N2]+[.$C$21];[.L4]+[.$C$21];[.L2]+IF([.N$1]=[.$A4];[.$C$20];[.$C$22]))" office:value-type="float" office:value="-2" calcext:value-type="float">
            <text:p>-2</text:p>
          </table:table-cell>
          <table:table-cell table:style-name="ce5" table:formula="of:=IF([.P4]=[.N4]+[.$C$21];&quot;--&quot;;&quot;&quot;)" office:value-type="string" office:string-value="--" calcext:value-type="string">
            <text:p>--</text:p>
          </table:table-cell>
          <table:table-cell table:style-name="ce4" table:formula="of:=MAX([.P2]+[.$C$21];[.N4]+[.$C$21];[.N2]+IF([.P$1]=[.$A4];[.$C$20];[.$C$22]))" office:value-type="float" office:value="-3" calcext:value-type="float">
            <text:p>-3</text:p>
          </table:table-cell>
          <table:table-cell table:style-name="ce5" table:formula="of:=IF([.R4]=[.P4]+[.$C$21];&quot;--&quot;;&quot;&quot;)" office:value-type="string" office:string-value="--" calcext:value-type="string">
            <text:p>--</text:p>
          </table:table-cell>
          <table:table-cell table:style-name="ce4" table:formula="of:=MAX([.R2]+[.$C$21];[.P4]+[.$C$21];[.P2]+IF([.R$1]=[.$A4];[.$C$20];[.$C$22]))" office:value-type="float" office:value="-4" calcext:value-type="float">
            <text:p>-4</text:p>
          </table:table-cell>
          <table:table-cell table:style-name="ce5" table:formula="of:=IF([.T4]=[.R4]+[.$C$21];&quot;--&quot;;&quot;&quot;)" office:value-type="string" office:string-value="--" calcext:value-type="string">
            <text:p>--</text:p>
          </table:table-cell>
          <table:table-cell table:style-name="ce4" table:formula="of:=MAX([.T2]+[.$C$21];[.R4]+[.$C$21];[.R2]+IF([.T$1]=[.$A4];[.$C$20];[.$C$22]))" office:value-type="float" office:value="-5" calcext:value-type="float">
            <text:p>-5</text:p>
          </table:table-cell>
          <table:table-cell table:style-name="ce5" table:formula="of:=IF([.V4]=[.T4]+[.$C$21];&quot;--&quot;;&quot;&quot;)" office:value-type="string" office:string-value="--" calcext:value-type="string">
            <text:p>--</text:p>
          </table:table-cell>
          <table:table-cell table:style-name="ce4" table:formula="of:=MAX([.V2]+[.$C$21];[.T4]+[.$C$21];[.T2]+IF([.V$1]=[.$A4];[.$C$20];[.$C$22])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table:formula="of:=IF([.B6]=[.B4]+[.$C$21];&quot;|&quot;;&quot;&quot;)" office:value-type="string" office:string-value="|" calcext:value-type="string">
            <text:p>|</text:p>
          </table:table-cell>
          <table:table-cell table:style-name="ce4" table:formula="of:=IF([.D$1]=[.$A6];IF([.D6]=[.B4]+[.$C$20];&quot;\&quot;;&quot;&quot;);IF([.D6]=[.B4]+[.$C$22];&quot;\&quot;;&quot;&quot;))" office:value-type="string" office:string-value="\" calcext:value-type="string">
            <text:p>\</text:p>
          </table:table-cell>
          <table:table-cell table:style-name="ce2" table:formula="of:=IF([.D6]=[.D4]+[.$C$21];&quot;|&quot;;&quot;&quot;)" office:value-type="string" office:string-value="|" calcext:value-type="string">
            <text:p>|</text:p>
          </table:table-cell>
          <table:table-cell table:style-name="ce4" table:formula="of:=IF([.F$1]=[.$A6];IF([.F6]=[.D4]+[.$C$20];&quot;\&quot;;&quot;&quot;);IF([.F6]=[.D4]+[.$C$22];&quot;\&quot;;&quot;&quot;))">
            <text:p/>
          </table:table-cell>
          <table:table-cell table:style-name="ce2" table:formula="of:=IF([.F6]=[.F4]+[.$C$21];&quot;|&quot;;&quot;&quot;)" office:value-type="string" office:string-value="|" calcext:value-type="string">
            <text:p>|</text:p>
          </table:table-cell>
          <table:table-cell table:style-name="ce1" table:formula="of:=IF([.H$1]=[.$A6];IF([.H6]=[.F4]+[.$C$20];&quot;\&quot;;&quot;&quot;);IF([.H6]=[.F4]+[.$C$22];&quot;\&quot;;&quot;&quot;))" office:value-type="string" office:string-value="\" calcext:value-type="string">
            <text:p>\</text:p>
          </table:table-cell>
          <table:table-cell table:style-name="ce2" table:formula="of:=IF([.H6]=[.H4]+[.$C$21];&quot;|&quot;;&quot;&quot;)">
            <text:p/>
          </table:table-cell>
          <table:table-cell table:style-name="ce4" table:formula="of:=IF([.J$1]=[.$A6];IF([.J6]=[.H4]+[.$C$20];&quot;\&quot;;&quot;&quot;);IF([.J6]=[.H4]+[.$C$22];&quot;\&quot;;&quot;&quot;))">
            <text:p/>
          </table:table-cell>
          <table:table-cell table:style-name="ce2" table:formula="of:=IF([.J6]=[.J4]+[.$C$21];&quot;|&quot;;&quot;&quot;)">
            <text:p/>
          </table:table-cell>
          <table:table-cell table:style-name="ce4" table:formula="of:=IF([.L$1]=[.$A6];IF([.L6]=[.J4]+[.$C$20];&quot;\&quot;;&quot;&quot;);IF([.L6]=[.J4]+[.$C$22];&quot;\&quot;;&quot;&quot;))">
            <text:p/>
          </table:table-cell>
          <table:table-cell table:style-name="ce2" table:formula="of:=IF([.L6]=[.L4]+[.$C$21];&quot;|&quot;;&quot;&quot;)">
            <text:p/>
          </table:table-cell>
          <table:table-cell table:style-name="ce4" table:formula="of:=IF([.N$1]=[.$A6];IF([.N6]=[.L4]+[.$C$20];&quot;\&quot;;&quot;&quot;);IF([.N6]=[.L4]+[.$C$22];&quot;\&quot;;&quot;&quot;))">
            <text:p/>
          </table:table-cell>
          <table:table-cell table:style-name="ce2" table:formula="of:=IF([.N6]=[.N4]+[.$C$21];&quot;|&quot;;&quot;&quot;)">
            <text:p/>
          </table:table-cell>
          <table:table-cell table:style-name="ce4" table:formula="of:=IF([.P$1]=[.$A6];IF([.P6]=[.N4]+[.$C$20];&quot;\&quot;;&quot;&quot;);IF([.P6]=[.N4]+[.$C$22];&quot;\&quot;;&quot;&quot;))">
            <text:p/>
          </table:table-cell>
          <table:table-cell table:style-name="ce2" table:formula="of:=IF([.P6]=[.P4]+[.$C$21];&quot;|&quot;;&quot;&quot;)">
            <text:p/>
          </table:table-cell>
          <table:table-cell table:style-name="ce4" table:formula="of:=IF([.R$1]=[.$A6];IF([.R6]=[.P4]+[.$C$20];&quot;\&quot;;&quot;&quot;);IF([.R6]=[.P4]+[.$C$22];&quot;\&quot;;&quot;&quot;))" office:value-type="string" office:string-value="\" calcext:value-type="string">
            <text:p>\</text:p>
          </table:table-cell>
          <table:table-cell table:style-name="ce2" table:formula="of:=IF([.R6]=[.R4]+[.$C$21];&quot;|&quot;;&quot;&quot;)">
            <text:p/>
          </table:table-cell>
          <table:table-cell table:style-name="ce4" table:formula="of:=IF([.T$1]=[.$A6];IF([.T6]=[.R4]+[.$C$20];&quot;\&quot;;&quot;&quot;);IF([.T6]=[.R4]+[.$C$22];&quot;\&quot;;&quot;&quot;))">
            <text:p/>
          </table:table-cell>
          <table:table-cell table:style-name="ce2" table:formula="of:=IF([.T6]=[.T4]+[.$C$21];&quot;|&quot;;&quot;&quot;)">
            <text:p/>
          </table:table-cell>
          <table:table-cell table:style-name="ce4" table:formula="of:=IF([.V$1]=[.$A6];IF([.V6]=[.T4]+[.$C$20];&quot;\&quot;;&quot;&quot;);IF([.V6]=[.T4]+[.$C$22];&quot;\&quot;;&quot;&quot;))" office:value-type="string" office:string-value="\" calcext:value-type="string">
            <text:p>\</text:p>
          </table:table-cell>
          <table:table-cell table:style-name="ce2" table:formula="of:=IF([.V6]=[.V4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formula="of:=[.B4]+[.C$21]" office:value-type="float" office:value="-2" calcext:value-type="float">
            <text:p>-2</text:p>
          </table:table-cell>
          <table:table-cell table:style-name="ce5" table:formula="of:=IF([.D6]=[.B6]+[.$C$21];&quot;--&quot;;&quot;&quot;)" office:value-type="string" office:string-value="--" calcext:value-type="string">
            <text:p>--</text:p>
          </table:table-cell>
          <table:table-cell table:style-name="ce4" table:formula="of:=MAX([.D4]+[.$C$21];[.B6]+[.$C$21];[.B4]+IF([.D$1]=[.$A6];[.$C$20];[.$C$22]))" office:value-type="float" office:value="-3" calcext:value-type="float">
            <text:p>-3</text:p>
          </table:table-cell>
          <table:table-cell table:style-name="ce5" table:formula="of:=IF([.F6]=[.D6]+[.$C$21];&quot;--&quot;;&quot;&quot;)">
            <text:p/>
          </table:table-cell>
          <table:table-cell table:style-name="ce4" table:formula="of:=MAX([.F4]+[.$C$21];[.D6]+[.$C$21];[.D4]+IF([.F$1]=[.$A6];[.$C$20];[.$C$22]))" office:value-type="float" office:value="1" calcext:value-type="float">
            <text:p>1</text:p>
          </table:table-cell>
          <table:table-cell table:style-name="ce5" table:formula="of:=IF([.H6]=[.F6]+[.$C$21];&quot;--&quot;;&quot;&quot;)">
            <text:p/>
          </table:table-cell>
          <table:table-cell table:style-name="ce1" table:formula="of:=MAX([.H4]+[.$C$21];[.F6]+[.$C$21];[.F4]+IF([.H$1]=[.$A6];[.$C$20];[.$C$22]))" office:value-type="float" office:value="5" calcext:value-type="float">
            <text:p>5</text:p>
          </table:table-cell>
          <table:table-cell table:style-name="ce5" table:formula="of:=IF([.J6]=[.H6]+[.$C$21];&quot;--&quot;;&quot;&quot;)" office:value-type="string" office:string-value="--" calcext:value-type="string">
            <text:p>--</text:p>
          </table:table-cell>
          <table:table-cell table:style-name="ce4" table:formula="of:=MAX([.J4]+[.$C$21];[.H6]+[.$C$21];[.H4]+IF([.J$1]=[.$A6];[.$C$20];[.$C$22]))" office:value-type="float" office:value="4" calcext:value-type="float">
            <text:p>4</text:p>
          </table:table-cell>
          <table:table-cell table:style-name="ce5" table:formula="of:=IF([.L6]=[.J6]+[.$C$21];&quot;--&quot;;&quot;&quot;)" office:value-type="string" office:string-value="--" calcext:value-type="string">
            <text:p>--</text:p>
          </table:table-cell>
          <table:table-cell table:style-name="ce4" table:formula="of:=MAX([.L4]+[.$C$21];[.J6]+[.$C$21];[.J4]+IF([.L$1]=[.$A6];[.$C$20];[.$C$22]))" office:value-type="float" office:value="3" calcext:value-type="float">
            <text:p>3</text:p>
          </table:table-cell>
          <table:table-cell table:style-name="ce5" table:formula="of:=IF([.N6]=[.L6]+[.$C$21];&quot;--&quot;;&quot;&quot;)" office:value-type="string" office:string-value="--" calcext:value-type="string">
            <text:p>--</text:p>
          </table:table-cell>
          <table:table-cell table:style-name="ce4" table:formula="of:=MAX([.N4]+[.$C$21];[.L6]+[.$C$21];[.L4]+IF([.N$1]=[.$A6];[.$C$20];[.$C$22]))" office:value-type="float" office:value="2" calcext:value-type="float">
            <text:p>2</text:p>
          </table:table-cell>
          <table:table-cell table:style-name="ce5" table:formula="of:=IF([.P6]=[.N6]+[.$C$21];&quot;--&quot;;&quot;&quot;)" office:value-type="string" office:string-value="--" calcext:value-type="string">
            <text:p>--</text:p>
          </table:table-cell>
          <table:table-cell table:style-name="ce4" table:formula="of:=MAX([.P4]+[.$C$21];[.N6]+[.$C$21];[.N4]+IF([.P$1]=[.$A6];[.$C$20];[.$C$22]))" office:value-type="float" office:value="1" calcext:value-type="float">
            <text:p>1</text:p>
          </table:table-cell>
          <table:table-cell table:style-name="ce5" table:formula="of:=IF([.R6]=[.P6]+[.$C$21];&quot;--&quot;;&quot;&quot;)" office:value-type="string" office:string-value="--" calcext:value-type="string">
            <text:p>--</text:p>
          </table:table-cell>
          <table:table-cell table:style-name="ce4" table:formula="of:=MAX([.R4]+[.$C$21];[.P6]+[.$C$21];[.P4]+IF([.R$1]=[.$A6];[.$C$20];[.$C$22]))" office:value-type="float" office:value="0" calcext:value-type="float">
            <text:p>0</text:p>
          </table:table-cell>
          <table:table-cell table:style-name="ce5" table:formula="of:=IF([.T6]=[.R6]+[.$C$21];&quot;--&quot;;&quot;&quot;)" office:value-type="string" office:string-value="--" calcext:value-type="string">
            <text:p>--</text:p>
          </table:table-cell>
          <table:table-cell table:style-name="ce4" table:formula="of:=MAX([.T4]+[.$C$21];[.R6]+[.$C$21];[.R4]+IF([.T$1]=[.$A6];[.$C$20];[.$C$22]))" office:value-type="float" office:value="-1" calcext:value-type="float">
            <text:p>-1</text:p>
          </table:table-cell>
          <table:table-cell table:style-name="ce5" table:formula="of:=IF([.V6]=[.T6]+[.$C$21];&quot;--&quot;;&quot;&quot;)" office:value-type="string" office:string-value="--" calcext:value-type="string">
            <text:p>--</text:p>
          </table:table-cell>
          <table:table-cell table:style-name="ce4" table:formula="of:=MAX([.V4]+[.$C$21];[.T6]+[.$C$21];[.T4]+IF([.V$1]=[.$A6];[.$C$20];[.$C$22])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table:formula="of:=IF([.B8]=[.B6]+[.$C$21];&quot;|&quot;;&quot;&quot;)" office:value-type="string" office:string-value="|" calcext:value-type="string">
            <text:p>|</text:p>
          </table:table-cell>
          <table:table-cell table:style-name="ce4" table:formula="of:=IF([.D$1]=[.$A8];IF([.D8]=[.B6]+[.$C$20];&quot;\&quot;;&quot;&quot;);IF([.D8]=[.B6]+[.$C$22];&quot;\&quot;;&quot;&quot;))" office:value-type="string" office:string-value="\" calcext:value-type="string">
            <text:p>\</text:p>
          </table:table-cell>
          <table:table-cell table:style-name="ce2" table:formula="of:=IF([.D8]=[.D6]+[.$C$21];&quot;|&quot;;&quot;&quot;)">
            <text:p/>
          </table:table-cell>
          <table:table-cell table:style-name="ce4" table:formula="of:=IF([.F$1]=[.$A8];IF([.F8]=[.D6]+[.$C$20];&quot;\&quot;;&quot;&quot;);IF([.F8]=[.D6]+[.$C$22];&quot;\&quot;;&quot;&quot;))">
            <text:p/>
          </table:table-cell>
          <table:table-cell table:style-name="ce2" table:formula="of:=IF([.F8]=[.F6]+[.$C$21];&quot;|&quot;;&quot;&quot;)" office:value-type="string" office:string-value="|" calcext:value-type="string">
            <text:p>|</text:p>
          </table:table-cell>
          <table:table-cell table:style-name="ce4" table:formula="of:=IF([.H$1]=[.$A8];IF([.H8]=[.F6]+[.$C$20];&quot;\&quot;;&quot;&quot;);IF([.H8]=[.F6]+[.$C$22];&quot;\&quot;;&quot;&quot;))">
            <text:p/>
          </table:table-cell>
          <table:table-cell table:style-name="ce2" table:formula="of:=IF([.H8]=[.H6]+[.$C$21];&quot;|&quot;;&quot;&quot;)" office:value-type="string" office:string-value="|" calcext:value-type="string">
            <text:p>|</text:p>
          </table:table-cell>
          <table:table-cell table:style-name="ce1" table:formula="of:=IF([.J$1]=[.$A8];IF([.J8]=[.H6]+[.$C$20];&quot;\&quot;;&quot;&quot;);IF([.J8]=[.H6]+[.$C$22];&quot;\&quot;;&quot;&quot;))" office:value-type="string" office:string-value="\" calcext:value-type="string">
            <text:p>\</text:p>
          </table:table-cell>
          <table:table-cell table:style-name="ce2" table:formula="of:=IF([.J8]=[.J6]+[.$C$21];&quot;|&quot;;&quot;&quot;)" office:value-type="string" office:string-value="|" calcext:value-type="string">
            <text:p>|</text:p>
          </table:table-cell>
          <table:table-cell table:style-name="ce4" table:formula="of:=IF([.L$1]=[.$A8];IF([.L8]=[.J6]+[.$C$20];&quot;\&quot;;&quot;&quot;);IF([.L8]=[.J6]+[.$C$22];&quot;\&quot;;&quot;&quot;))" office:value-type="string" office:string-value="\" calcext:value-type="string">
            <text:p>\</text:p>
          </table:table-cell>
          <table:table-cell table:style-name="ce2" table:formula="of:=IF([.L8]=[.L6]+[.$C$21];&quot;|&quot;;&quot;&quot;)" office:value-type="string" office:string-value="|" calcext:value-type="string">
            <text:p>|</text:p>
          </table:table-cell>
          <table:table-cell table:style-name="ce4" table:formula="of:=IF([.N$1]=[.$A8];IF([.N8]=[.L6]+[.$C$20];&quot;\&quot;;&quot;&quot;);IF([.N8]=[.L6]+[.$C$22];&quot;\&quot;;&quot;&quot;))" office:value-type="string" office:string-value="\" calcext:value-type="string">
            <text:p>\</text:p>
          </table:table-cell>
          <table:table-cell table:style-name="ce2" table:formula="of:=IF([.N8]=[.N6]+[.$C$21];&quot;|&quot;;&quot;&quot;)">
            <text:p/>
          </table:table-cell>
          <table:table-cell table:style-name="ce4" table:formula="of:=IF([.P$1]=[.$A8];IF([.P8]=[.N6]+[.$C$20];&quot;\&quot;;&quot;&quot;);IF([.P8]=[.N6]+[.$C$22];&quot;\&quot;;&quot;&quot;))">
            <text:p/>
          </table:table-cell>
          <table:table-cell table:style-name="ce2" table:formula="of:=IF([.P8]=[.P6]+[.$C$21];&quot;|&quot;;&quot;&quot;)">
            <text:p/>
          </table:table-cell>
          <table:table-cell table:style-name="ce4" table:formula="of:=IF([.R$1]=[.$A8];IF([.R8]=[.P6]+[.$C$20];&quot;\&quot;;&quot;&quot;);IF([.R8]=[.P6]+[.$C$22];&quot;\&quot;;&quot;&quot;))">
            <text:p/>
          </table:table-cell>
          <table:table-cell table:style-name="ce2" table:formula="of:=IF([.R8]=[.R6]+[.$C$21];&quot;|&quot;;&quot;&quot;)">
            <text:p/>
          </table:table-cell>
          <table:table-cell table:style-name="ce4" table:formula="of:=IF([.T$1]=[.$A8];IF([.T8]=[.R6]+[.$C$20];&quot;\&quot;;&quot;&quot;);IF([.T8]=[.R6]+[.$C$22];&quot;\&quot;;&quot;&quot;))">
            <text:p/>
          </table:table-cell>
          <table:table-cell table:style-name="ce2" table:formula="of:=IF([.T8]=[.T6]+[.$C$21];&quot;|&quot;;&quot;&quot;)">
            <text:p/>
          </table:table-cell>
          <table:table-cell table:style-name="ce4" table:formula="of:=IF([.V$1]=[.$A8];IF([.V8]=[.T6]+[.$C$20];&quot;\&quot;;&quot;&quot;);IF([.V8]=[.T6]+[.$C$22];&quot;\&quot;;&quot;&quot;))">
            <text:p/>
          </table:table-cell>
          <table:table-cell table:style-name="ce2" table:formula="of:=IF([.V8]=[.V6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formula="of:=[.B6]+[.C$21]" office:value-type="float" office:value="-3" calcext:value-type="float">
            <text:p>-3</text:p>
          </table:table-cell>
          <table:table-cell table:style-name="ce5" table:formula="of:=IF([.D8]=[.B8]+[.$C$21];&quot;--&quot;;&quot;&quot;)">
            <text:p/>
          </table:table-cell>
          <table:table-cell table:style-name="ce4" table:formula="of:=MAX([.D6]+[.$C$21];[.B8]+[.$C$21];[.B6]+IF([.D$1]=[.$A8];[.$C$20];[.$C$22]))" office:value-type="float" office:value="1" calcext:value-type="float">
            <text:p>1</text:p>
          </table:table-cell>
          <table:table-cell table:style-name="ce5" table:formula="of:=IF([.F8]=[.D8]+[.$C$21];&quot;--&quot;;&quot;&quot;)" office:value-type="string" office:string-value="--" calcext:value-type="string">
            <text:p>--</text:p>
          </table:table-cell>
          <table:table-cell table:style-name="ce4" table:formula="of:=MAX([.F6]+[.$C$21];[.D8]+[.$C$21];[.D6]+IF([.F$1]=[.$A8];[.$C$20];[.$C$22]))" office:value-type="float" office:value="0" calcext:value-type="float">
            <text:p>0</text:p>
          </table:table-cell>
          <table:table-cell table:style-name="ce5" table:formula="of:=IF([.H8]=[.F8]+[.$C$21];&quot;--&quot;;&quot;&quot;)">
            <text:p/>
          </table:table-cell>
          <table:table-cell table:style-name="ce4" table:formula="of:=MAX([.H6]+[.$C$21];[.F8]+[.$C$21];[.F6]+IF([.H$1]=[.$A8];[.$C$20];[.$C$22]))" office:value-type="float" office:value="4" calcext:value-type="float">
            <text:p>4</text:p>
          </table:table-cell>
          <table:table-cell table:style-name="ce5" table:formula="of:=IF([.J8]=[.H8]+[.$C$21];&quot;--&quot;;&quot;&quot;)" office:value-type="string" office:string-value="--" calcext:value-type="string">
            <text:p>--</text:p>
          </table:table-cell>
          <table:table-cell table:style-name="ce1" table:formula="of:=MAX([.J6]+[.$C$21];[.H8]+[.$C$21];[.H6]+IF([.J$1]=[.$A8];[.$C$20];[.$C$22]))" office:value-type="float" office:value="3" calcext:value-type="float">
            <text:p>3</text:p>
          </table:table-cell>
          <table:table-cell table:style-name="ce5" table:formula="of:=IF([.L8]=[.J8]+[.$C$21];&quot;--&quot;;&quot;&quot;)" office:value-type="string" office:string-value="--" calcext:value-type="string">
            <text:p>--</text:p>
          </table:table-cell>
          <table:table-cell table:style-name="ce4" table:formula="of:=MAX([.L6]+[.$C$21];[.J8]+[.$C$21];[.J6]+IF([.L$1]=[.$A8];[.$C$20];[.$C$22]))" office:value-type="float" office:value="2" calcext:value-type="float">
            <text:p>2</text:p>
          </table:table-cell>
          <table:table-cell table:style-name="ce5" table:formula="of:=IF([.N8]=[.L8]+[.$C$21];&quot;--&quot;;&quot;&quot;)">
            <text:p/>
          </table:table-cell>
          <table:table-cell table:style-name="ce4" table:formula="of:=MAX([.N6]+[.$C$21];[.L8]+[.$C$21];[.L6]+IF([.N$1]=[.$A8];[.$C$20];[.$C$22]))" office:value-type="float" office:value="6" calcext:value-type="float">
            <text:p>6</text:p>
          </table:table-cell>
          <table:table-cell table:style-name="ce5" table:formula="of:=IF([.P8]=[.N8]+[.$C$21];&quot;--&quot;;&quot;&quot;)" office:value-type="string" office:string-value="--" calcext:value-type="string">
            <text:p>--</text:p>
          </table:table-cell>
          <table:table-cell table:style-name="ce4" table:formula="of:=MAX([.P6]+[.$C$21];[.N8]+[.$C$21];[.N6]+IF([.P$1]=[.$A8];[.$C$20];[.$C$22]))" office:value-type="float" office:value="5" calcext:value-type="float">
            <text:p>5</text:p>
          </table:table-cell>
          <table:table-cell table:style-name="ce5" table:formula="of:=IF([.R8]=[.P8]+[.$C$21];&quot;--&quot;;&quot;&quot;)" office:value-type="string" office:string-value="--" calcext:value-type="string">
            <text:p>--</text:p>
          </table:table-cell>
          <table:table-cell table:style-name="ce4" table:formula="of:=MAX([.R6]+[.$C$21];[.P8]+[.$C$21];[.P6]+IF([.R$1]=[.$A8];[.$C$20];[.$C$22]))" office:value-type="float" office:value="4" calcext:value-type="float">
            <text:p>4</text:p>
          </table:table-cell>
          <table:table-cell table:style-name="ce5" table:formula="of:=IF([.T8]=[.R8]+[.$C$21];&quot;--&quot;;&quot;&quot;)" office:value-type="string" office:string-value="--" calcext:value-type="string">
            <text:p>--</text:p>
          </table:table-cell>
          <table:table-cell table:style-name="ce4" table:formula="of:=MAX([.T6]+[.$C$21];[.R8]+[.$C$21];[.R6]+IF([.T$1]=[.$A8];[.$C$20];[.$C$22]))" office:value-type="float" office:value="3" calcext:value-type="float">
            <text:p>3</text:p>
          </table:table-cell>
          <table:table-cell table:style-name="ce5" table:formula="of:=IF([.V8]=[.T8]+[.$C$21];&quot;--&quot;;&quot;&quot;)" office:value-type="string" office:string-value="--" calcext:value-type="string">
            <text:p>--</text:p>
          </table:table-cell>
          <table:table-cell table:style-name="ce4" table:formula="of:=MAX([.V6]+[.$C$21];[.T8]+[.$C$21];[.T6]+IF([.V$1]=[.$A8];[.$C$20];[.$C$22]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IF([.B10]=[.B8]+[.$C$21];&quot;|&quot;;&quot;&quot;)" office:value-type="string" office:string-value="|" calcext:value-type="string">
            <text:p>|</text:p>
          </table:table-cell>
          <table:table-cell table:style-name="ce4" table:formula="of:=IF([.D$1]=[.$A10];IF([.D10]=[.B8]+[.$C$20];&quot;\&quot;;&quot;&quot;);IF([.D10]=[.B8]+[.$C$22];&quot;\&quot;;&quot;&quot;))">
            <text:p/>
          </table:table-cell>
          <table:table-cell table:style-name="ce2" table:formula="of:=IF([.D10]=[.D8]+[.$C$21];&quot;|&quot;;&quot;&quot;)" office:value-type="string" office:string-value="|" calcext:value-type="string">
            <text:p>|</text:p>
          </table:table-cell>
          <table:table-cell table:style-name="ce4" table:formula="of:=IF([.F$1]=[.$A10];IF([.F10]=[.D8]+[.$C$20];&quot;\&quot;;&quot;&quot;);IF([.F10]=[.D8]+[.$C$22];&quot;\&quot;;&quot;&quot;))" office:value-type="string" office:string-value="\" calcext:value-type="string">
            <text:p>\</text:p>
          </table:table-cell>
          <table:table-cell table:style-name="ce2" table:formula="of:=IF([.F10]=[.F8]+[.$C$21];&quot;|&quot;;&quot;&quot;)" office:value-type="string" office:string-value="|" calcext:value-type="string">
            <text:p>|</text:p>
          </table:table-cell>
          <table:table-cell table:style-name="ce4" table:formula="of:=IF([.H$1]=[.$A10];IF([.H10]=[.F8]+[.$C$20];&quot;\&quot;;&quot;&quot;);IF([.H10]=[.F8]+[.$C$22];&quot;\&quot;;&quot;&quot;))">
            <text:p/>
          </table:table-cell>
          <table:table-cell table:style-name="ce2" table:formula="of:=IF([.H10]=[.H8]+[.$C$21];&quot;|&quot;;&quot;&quot;)" office:value-type="string" office:string-value="|" calcext:value-type="string">
            <text:p>|</text:p>
          </table:table-cell>
          <table:table-cell table:style-name="ce4" table:formula="of:=IF([.J$1]=[.$A10];IF([.J10]=[.H8]+[.$C$20];&quot;\&quot;;&quot;&quot;);IF([.J10]=[.H8]+[.$C$22];&quot;\&quot;;&quot;&quot;))" office:value-type="string" office:string-value="\" calcext:value-type="string">
            <text:p>\</text:p>
          </table:table-cell>
          <table:table-cell table:style-name="ce2" table:formula="of:=IF([.J10]=[.J8]+[.$C$21];&quot;|&quot;;&quot;&quot;)" office:value-type="string" office:string-value="|" calcext:value-type="string">
            <text:p>|</text:p>
          </table:table-cell>
          <table:table-cell table:style-name="ce1" table:formula="of:=IF([.L$1]=[.$A10];IF([.L10]=[.J8]+[.$C$20];&quot;\&quot;;&quot;&quot;);IF([.L10]=[.J8]+[.$C$22];&quot;\&quot;;&quot;&quot;))" office:value-type="string" office:string-value="\" calcext:value-type="string">
            <text:p>\</text:p>
          </table:table-cell>
          <table:table-cell table:style-name="ce2" table:formula="of:=IF([.L10]=[.L8]+[.$C$21];&quot;|&quot;;&quot;&quot;)">
            <text:p/>
          </table:table-cell>
          <table:table-cell table:style-name="ce4" table:formula="of:=IF([.N$1]=[.$A10];IF([.N10]=[.L8]+[.$C$20];&quot;\&quot;;&quot;&quot;);IF([.N10]=[.L8]+[.$C$22];&quot;\&quot;;&quot;&quot;))">
            <text:p/>
          </table:table-cell>
          <table:table-cell table:style-name="ce2" table:formula="of:=IF([.N10]=[.N8]+[.$C$21];&quot;|&quot;;&quot;&quot;)" office:value-type="string" office:string-value="|" calcext:value-type="string">
            <text:p>|</text:p>
          </table:table-cell>
          <table:table-cell table:style-name="ce4" table:formula="of:=IF([.P$1]=[.$A10];IF([.P10]=[.N8]+[.$C$20];&quot;\&quot;;&quot;&quot;);IF([.P10]=[.N8]+[.$C$22];&quot;\&quot;;&quot;&quot;))" office:value-type="string" office:string-value="\" calcext:value-type="string">
            <text:p>\</text:p>
          </table:table-cell>
          <table:table-cell table:style-name="ce2" table:formula="of:=IF([.P10]=[.P8]+[.$C$21];&quot;|&quot;;&quot;&quot;)" office:value-type="string" office:string-value="|" calcext:value-type="string">
            <text:p>|</text:p>
          </table:table-cell>
          <table:table-cell table:style-name="ce4" table:formula="of:=IF([.R$1]=[.$A10];IF([.R10]=[.P8]+[.$C$20];&quot;\&quot;;&quot;&quot;);IF([.R10]=[.P8]+[.$C$22];&quot;\&quot;;&quot;&quot;))" office:value-type="string" office:string-value="\" calcext:value-type="string">
            <text:p>\</text:p>
          </table:table-cell>
          <table:table-cell table:style-name="ce2" table:formula="of:=IF([.R10]=[.R8]+[.$C$21];&quot;|&quot;;&quot;&quot;)" office:value-type="string" office:string-value="|" calcext:value-type="string">
            <text:p>|</text:p>
          </table:table-cell>
          <table:table-cell table:style-name="ce4" table:formula="of:=IF([.T$1]=[.$A10];IF([.T10]=[.R8]+[.$C$20];&quot;\&quot;;&quot;&quot;);IF([.T10]=[.R8]+[.$C$22];&quot;\&quot;;&quot;&quot;))" office:value-type="string" office:string-value="\" calcext:value-type="string">
            <text:p>\</text:p>
          </table:table-cell>
          <table:table-cell table:style-name="ce2" table:formula="of:=IF([.T10]=[.T8]+[.$C$21];&quot;|&quot;;&quot;&quot;)" office:value-type="string" office:string-value="|" calcext:value-type="string">
            <text:p>|</text:p>
          </table:table-cell>
          <table:table-cell table:style-name="ce4" table:formula="of:=IF([.V$1]=[.$A10];IF([.V10]=[.T8]+[.$C$20];&quot;\&quot;;&quot;&quot;);IF([.V10]=[.T8]+[.$C$22];&quot;\&quot;;&quot;&quot;))" office:value-type="string" office:string-value="\" calcext:value-type="string">
            <text:p>\</text:p>
          </table:table-cell>
          <table:table-cell table:style-name="ce2" table:formula="of:=IF([.V10]=[.V8]+[.$C$21];&quot;|&quot;;&quot;&quot;)" office:value-type="string" office:string-value="|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formula="of:=[.B8]+[.C$21]" office:value-type="float" office:value="-4" calcext:value-type="float">
            <text:p>-4</text:p>
          </table:table-cell>
          <table:table-cell table:style-name="ce5" table:formula="of:=IF([.D10]=[.B10]+[.$C$21];&quot;--&quot;;&quot;&quot;)">
            <text:p/>
          </table:table-cell>
          <table:table-cell table:style-name="ce4" table:formula="of:=MAX([.D8]+[.$C$21];[.B10]+[.$C$21];[.B8]+IF([.D$1]=[.$A10];[.$C$20];[.$C$22]))" office:value-type="float" office:value="0" calcext:value-type="float">
            <text:p>0</text:p>
          </table:table-cell>
          <table:table-cell table:style-name="ce5" table:formula="of:=IF([.F10]=[.D10]+[.$C$21];&quot;--&quot;;&quot;&quot;)" office:value-type="string" office:string-value="--" calcext:value-type="string">
            <text:p>--</text:p>
          </table:table-cell>
          <table:table-cell table:style-name="ce4" table:formula="of:=MAX([.F8]+[.$C$21];[.D10]+[.$C$21];[.D8]+IF([.F$1]=[.$A10];[.$C$20];[.$C$22]))" office:value-type="float" office:value="-1" calcext:value-type="float">
            <text:p>-1</text:p>
          </table:table-cell>
          <table:table-cell table:style-name="ce5" table:formula="of:=IF([.H10]=[.F10]+[.$C$21];&quot;--&quot;;&quot;&quot;)">
            <text:p/>
          </table:table-cell>
          <table:table-cell table:style-name="ce4" table:formula="of:=MAX([.H8]+[.$C$21];[.F10]+[.$C$21];[.F8]+IF([.H$1]=[.$A10];[.$C$20];[.$C$22]))" office:value-type="float" office:value="3" calcext:value-type="float">
            <text:p>3</text:p>
          </table:table-cell>
          <table:table-cell table:style-name="ce5" table:formula="of:=IF([.J10]=[.H10]+[.$C$21];&quot;--&quot;;&quot;&quot;)" office:value-type="string" office:string-value="--" calcext:value-type="string">
            <text:p>--</text:p>
          </table:table-cell>
          <table:table-cell table:style-name="ce4" table:formula="of:=MAX([.J8]+[.$C$21];[.H10]+[.$C$21];[.H8]+IF([.J$1]=[.$A10];[.$C$20];[.$C$22]))" office:value-type="float" office:value="2" calcext:value-type="float">
            <text:p>2</text:p>
          </table:table-cell>
          <table:table-cell table:style-name="ce5" table:formula="of:=IF([.L10]=[.J10]+[.$C$21];&quot;--&quot;;&quot;&quot;)">
            <text:p/>
          </table:table-cell>
          <table:table-cell table:style-name="ce1" table:formula="of:=MAX([.L8]+[.$C$21];[.J10]+[.$C$21];[.J8]+IF([.L$1]=[.$A10];[.$C$20];[.$C$22]))" office:value-type="float" office:value="6" calcext:value-type="float">
            <text:p>6</text:p>
          </table:table-cell>
          <table:table-cell table:style-name="ce3" table:formula="of:=IF([.N10]=[.L10]+[.$C$21];&quot;--&quot;;&quot;&quot;)" office:value-type="string" office:string-value="--" calcext:value-type="string">
            <text:p>--</text:p>
          </table:table-cell>
          <table:table-cell table:style-name="ce1" table:formula="of:=MAX([.N8]+[.$C$21];[.L10]+[.$C$21];[.L8]+IF([.N$1]=[.$A10];[.$C$20];[.$C$22]))" office:value-type="float" office:value="5" calcext:value-type="float">
            <text:p>5</text:p>
          </table:table-cell>
          <table:table-cell table:style-name="ce3" table:formula="of:=IF([.P10]=[.N10]+[.$C$21];&quot;--&quot;;&quot;&quot;)" office:value-type="string" office:string-value="--" calcext:value-type="string">
            <text:p>--</text:p>
          </table:table-cell>
          <table:table-cell table:style-name="ce1" table:formula="of:=MAX([.P8]+[.$C$21];[.N10]+[.$C$21];[.N8]+IF([.P$1]=[.$A10];[.$C$20];[.$C$22]))" office:value-type="float" office:value="4" calcext:value-type="float">
            <text:p>4</text:p>
          </table:table-cell>
          <table:table-cell table:style-name="ce5" table:formula="of:=IF([.R10]=[.P10]+[.$C$21];&quot;--&quot;;&quot;&quot;)" office:value-type="string" office:string-value="--" calcext:value-type="string">
            <text:p>--</text:p>
          </table:table-cell>
          <table:table-cell table:style-name="ce4" table:formula="of:=MAX([.R8]+[.$C$21];[.P10]+[.$C$21];[.P8]+IF([.R$1]=[.$A10];[.$C$20];[.$C$22]))" office:value-type="float" office:value="3" calcext:value-type="float">
            <text:p>3</text:p>
          </table:table-cell>
          <table:table-cell table:style-name="ce5" table:formula="of:=IF([.T10]=[.R10]+[.$C$21];&quot;--&quot;;&quot;&quot;)" office:value-type="string" office:string-value="--" calcext:value-type="string">
            <text:p>--</text:p>
          </table:table-cell>
          <table:table-cell table:style-name="ce4" table:formula="of:=MAX([.T8]+[.$C$21];[.R10]+[.$C$21];[.R8]+IF([.T$1]=[.$A10];[.$C$20];[.$C$22]))" office:value-type="float" office:value="2" calcext:value-type="float">
            <text:p>2</text:p>
          </table:table-cell>
          <table:table-cell table:style-name="ce5" table:formula="of:=IF([.V10]=[.T10]+[.$C$21];&quot;--&quot;;&quot;&quot;)" office:value-type="string" office:string-value="--" calcext:value-type="string">
            <text:p>--</text:p>
          </table:table-cell>
          <table:table-cell table:style-name="ce4" table:formula="of:=MAX([.V8]+[.$C$21];[.T10]+[.$C$21];[.T8]+IF([.V$1]=[.$A10];[.$C$20];[.$C$22]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IF([.B12]=[.B10]+[.$C$21];&quot;|&quot;;&quot;&quot;)" office:value-type="string" office:string-value="|" calcext:value-type="string">
            <text:p>|</text:p>
          </table:table-cell>
          <table:table-cell table:style-name="ce4" table:formula="of:=IF([.D$1]=[.$A12];IF([.D12]=[.B10]+[.$C$20];&quot;\&quot;;&quot;&quot;);IF([.D12]=[.B10]+[.$C$22];&quot;\&quot;;&quot;&quot;))">
            <text:p/>
          </table:table-cell>
          <table:table-cell table:style-name="ce2" table:formula="of:=IF([.D12]=[.D10]+[.$C$21];&quot;|&quot;;&quot;&quot;)" office:value-type="string" office:string-value="|" calcext:value-type="string">
            <text:p>|</text:p>
          </table:table-cell>
          <table:table-cell table:style-name="ce4" table:formula="of:=IF([.F$1]=[.$A12];IF([.F12]=[.D10]+[.$C$20];&quot;\&quot;;&quot;&quot;);IF([.F12]=[.D10]+[.$C$22];&quot;\&quot;;&quot;&quot;))" office:value-type="string" office:string-value="\" calcext:value-type="string">
            <text:p>\</text:p>
          </table:table-cell>
          <table:table-cell table:style-name="ce2" table:formula="of:=IF([.F12]=[.F10]+[.$C$21];&quot;|&quot;;&quot;&quot;)" office:value-type="string" office:string-value="|" calcext:value-type="string">
            <text:p>|</text:p>
          </table:table-cell>
          <table:table-cell table:style-name="ce4" table:formula="of:=IF([.H$1]=[.$A12];IF([.H12]=[.F10]+[.$C$20];&quot;\&quot;;&quot;&quot;);IF([.H12]=[.F10]+[.$C$22];&quot;\&quot;;&quot;&quot;))" office:value-type="string" office:string-value="\" calcext:value-type="string">
            <text:p>\</text:p>
          </table:table-cell>
          <table:table-cell table:style-name="ce2" table:formula="of:=IF([.H12]=[.H10]+[.$C$21];&quot;|&quot;;&quot;&quot;)" office:value-type="string" office:string-value="|" calcext:value-type="string">
            <text:p>|</text:p>
          </table:table-cell>
          <table:table-cell table:style-name="ce4" table:formula="of:=IF([.J$1]=[.$A12];IF([.J12]=[.H10]+[.$C$20];&quot;\&quot;;&quot;&quot;);IF([.J12]=[.H10]+[.$C$22];&quot;\&quot;;&quot;&quot;))" office:value-type="string" office:string-value="\" calcext:value-type="string">
            <text:p>\</text:p>
          </table:table-cell>
          <table:table-cell table:style-name="ce2" table:formula="of:=IF([.J12]=[.J10]+[.$C$21];&quot;|&quot;;&quot;&quot;)" office:value-type="string" office:string-value="|" calcext:value-type="string">
            <text:p>|</text:p>
          </table:table-cell>
          <table:table-cell table:style-name="ce4" table:formula="of:=IF([.L$1]=[.$A12];IF([.L12]=[.J10]+[.$C$20];&quot;\&quot;;&quot;&quot;);IF([.L12]=[.J10]+[.$C$22];&quot;\&quot;;&quot;&quot;))">
            <text:p/>
          </table:table-cell>
          <table:table-cell table:style-name="ce2" table:formula="of:=IF([.L12]=[.L10]+[.$C$21];&quot;|&quot;;&quot;&quot;)" office:value-type="string" office:string-value="|" calcext:value-type="string">
            <text:p>|</text:p>
          </table:table-cell>
          <table:table-cell table:style-name="ce4" table:formula="of:=IF([.N$1]=[.$A12];IF([.N12]=[.L10]+[.$C$20];&quot;\&quot;;&quot;&quot;);IF([.N12]=[.L10]+[.$C$22];&quot;\&quot;;&quot;&quot;))" office:value-type="string" office:string-value="\" calcext:value-type="string">
            <text:p>\</text:p>
          </table:table-cell>
          <table:table-cell table:style-name="ce2" table:formula="of:=IF([.N12]=[.N10]+[.$C$21];&quot;|&quot;;&quot;&quot;)" office:value-type="string" office:string-value="|" calcext:value-type="string">
            <text:p>|</text:p>
          </table:table-cell>
          <table:table-cell table:style-name="ce4" table:formula="of:=IF([.P$1]=[.$A12];IF([.P12]=[.N10]+[.$C$20];&quot;\&quot;;&quot;&quot;);IF([.P12]=[.N10]+[.$C$22];&quot;\&quot;;&quot;&quot;))" office:value-type="string" office:string-value="\" calcext:value-type="string">
            <text:p>\</text:p>
          </table:table-cell>
          <table:table-cell table:style-name="ce2" table:formula="of:=IF([.P12]=[.P10]+[.$C$21];&quot;|&quot;;&quot;&quot;)" office:value-type="string" office:string-value="|" calcext:value-type="string">
            <text:p>|</text:p>
          </table:table-cell>
          <table:table-cell table:style-name="ce1" table:formula="of:=IF([.R$1]=[.$A12];IF([.R12]=[.P10]+[.$C$20];&quot;\&quot;;&quot;&quot;);IF([.R12]=[.P10]+[.$C$22];&quot;\&quot;;&quot;&quot;))" office:value-type="string" office:string-value="\" calcext:value-type="string">
            <text:p>\</text:p>
          </table:table-cell>
          <table:table-cell table:style-name="ce2" table:formula="of:=IF([.R12]=[.R10]+[.$C$21];&quot;|&quot;;&quot;&quot;)">
            <text:p/>
          </table:table-cell>
          <table:table-cell table:style-name="ce4" table:formula="of:=IF([.T$1]=[.$A12];IF([.T12]=[.R10]+[.$C$20];&quot;\&quot;;&quot;&quot;);IF([.T12]=[.R10]+[.$C$22];&quot;\&quot;;&quot;&quot;))">
            <text:p/>
          </table:table-cell>
          <table:table-cell table:style-name="ce2" table:formula="of:=IF([.T12]=[.T10]+[.$C$21];&quot;|&quot;;&quot;&quot;)">
            <text:p/>
          </table:table-cell>
          <table:table-cell table:style-name="ce4" table:formula="of:=IF([.V$1]=[.$A12];IF([.V12]=[.T10]+[.$C$20];&quot;\&quot;;&quot;&quot;);IF([.V12]=[.T10]+[.$C$22];&quot;\&quot;;&quot;&quot;))" office:value-type="string" office:string-value="\" calcext:value-type="string">
            <text:p>\</text:p>
          </table:table-cell>
          <table:table-cell table:style-name="ce2" table:formula="of:=IF([.V12]=[.V10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formula="of:=[.B10]+[.C$21]" office:value-type="float" office:value="-5" calcext:value-type="float">
            <text:p>-5</text:p>
          </table:table-cell>
          <table:table-cell table:style-name="ce5" table:formula="of:=IF([.D12]=[.B12]+[.$C$21];&quot;--&quot;;&quot;&quot;)">
            <text:p/>
          </table:table-cell>
          <table:table-cell table:style-name="ce4" table:formula="of:=MAX([.D10]+[.$C$21];[.B12]+[.$C$21];[.B10]+IF([.D$1]=[.$A12];[.$C$20];[.$C$22]))" office:value-type="float" office:value="-1" calcext:value-type="float">
            <text:p>-1</text:p>
          </table:table-cell>
          <table:table-cell table:style-name="ce5" table:formula="of:=IF([.F12]=[.D12]+[.$C$21];&quot;--&quot;;&quot;&quot;)" office:value-type="string" office:string-value="--" calcext:value-type="string">
            <text:p>--</text:p>
          </table:table-cell>
          <table:table-cell table:style-name="ce4" table:formula="of:=MAX([.F10]+[.$C$21];[.D12]+[.$C$21];[.D10]+IF([.F$1]=[.$A12];[.$C$20];[.$C$22]))" office:value-type="float" office:value="-2" calcext:value-type="float">
            <text:p>-2</text:p>
          </table:table-cell>
          <table:table-cell table:style-name="ce5" table:formula="of:=IF([.H12]=[.F12]+[.$C$21];&quot;--&quot;;&quot;&quot;)">
            <text:p/>
          </table:table-cell>
          <table:table-cell table:style-name="ce4" table:formula="of:=MAX([.H10]+[.$C$21];[.F12]+[.$C$21];[.F10]+IF([.H$1]=[.$A12];[.$C$20];[.$C$22]))" office:value-type="float" office:value="2" calcext:value-type="float">
            <text:p>2</text:p>
          </table:table-cell>
          <table:table-cell table:style-name="ce5" table:formula="of:=IF([.J12]=[.H12]+[.$C$21];&quot;--&quot;;&quot;&quot;)" office:value-type="string" office:string-value="--" calcext:value-type="string">
            <text:p>--</text:p>
          </table:table-cell>
          <table:table-cell table:style-name="ce4" table:formula="of:=MAX([.J10]+[.$C$21];[.H12]+[.$C$21];[.H10]+IF([.J$1]=[.$A12];[.$C$20];[.$C$22]))" office:value-type="float" office:value="1" calcext:value-type="float">
            <text:p>1</text:p>
          </table:table-cell>
          <table:table-cell table:style-name="ce5" table:formula="of:=IF([.L12]=[.J12]+[.$C$21];&quot;--&quot;;&quot;&quot;)">
            <text:p/>
          </table:table-cell>
          <table:table-cell table:style-name="ce4" table:formula="of:=MAX([.L10]+[.$C$21];[.J12]+[.$C$21];[.J10]+IF([.L$1]=[.$A12];[.$C$20];[.$C$22]))" office:value-type="float" office:value="5" calcext:value-type="float">
            <text:p>5</text:p>
          </table:table-cell>
          <table:table-cell table:style-name="ce5" table:formula="of:=IF([.N12]=[.L12]+[.$C$21];&quot;--&quot;;&quot;&quot;)" office:value-type="string" office:string-value="--" calcext:value-type="string">
            <text:p>--</text:p>
          </table:table-cell>
          <table:table-cell table:style-name="ce4" table:formula="of:=MAX([.N10]+[.$C$21];[.L12]+[.$C$21];[.L10]+IF([.N$1]=[.$A12];[.$C$20];[.$C$22]))" office:value-type="float" office:value="4" calcext:value-type="float">
            <text:p>4</text:p>
          </table:table-cell>
          <table:table-cell table:style-name="ce5" table:formula="of:=IF([.P12]=[.N12]+[.$C$21];&quot;--&quot;;&quot;&quot;)" office:value-type="string" office:string-value="--" calcext:value-type="string">
            <text:p>--</text:p>
          </table:table-cell>
          <table:table-cell table:style-name="ce4" table:formula="of:=MAX([.P10]+[.$C$21];[.N12]+[.$C$21];[.N10]+IF([.P$1]=[.$A12];[.$C$20];[.$C$22]))" office:value-type="float" office:value="3" calcext:value-type="float">
            <text:p>3</text:p>
          </table:table-cell>
          <table:table-cell table:style-name="ce5" table:formula="of:=IF([.R12]=[.P12]+[.$C$21];&quot;--&quot;;&quot;&quot;)">
            <text:p/>
          </table:table-cell>
          <table:table-cell table:style-name="ce1" table:formula="of:=MAX([.R10]+[.$C$21];[.P12]+[.$C$21];[.P10]+IF([.R$1]=[.$A12];[.$C$20];[.$C$22]))" office:value-type="float" office:value="7" calcext:value-type="float">
            <text:p>7</text:p>
          </table:table-cell>
          <table:table-cell table:style-name="ce5" table:formula="of:=IF([.T12]=[.R12]+[.$C$21];&quot;--&quot;;&quot;&quot;)" office:value-type="string" office:string-value="--" calcext:value-type="string">
            <text:p>--</text:p>
          </table:table-cell>
          <table:table-cell table:style-name="ce4" table:formula="of:=MAX([.T10]+[.$C$21];[.R12]+[.$C$21];[.R10]+IF([.T$1]=[.$A12];[.$C$20];[.$C$22]))" office:value-type="float" office:value="6" calcext:value-type="float">
            <text:p>6</text:p>
          </table:table-cell>
          <table:table-cell table:style-name="ce5" table:formula="of:=IF([.V12]=[.T12]+[.$C$21];&quot;--&quot;;&quot;&quot;)" office:value-type="string" office:string-value="--" calcext:value-type="string">
            <text:p>--</text:p>
          </table:table-cell>
          <table:table-cell table:style-name="ce4" table:formula="of:=MAX([.V10]+[.$C$21];[.T12]+[.$C$21];[.T10]+IF([.V$1]=[.$A12];[.$C$20];[.$C$22])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IF([.B14]=[.B12]+[.$C$21];&quot;|&quot;;&quot;&quot;)" office:value-type="string" office:string-value="|" calcext:value-type="string">
            <text:p>|</text:p>
          </table:table-cell>
          <table:table-cell table:style-name="ce4" table:formula="of:=IF([.D$1]=[.$A14];IF([.D14]=[.B12]+[.$C$20];&quot;\&quot;;&quot;&quot;);IF([.D14]=[.B12]+[.$C$22];&quot;\&quot;;&quot;&quot;))">
            <text:p/>
          </table:table-cell>
          <table:table-cell table:style-name="ce2" table:formula="of:=IF([.D14]=[.D12]+[.$C$21];&quot;|&quot;;&quot;&quot;)" office:value-type="string" office:string-value="|" calcext:value-type="string">
            <text:p>|</text:p>
          </table:table-cell>
          <table:table-cell table:style-name="ce4" table:formula="of:=IF([.F$1]=[.$A14];IF([.F14]=[.D12]+[.$C$20];&quot;\&quot;;&quot;&quot;);IF([.F14]=[.D12]+[.$C$22];&quot;\&quot;;&quot;&quot;))" office:value-type="string" office:string-value="\" calcext:value-type="string">
            <text:p>\</text:p>
          </table:table-cell>
          <table:table-cell table:style-name="ce2" table:formula="of:=IF([.F14]=[.F12]+[.$C$21];&quot;|&quot;;&quot;&quot;)">
            <text:p/>
          </table:table-cell>
          <table:table-cell table:style-name="ce4" table:formula="of:=IF([.H$1]=[.$A14];IF([.H14]=[.F12]+[.$C$20];&quot;\&quot;;&quot;&quot;);IF([.H14]=[.F12]+[.$C$22];&quot;\&quot;;&quot;&quot;))">
            <text:p/>
          </table:table-cell>
          <table:table-cell table:style-name="ce2" table:formula="of:=IF([.H14]=[.H12]+[.$C$21];&quot;|&quot;;&quot;&quot;)" office:value-type="string" office:string-value="|" calcext:value-type="string">
            <text:p>|</text:p>
          </table:table-cell>
          <table:table-cell table:style-name="ce4" table:formula="of:=IF([.J$1]=[.$A14];IF([.J14]=[.H12]+[.$C$20];&quot;\&quot;;&quot;&quot;);IF([.J14]=[.H12]+[.$C$22];&quot;\&quot;;&quot;&quot;))" office:value-type="string" office:string-value="\" calcext:value-type="string">
            <text:p>\</text:p>
          </table:table-cell>
          <table:table-cell table:style-name="ce2" table:formula="of:=IF([.J14]=[.J12]+[.$C$21];&quot;|&quot;;&quot;&quot;)">
            <text:p/>
          </table:table-cell>
          <table:table-cell table:style-name="ce4" table:formula="of:=IF([.L$1]=[.$A14];IF([.L14]=[.J12]+[.$C$20];&quot;\&quot;;&quot;&quot;);IF([.L14]=[.J12]+[.$C$22];&quot;\&quot;;&quot;&quot;))">
            <text:p/>
          </table:table-cell>
          <table:table-cell table:style-name="ce2" table:formula="of:=IF([.L14]=[.L12]+[.$C$21];&quot;|&quot;;&quot;&quot;)" office:value-type="string" office:string-value="|" calcext:value-type="string">
            <text:p>|</text:p>
          </table:table-cell>
          <table:table-cell table:style-name="ce4" table:formula="of:=IF([.N$1]=[.$A14];IF([.N14]=[.L12]+[.$C$20];&quot;\&quot;;&quot;&quot;);IF([.N14]=[.L12]+[.$C$22];&quot;\&quot;;&quot;&quot;))" office:value-type="string" office:string-value="\" calcext:value-type="string">
            <text:p>\</text:p>
          </table:table-cell>
          <table:table-cell table:style-name="ce2" table:formula="of:=IF([.N14]=[.N12]+[.$C$21];&quot;|&quot;;&quot;&quot;)" office:value-type="string" office:string-value="|" calcext:value-type="string">
            <text:p>|</text:p>
          </table:table-cell>
          <table:table-cell table:style-name="ce4" table:formula="of:=IF([.P$1]=[.$A14];IF([.P14]=[.N12]+[.$C$20];&quot;\&quot;;&quot;&quot;);IF([.P14]=[.N12]+[.$C$22];&quot;\&quot;;&quot;&quot;))" office:value-type="string" office:string-value="\" calcext:value-type="string">
            <text:p>\</text:p>
          </table:table-cell>
          <table:table-cell table:style-name="ce2" table:formula="of:=IF([.P14]=[.P12]+[.$C$21];&quot;|&quot;;&quot;&quot;)">
            <text:p/>
          </table:table-cell>
          <table:table-cell table:style-name="ce4" table:formula="of:=IF([.R$1]=[.$A14];IF([.R14]=[.P12]+[.$C$20];&quot;\&quot;;&quot;&quot;);IF([.R14]=[.P12]+[.$C$22];&quot;\&quot;;&quot;&quot;))">
            <text:p/>
          </table:table-cell>
          <table:table-cell table:style-name="ce2" table:formula="of:=IF([.R14]=[.R12]+[.$C$21];&quot;|&quot;;&quot;&quot;)" office:value-type="string" office:string-value="|" calcext:value-type="string">
            <text:p>|</text:p>
          </table:table-cell>
          <table:table-cell table:style-name="ce1" table:formula="of:=IF([.T$1]=[.$A14];IF([.T14]=[.R12]+[.$C$20];&quot;\&quot;;&quot;&quot;);IF([.T14]=[.R12]+[.$C$22];&quot;\&quot;;&quot;&quot;))" office:value-type="string" office:string-value="\" calcext:value-type="string">
            <text:p>\</text:p>
          </table:table-cell>
          <table:table-cell table:style-name="ce2" table:formula="of:=IF([.T14]=[.T12]+[.$C$21];&quot;|&quot;;&quot;&quot;)">
            <text:p/>
          </table:table-cell>
          <table:table-cell table:style-name="ce4" table:formula="of:=IF([.V$1]=[.$A14];IF([.V14]=[.T12]+[.$C$20];&quot;\&quot;;&quot;&quot;);IF([.V14]=[.T12]+[.$C$22];&quot;\&quot;;&quot;&quot;))">
            <text:p/>
          </table:table-cell>
          <table:table-cell table:style-name="ce2" table:formula="of:=IF([.V14]=[.V12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[.B12]+[.C$21]" office:value-type="float" office:value="-6" calcext:value-type="float">
            <text:p>-6</text:p>
          </table:table-cell>
          <table:table-cell table:style-name="ce5" table:formula="of:=IF([.D14]=[.B14]+[.$C$21];&quot;--&quot;;&quot;&quot;)">
            <text:p/>
          </table:table-cell>
          <table:table-cell table:style-name="ce4" table:formula="of:=MAX([.D12]+[.$C$21];[.B14]+[.$C$21];[.B12]+IF([.D$1]=[.$A14];[.$C$20];[.$C$22]))" office:value-type="float" office:value="-2" calcext:value-type="float">
            <text:p>-2</text:p>
          </table:table-cell>
          <table:table-cell table:style-name="ce5" table:formula="of:=IF([.F14]=[.D14]+[.$C$21];&quot;--&quot;;&quot;&quot;)">
            <text:p/>
          </table:table-cell>
          <table:table-cell table:style-name="ce4" table:formula="of:=MAX([.F12]+[.$C$21];[.D14]+[.$C$21];[.D12]+IF([.F$1]=[.$A14];[.$C$20];[.$C$22]))" office:value-type="float" office:value="2" calcext:value-type="float">
            <text:p>2</text:p>
          </table:table-cell>
          <table:table-cell table:style-name="ce5" table:formula="of:=IF([.H14]=[.F14]+[.$C$21];&quot;--&quot;;&quot;&quot;)" office:value-type="string" office:string-value="--" calcext:value-type="string">
            <text:p>--</text:p>
          </table:table-cell>
          <table:table-cell table:style-name="ce4" table:formula="of:=MAX([.H12]+[.$C$21];[.F14]+[.$C$21];[.F12]+IF([.H$1]=[.$A14];[.$C$20];[.$C$22]))" office:value-type="float" office:value="1" calcext:value-type="float">
            <text:p>1</text:p>
          </table:table-cell>
          <table:table-cell table:style-name="ce5" table:formula="of:=IF([.J14]=[.H14]+[.$C$21];&quot;--&quot;;&quot;&quot;)">
            <text:p/>
          </table:table-cell>
          <table:table-cell table:style-name="ce4" table:formula="of:=MAX([.J12]+[.$C$21];[.H14]+[.$C$21];[.H12]+IF([.J$1]=[.$A14];[.$C$20];[.$C$22]))" office:value-type="float" office:value="5" calcext:value-type="float">
            <text:p>5</text:p>
          </table:table-cell>
          <table:table-cell table:style-name="ce5" table:formula="of:=IF([.L14]=[.J14]+[.$C$21];&quot;--&quot;;&quot;&quot;)" office:value-type="string" office:string-value="--" calcext:value-type="string">
            <text:p>--</text:p>
          </table:table-cell>
          <table:table-cell table:style-name="ce4" table:formula="of:=MAX([.L12]+[.$C$21];[.J14]+[.$C$21];[.J12]+IF([.L$1]=[.$A14];[.$C$20];[.$C$22]))" office:value-type="float" office:value="4" calcext:value-type="float">
            <text:p>4</text:p>
          </table:table-cell>
          <table:table-cell table:style-name="ce5" table:formula="of:=IF([.N14]=[.L14]+[.$C$21];&quot;--&quot;;&quot;&quot;)" office:value-type="string" office:string-value="--" calcext:value-type="string">
            <text:p>--</text:p>
          </table:table-cell>
          <table:table-cell table:style-name="ce4" table:formula="of:=MAX([.N12]+[.$C$21];[.L14]+[.$C$21];[.L12]+IF([.N$1]=[.$A14];[.$C$20];[.$C$22]))" office:value-type="float" office:value="3" calcext:value-type="float">
            <text:p>3</text:p>
          </table:table-cell>
          <table:table-cell table:style-name="ce5" table:formula="of:=IF([.P14]=[.N14]+[.$C$21];&quot;--&quot;;&quot;&quot;)">
            <text:p/>
          </table:table-cell>
          <table:table-cell table:style-name="ce4" table:formula="of:=MAX([.P12]+[.$C$21];[.N14]+[.$C$21];[.N12]+IF([.P$1]=[.$A14];[.$C$20];[.$C$22]))" office:value-type="float" office:value="7" calcext:value-type="float">
            <text:p>7</text:p>
          </table:table-cell>
          <table:table-cell table:style-name="ce5" table:formula="of:=IF([.R14]=[.P14]+[.$C$21];&quot;--&quot;;&quot;&quot;)" office:value-type="string" office:string-value="--" calcext:value-type="string">
            <text:p>--</text:p>
          </table:table-cell>
          <table:table-cell table:style-name="ce4" table:formula="of:=MAX([.R12]+[.$C$21];[.P14]+[.$C$21];[.P12]+IF([.R$1]=[.$A14];[.$C$20];[.$C$22]))" office:value-type="float" office:value="6" calcext:value-type="float">
            <text:p>6</text:p>
          </table:table-cell>
          <table:table-cell table:style-name="ce5" table:formula="of:=IF([.T14]=[.R14]+[.$C$21];&quot;--&quot;;&quot;&quot;)">
            <text:p/>
          </table:table-cell>
          <table:table-cell table:style-name="ce1" table:formula="of:=MAX([.T12]+[.$C$21];[.R14]+[.$C$21];[.R12]+IF([.T$1]=[.$A14];[.$C$20];[.$C$22]))" office:value-type="float" office:value="10" calcext:value-type="float">
            <text:p>10</text:p>
          </table:table-cell>
          <table:table-cell table:style-name="ce3" table:formula="of:=IF([.V14]=[.T14]+[.$C$21];&quot;--&quot;;&quot;&quot;)" office:value-type="string" office:string-value="--" calcext:value-type="string">
            <text:p>--</text:p>
          </table:table-cell>
          <table:table-cell table:style-name="ce1" table:formula="of:=MAX([.V12]+[.$C$21];[.T14]+[.$C$21];[.T12]+IF([.V$1]=[.$A14];[.$C$20];[.$C$22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9"/>
          <table:table-cell office:value-type="string" calcext:value-type="string">
            <text:p>Dernière colonne/ligne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S(x,x)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del</text:p>
          </table:table-cell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(x,y)</text:p>
          </table:table-cell>
          <table:table-cell table:style-name="Default"/>
          <table:table-cell office:value-type="float" office:value="-2" calcext:value-type="float">
            <text:p>-2</text:p>
          </table:table-cell>
          <table:table-cell table:number-columns-repeated="23"/>
        </table:table-row>
        <table:table-row table:style-name="ro2">
          <table:table-cell/>
          <table:table-cell table:style-name="Default"/>
          <table:table-cell table:number-columns-repeated="24"/>
        </table:table-row>
      </table:table>
      <table:table table:name="Local" table:style-name="ta1">
        <table:table-column table:style-name="co1" table:number-columns-repeated="2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9" table:formula="of:=IF([.D2]=[.B2]+[.$C$21];&quot;--&quot;;&quot;&quot;)">
            <text:p/>
          </table:table-cell>
          <table:table-cell table:style-name="ce1" office:value-type="float" office:value="0" calcext:value-type="float">
            <text:p>0</text:p>
          </table:table-cell>
          <table:table-cell table:style-name="ce9" table:formula="of:=IF([.F2]=[.D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H2]=[.F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J2]=[.H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L2]=[.J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N2]=[.L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P2]=[.N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R2]=[.P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T2]=[.R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V2]=[.T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4]=[.B2]+[.$C$21];&quot;|&quot;;&quot;&quot;)">
            <text:p/>
          </table:table-cell>
          <table:table-cell table:style-name="ce7" table:formula="of:=IF([.D$1]=[.$A4];IF([.D4]=[.B2]+[.$C$20];&quot;\&quot;;&quot;&quot;);IF([.D4]=[.B2]+[.$C$22];&quot;\&quot;;&quot;&quot;))">
            <text:p/>
          </table:table-cell>
          <table:table-cell table:style-name="ce8" table:formula="of:=IF([.D4]=[.D2]+[.$C$21];&quot;|&quot;;&quot;&quot;)">
            <text:p/>
          </table:table-cell>
          <table:table-cell table:style-name="ce1" table:formula="of:=IF([.F$1]=[.$A4];IF([.F4]=[.D2]+[.$C$20];&quot;\&quot;;&quot;&quot;);IF([.F4]=[.D2]+[.$C$22];&quot;\&quot;;&quot;&quot;))" office:value-type="string" office:string-value="\" calcext:value-type="string">
            <text:p>\</text:p>
          </table:table-cell>
          <table:table-cell table:style-name="ce8" table:formula="of:=IF([.F4]=[.F2]+[.$C$21];&quot;|&quot;;&quot;&quot;)">
            <text:p/>
          </table:table-cell>
          <table:table-cell table:style-name="ce7" table:formula="of:=IF([.H$1]=[.$A4];IF([.H4]=[.F2]+[.$C$20];&quot;\&quot;;&quot;&quot;);IF([.H4]=[.F2]+[.$C$22];&quot;\&quot;;&quot;&quot;))">
            <text:p/>
          </table:table-cell>
          <table:table-cell table:style-name="ce8" table:formula="of:=IF([.H4]=[.H2]+[.$C$21];&quot;|&quot;;&quot;&quot;)">
            <text:p/>
          </table:table-cell>
          <table:table-cell table:style-name="ce7" table:formula="of:=IF([.J$1]=[.$A4];IF([.J4]=[.H2]+[.$C$20];&quot;\&quot;;&quot;&quot;);IF([.J4]=[.H2]+[.$C$22];&quot;\&quot;;&quot;&quot;))" office:value-type="string" office:string-value="\" calcext:value-type="string">
            <text:p>\</text:p>
          </table:table-cell>
          <table:table-cell table:style-name="ce8" table:formula="of:=IF([.J4]=[.J2]+[.$C$21];&quot;|&quot;;&quot;&quot;)">
            <text:p/>
          </table:table-cell>
          <table:table-cell table:style-name="ce7" table:formula="of:=IF([.L$1]=[.$A4];IF([.L4]=[.J2]+[.$C$20];&quot;\&quot;;&quot;&quot;);IF([.L4]=[.J2]+[.$C$22];&quot;\&quot;;&quot;&quot;))">
            <text:p/>
          </table:table-cell>
          <table:table-cell table:style-name="ce8" table:formula="of:=IF([.L4]=[.L2]+[.$C$21];&quot;|&quot;;&quot;&quot;)">
            <text:p/>
          </table:table-cell>
          <table:table-cell table:style-name="ce7" table:formula="of:=IF([.N$1]=[.$A4];IF([.N4]=[.L2]+[.$C$20];&quot;\&quot;;&quot;&quot;);IF([.N4]=[.L2]+[.$C$22];&quot;\&quot;;&quot;&quot;))">
            <text:p/>
          </table:table-cell>
          <table:table-cell table:style-name="ce8" table:formula="of:=IF([.N4]=[.N2]+[.$C$21];&quot;|&quot;;&quot;&quot;)">
            <text:p/>
          </table:table-cell>
          <table:table-cell table:style-name="ce7" table:formula="of:=IF([.P$1]=[.$A4];IF([.P4]=[.N2]+[.$C$20];&quot;\&quot;;&quot;&quot;);IF([.P4]=[.N2]+[.$C$22];&quot;\&quot;;&quot;&quot;))" office:value-type="string" office:string-value="\" calcext:value-type="string">
            <text:p>\</text:p>
          </table:table-cell>
          <table:table-cell table:style-name="ce8" table:formula="of:=IF([.P4]=[.P2]+[.$C$21];&quot;|&quot;;&quot;&quot;)">
            <text:p/>
          </table:table-cell>
          <table:table-cell table:style-name="ce7" table:formula="of:=IF([.R$1]=[.$A4];IF([.R4]=[.P2]+[.$C$20];&quot;\&quot;;&quot;&quot;);IF([.R4]=[.P2]+[.$C$22];&quot;\&quot;;&quot;&quot;))">
            <text:p/>
          </table:table-cell>
          <table:table-cell table:style-name="ce8" table:formula="of:=IF([.R4]=[.R2]+[.$C$21];&quot;|&quot;;&quot;&quot;)">
            <text:p/>
          </table:table-cell>
          <table:table-cell table:style-name="ce7" table:formula="of:=IF([.T$1]=[.$A4];IF([.T4]=[.R2]+[.$C$20];&quot;\&quot;;&quot;&quot;);IF([.T4]=[.R2]+[.$C$22];&quot;\&quot;;&quot;&quot;))" office:value-type="string" office:string-value="\" calcext:value-type="string">
            <text:p>\</text:p>
          </table:table-cell>
          <table:table-cell table:style-name="ce8" table:formula="of:=IF([.T4]=[.T2]+[.$C$21];&quot;|&quot;;&quot;&quot;)">
            <text:p/>
          </table:table-cell>
          <table:table-cell table:style-name="ce7" table:formula="of:=IF([.V$1]=[.$A4];IF([.V4]=[.T2]+[.$C$20];&quot;\&quot;;&quot;&quot;);IF([.V4]=[.T2]+[.$C$22];&quot;\&quot;;&quot;&quot;))">
            <text:p/>
          </table:table-cell>
          <table:table-cell table:style-name="ce8" table:formula="of:=IF([.V4]=[.V2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4]=[.B4]+[.$C$21];&quot;--&quot;;&quot;&quot;)">
            <text:p/>
          </table:table-cell>
          <table:table-cell table:style-name="ce7" table:formula="of:=MAX(0;[.D2]+[.$C$21];[.B4]+[.$C$21];[.B2]+IF([.D$1]=[.$A4];[.$C$20];[.$C$22]))" office:value-type="float" office:value="0" calcext:value-type="float">
            <text:p>0</text:p>
          </table:table-cell>
          <table:table-cell table:style-name="ce9" table:formula="of:=IF([.F4]=[.D4]+[.$C$21];&quot;--&quot;;&quot;&quot;)">
            <text:p/>
          </table:table-cell>
          <table:table-cell table:style-name="ce1" table:formula="of:=MAX(0;[.F2]+[.$C$21];[.D4]+[.$C$21];[.D2]+IF([.F$1]=[.$A4];[.$C$20];[.$C$22]))" office:value-type="float" office:value="3" calcext:value-type="float">
            <text:p>3</text:p>
          </table:table-cell>
          <table:table-cell table:style-name="ce9" table:formula="of:=IF([.H4]=[.F4]+[.$C$21];&quot;--&quot;;&quot;&quot;)" office:value-type="string" office:string-value="--" calcext:value-type="string">
            <text:p>--</text:p>
          </table:table-cell>
          <table:table-cell table:style-name="ce7" table:formula="of:=MAX(0;[.H2]+[.$C$21];[.F4]+[.$C$21];[.F2]+IF([.H$1]=[.$A4];[.$C$20];[.$C$22]))" office:value-type="float" office:value="1" calcext:value-type="float">
            <text:p>1</text:p>
          </table:table-cell>
          <table:table-cell table:style-name="ce9" table:formula="of:=IF([.J4]=[.H4]+[.$C$21];&quot;--&quot;;&quot;&quot;)">
            <text:p/>
          </table:table-cell>
          <table:table-cell table:style-name="ce7" table:formula="of:=MAX(0;[.J2]+[.$C$21];[.H4]+[.$C$21];[.H2]+IF([.J$1]=[.$A4];[.$C$20];[.$C$22]))" office:value-type="float" office:value="3" calcext:value-type="float">
            <text:p>3</text:p>
          </table:table-cell>
          <table:table-cell table:style-name="ce9" table:formula="of:=IF([.L4]=[.J4]+[.$C$21];&quot;--&quot;;&quot;&quot;)" office:value-type="string" office:string-value="--" calcext:value-type="string">
            <text:p>--</text:p>
          </table:table-cell>
          <table:table-cell table:style-name="ce7" table:formula="of:=MAX(0;[.L2]+[.$C$21];[.J4]+[.$C$21];[.J2]+IF([.L$1]=[.$A4];[.$C$20];[.$C$22]))" office:value-type="float" office:value="1" calcext:value-type="float">
            <text:p>1</text:p>
          </table:table-cell>
          <table:table-cell table:style-name="ce9" table:formula="of:=IF([.N4]=[.L4]+[.$C$21];&quot;--&quot;;&quot;&quot;)">
            <text:p/>
          </table:table-cell>
          <table:table-cell table:style-name="ce7" table:formula="of:=MAX(0;[.N2]+[.$C$21];[.L4]+[.$C$21];[.L2]+IF([.N$1]=[.$A4];[.$C$20];[.$C$22]))" office:value-type="float" office:value="0" calcext:value-type="float">
            <text:p>0</text:p>
          </table:table-cell>
          <table:table-cell table:style-name="ce9" table:formula="of:=IF([.P4]=[.N4]+[.$C$21];&quot;--&quot;;&quot;&quot;)">
            <text:p/>
          </table:table-cell>
          <table:table-cell table:style-name="ce7" table:formula="of:=MAX(0;[.P2]+[.$C$21];[.N4]+[.$C$21];[.N2]+IF([.P$1]=[.$A4];[.$C$20];[.$C$22]))" office:value-type="float" office:value="3" calcext:value-type="float">
            <text:p>3</text:p>
          </table:table-cell>
          <table:table-cell table:style-name="ce9" table:formula="of:=IF([.R4]=[.P4]+[.$C$21];&quot;--&quot;;&quot;&quot;)" office:value-type="string" office:string-value="--" calcext:value-type="string">
            <text:p>--</text:p>
          </table:table-cell>
          <table:table-cell table:style-name="ce7" table:formula="of:=MAX(0;[.R2]+[.$C$21];[.P4]+[.$C$21];[.P2]+IF([.R$1]=[.$A4];[.$C$20];[.$C$22]))" office:value-type="float" office:value="1" calcext:value-type="float">
            <text:p>1</text:p>
          </table:table-cell>
          <table:table-cell table:style-name="ce9" table:formula="of:=IF([.T4]=[.R4]+[.$C$21];&quot;--&quot;;&quot;&quot;)">
            <text:p/>
          </table:table-cell>
          <table:table-cell table:style-name="ce7" table:formula="of:=MAX(0;[.T2]+[.$C$21];[.R4]+[.$C$21];[.R2]+IF([.T$1]=[.$A4];[.$C$20];[.$C$22]))" office:value-type="float" office:value="3" calcext:value-type="float">
            <text:p>3</text:p>
          </table:table-cell>
          <table:table-cell table:style-name="ce9" table:formula="of:=IF([.V4]=[.T4]+[.$C$21];&quot;--&quot;;&quot;&quot;)" office:value-type="string" office:string-value="--" calcext:value-type="string">
            <text:p>--</text:p>
          </table:table-cell>
          <table:table-cell table:style-name="ce7" table:formula="of:=MAX(0;[.V2]+[.$C$21];[.T4]+[.$C$21];[.T2]+IF([.V$1]=[.$A4];[.$C$20];[.$C$22]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6]=[.B4]+[.$C$21];&quot;|&quot;;&quot;&quot;)">
            <text:p/>
          </table:table-cell>
          <table:table-cell table:style-name="ce7" table:formula="of:=IF([.D$1]=[.$A6];IF([.D6]=[.B4]+[.$C$20];&quot;\&quot;;&quot;&quot;);IF([.D6]=[.B4]+[.$C$22];&quot;\&quot;;&quot;&quot;))">
            <text:p/>
          </table:table-cell>
          <table:table-cell table:style-name="ce8" table:formula="of:=IF([.D6]=[.D4]+[.$C$21];&quot;|&quot;;&quot;&quot;)">
            <text:p/>
          </table:table-cell>
          <table:table-cell table:style-name="ce7" table:formula="of:=IF([.F$1]=[.$A6];IF([.F6]=[.D4]+[.$C$20];&quot;\&quot;;&quot;&quot;);IF([.F6]=[.D4]+[.$C$22];&quot;\&quot;;&quot;&quot;))">
            <text:p/>
          </table:table-cell>
          <table:table-cell table:style-name="ce8" table:formula="of:=IF([.F6]=[.F4]+[.$C$21];&quot;|&quot;;&quot;&quot;)" office:value-type="string" office:string-value="|" calcext:value-type="string">
            <text:p>|</text:p>
          </table:table-cell>
          <table:table-cell table:style-name="ce1" table:formula="of:=IF([.H$1]=[.$A6];IF([.H6]=[.F4]+[.$C$20];&quot;\&quot;;&quot;&quot;);IF([.H6]=[.F4]+[.$C$22];&quot;\&quot;;&quot;&quot;))" office:value-type="string" office:string-value="\" calcext:value-type="string">
            <text:p>\</text:p>
          </table:table-cell>
          <table:table-cell table:style-name="ce8" table:formula="of:=IF([.H6]=[.H4]+[.$C$21];&quot;|&quot;;&quot;&quot;)">
            <text:p/>
          </table:table-cell>
          <table:table-cell table:style-name="ce7" table:formula="of:=IF([.J$1]=[.$A6];IF([.J6]=[.H4]+[.$C$20];&quot;\&quot;;&quot;&quot;);IF([.J6]=[.H4]+[.$C$22];&quot;\&quot;;&quot;&quot;))">
            <text:p/>
          </table:table-cell>
          <table:table-cell table:style-name="ce8" table:formula="of:=IF([.J6]=[.J4]+[.$C$21];&quot;|&quot;;&quot;&quot;)">
            <text:p/>
          </table:table-cell>
          <table:table-cell table:style-name="ce7" table:formula="of:=IF([.L$1]=[.$A6];IF([.L6]=[.J4]+[.$C$20];&quot;\&quot;;&quot;&quot;);IF([.L6]=[.J4]+[.$C$22];&quot;\&quot;;&quot;&quot;))">
            <text:p/>
          </table:table-cell>
          <table:table-cell table:style-name="ce8" table:formula="of:=IF([.L6]=[.L4]+[.$C$21];&quot;|&quot;;&quot;&quot;)">
            <text:p/>
          </table:table-cell>
          <table:table-cell table:style-name="ce7" table:formula="of:=IF([.N$1]=[.$A6];IF([.N6]=[.L4]+[.$C$20];&quot;\&quot;;&quot;&quot;);IF([.N6]=[.L4]+[.$C$22];&quot;\&quot;;&quot;&quot;))">
            <text:p/>
          </table:table-cell>
          <table:table-cell table:style-name="ce8" table:formula="of:=IF([.N6]=[.N4]+[.$C$21];&quot;|&quot;;&quot;&quot;)">
            <text:p/>
          </table:table-cell>
          <table:table-cell table:style-name="ce7" table:formula="of:=IF([.P$1]=[.$A6];IF([.P6]=[.N4]+[.$C$20];&quot;\&quot;;&quot;&quot;);IF([.P6]=[.N4]+[.$C$22];&quot;\&quot;;&quot;&quot;))">
            <text:p/>
          </table:table-cell>
          <table:table-cell table:style-name="ce8" table:formula="of:=IF([.P6]=[.P4]+[.$C$21];&quot;|&quot;;&quot;&quot;)" office:value-type="string" office:string-value="|" calcext:value-type="string">
            <text:p>|</text:p>
          </table:table-cell>
          <table:table-cell table:style-name="ce7" table:formula="of:=IF([.R$1]=[.$A6];IF([.R6]=[.P4]+[.$C$20];&quot;\&quot;;&quot;&quot;);IF([.R6]=[.P4]+[.$C$22];&quot;\&quot;;&quot;&quot;))" office:value-type="string" office:string-value="\" calcext:value-type="string">
            <text:p>\</text:p>
          </table:table-cell>
          <table:table-cell table:style-name="ce8" table:formula="of:=IF([.R6]=[.R4]+[.$C$21];&quot;|&quot;;&quot;&quot;)">
            <text:p/>
          </table:table-cell>
          <table:table-cell table:style-name="ce7" table:formula="of:=IF([.T$1]=[.$A6];IF([.T6]=[.R4]+[.$C$20];&quot;\&quot;;&quot;&quot;);IF([.T6]=[.R4]+[.$C$22];&quot;\&quot;;&quot;&quot;))">
            <text:p/>
          </table:table-cell>
          <table:table-cell table:style-name="ce8" table:formula="of:=IF([.T6]=[.T4]+[.$C$21];&quot;|&quot;;&quot;&quot;)">
            <text:p/>
          </table:table-cell>
          <table:table-cell table:style-name="ce7" table:formula="of:=IF([.V$1]=[.$A6];IF([.V6]=[.T4]+[.$C$20];&quot;\&quot;;&quot;&quot;);IF([.V6]=[.T4]+[.$C$22];&quot;\&quot;;&quot;&quot;))" office:value-type="string" office:string-value="\" calcext:value-type="string">
            <text:p>\</text:p>
          </table:table-cell>
          <table:table-cell table:style-name="ce8" table:formula="of:=IF([.V6]=[.V4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6]=[.B6]+[.$C$21];&quot;--&quot;;&quot;&quot;)">
            <text:p/>
          </table:table-cell>
          <table:table-cell table:style-name="ce7" table:formula="of:=MAX(0;[.D4]+[.$C$21];[.B6]+[.$C$21];[.B4]+IF([.D$1]=[.$A6];[.$C$20];[.$C$22]))" office:value-type="float" office:value="0" calcext:value-type="float">
            <text:p>0</text:p>
          </table:table-cell>
          <table:table-cell table:style-name="ce9" table:formula="of:=IF([.F6]=[.D6]+[.$C$21];&quot;--&quot;;&quot;&quot;)">
            <text:p/>
          </table:table-cell>
          <table:table-cell table:style-name="ce7" table:formula="of:=MAX(0;[.F4]+[.$C$21];[.D6]+[.$C$21];[.D4]+IF([.F$1]=[.$A6];[.$C$20];[.$C$22]))" office:value-type="float" office:value="1" calcext:value-type="float">
            <text:p>1</text:p>
          </table:table-cell>
          <table:table-cell table:style-name="ce9" table:formula="of:=IF([.H6]=[.F6]+[.$C$21];&quot;--&quot;;&quot;&quot;)">
            <text:p/>
          </table:table-cell>
          <table:table-cell table:style-name="ce1" table:formula="of:=MAX(0;[.H4]+[.$C$21];[.F6]+[.$C$21];[.F4]+IF([.H$1]=[.$A6];[.$C$20];[.$C$22]))" office:value-type="float" office:value="6" calcext:value-type="float">
            <text:p>6</text:p>
          </table:table-cell>
          <table:table-cell table:style-name="ce3" table:formula="of:=IF([.J6]=[.H6]+[.$C$21];&quot;--&quot;;&quot;&quot;)" office:value-type="string" office:string-value="--" calcext:value-type="string">
            <text:p>--</text:p>
          </table:table-cell>
          <table:table-cell table:style-name="ce1" table:formula="of:=MAX(0;[.J4]+[.$C$21];[.H6]+[.$C$21];[.H4]+IF([.J$1]=[.$A6];[.$C$20];[.$C$22]))" office:value-type="float" office:value="4" calcext:value-type="float">
            <text:p>4</text:p>
          </table:table-cell>
          <table:table-cell table:style-name="ce3" table:formula="of:=IF([.L6]=[.J6]+[.$C$21];&quot;--&quot;;&quot;&quot;)" office:value-type="string" office:string-value="--" calcext:value-type="string">
            <text:p>--</text:p>
          </table:table-cell>
          <table:table-cell table:style-name="ce1" table:formula="of:=MAX(0;[.L4]+[.$C$21];[.J6]+[.$C$21];[.J4]+IF([.L$1]=[.$A6];[.$C$20];[.$C$22]))" office:value-type="float" office:value="2" calcext:value-type="float">
            <text:p>2</text:p>
          </table:table-cell>
          <table:table-cell table:style-name="ce9" table:formula="of:=IF([.N6]=[.L6]+[.$C$21];&quot;--&quot;;&quot;&quot;)" office:value-type="string" office:string-value="--" calcext:value-type="string">
            <text:p>--</text:p>
          </table:table-cell>
          <table:table-cell table:style-name="ce7" table:formula="of:=MAX(0;[.N4]+[.$C$21];[.L6]+[.$C$21];[.L4]+IF([.N$1]=[.$A6];[.$C$20];[.$C$22]))" office:value-type="float" office:value="0" calcext:value-type="float">
            <text:p>0</text:p>
          </table:table-cell>
          <table:table-cell table:style-name="ce9" table:formula="of:=IF([.P6]=[.N6]+[.$C$21];&quot;--&quot;;&quot;&quot;)">
            <text:p/>
          </table:table-cell>
          <table:table-cell table:style-name="ce7" table:formula="of:=MAX(0;[.P4]+[.$C$21];[.N6]+[.$C$21];[.N4]+IF([.P$1]=[.$A6];[.$C$20];[.$C$22]))" office:value-type="float" office:value="1" calcext:value-type="float">
            <text:p>1</text:p>
          </table:table-cell>
          <table:table-cell table:style-name="ce9" table:formula="of:=IF([.R6]=[.P6]+[.$C$21];&quot;--&quot;;&quot;&quot;)">
            <text:p/>
          </table:table-cell>
          <table:table-cell table:style-name="ce7" table:formula="of:=MAX(0;[.R4]+[.$C$21];[.P6]+[.$C$21];[.P4]+IF([.R$1]=[.$A6];[.$C$20];[.$C$22]))" office:value-type="float" office:value="6" calcext:value-type="float">
            <text:p>6</text:p>
          </table:table-cell>
          <table:table-cell table:style-name="ce9" table:formula="of:=IF([.T6]=[.R6]+[.$C$21];&quot;--&quot;;&quot;&quot;)" office:value-type="string" office:string-value="--" calcext:value-type="string">
            <text:p>--</text:p>
          </table:table-cell>
          <table:table-cell table:style-name="ce7" table:formula="of:=MAX(0;[.T4]+[.$C$21];[.R6]+[.$C$21];[.R4]+IF([.T$1]=[.$A6];[.$C$20];[.$C$22]))" office:value-type="float" office:value="4" calcext:value-type="float">
            <text:p>4</text:p>
          </table:table-cell>
          <table:table-cell table:style-name="ce9" table:formula="of:=IF([.V6]=[.T6]+[.$C$21];&quot;--&quot;;&quot;&quot;)">
            <text:p/>
          </table:table-cell>
          <table:table-cell table:style-name="ce7" table:formula="of:=MAX(0;[.V4]+[.$C$21];[.T6]+[.$C$21];[.T4]+IF([.V$1]=[.$A6];[.$C$20];[.$C$22])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8]=[.B6]+[.$C$21];&quot;|&quot;;&quot;&quot;)">
            <text:p/>
          </table:table-cell>
          <table:table-cell table:style-name="ce7" table:formula="of:=IF([.D$1]=[.$A8];IF([.D8]=[.B6]+[.$C$20];&quot;\&quot;;&quot;&quot;);IF([.D8]=[.B6]+[.$C$22];&quot;\&quot;;&quot;&quot;))" office:value-type="string" office:string-value="\" calcext:value-type="string">
            <text:p>\</text:p>
          </table:table-cell>
          <table:table-cell table:style-name="ce8" table:formula="of:=IF([.D8]=[.D6]+[.$C$21];&quot;|&quot;;&quot;&quot;)">
            <text:p/>
          </table:table-cell>
          <table:table-cell table:style-name="ce7" table:formula="of:=IF([.F$1]=[.$A8];IF([.F8]=[.D6]+[.$C$20];&quot;\&quot;;&quot;&quot;);IF([.F8]=[.D6]+[.$C$22];&quot;\&quot;;&quot;&quot;))">
            <text:p/>
          </table:table-cell>
          <table:table-cell table:style-name="ce8" table:formula="of:=IF([.F8]=[.F6]+[.$C$21];&quot;|&quot;;&quot;&quot;)">
            <text:p/>
          </table:table-cell>
          <table:table-cell table:style-name="ce7" table:formula="of:=IF([.H$1]=[.$A8];IF([.H8]=[.F6]+[.$C$20];&quot;\&quot;;&quot;&quot;);IF([.H8]=[.F6]+[.$C$22];&quot;\&quot;;&quot;&quot;))">
            <text:p/>
          </table:table-cell>
          <table:table-cell table:style-name="ce8" table:formula="of:=IF([.H8]=[.H6]+[.$C$21];&quot;|&quot;;&quot;&quot;)" office:value-type="string" office:string-value="|" calcext:value-type="string">
            <text:p>|</text:p>
          </table:table-cell>
          <table:table-cell table:style-name="ce7" table:formula="of:=IF([.J$1]=[.$A8];IF([.J8]=[.H6]+[.$C$20];&quot;\&quot;;&quot;&quot;);IF([.J8]=[.H6]+[.$C$22];&quot;\&quot;;&quot;&quot;))" office:value-type="string" office:string-value="\" calcext:value-type="string">
            <text:p>\</text:p>
          </table:table-cell>
          <table:table-cell table:style-name="ce8" table:formula="of:=IF([.J8]=[.J6]+[.$C$21];&quot;|&quot;;&quot;&quot;)">
            <text:p/>
          </table:table-cell>
          <table:table-cell table:style-name="ce7" table:formula="of:=IF([.L$1]=[.$A8];IF([.L8]=[.J6]+[.$C$20];&quot;\&quot;;&quot;&quot;);IF([.L8]=[.J6]+[.$C$22];&quot;\&quot;;&quot;&quot;))" office:value-type="string" office:string-value="\" calcext:value-type="string">
            <text:p>\</text:p>
          </table:table-cell>
          <table:table-cell table:style-name="ce8" table:formula="of:=IF([.L8]=[.L6]+[.$C$21];&quot;|&quot;;&quot;&quot;)">
            <text:p/>
          </table:table-cell>
          <table:table-cell table:style-name="ce1" table:formula="of:=IF([.N$1]=[.$A8];IF([.N8]=[.L6]+[.$C$20];&quot;\&quot;;&quot;&quot;);IF([.N8]=[.L6]+[.$C$22];&quot;\&quot;;&quot;&quot;))" office:value-type="string" office:string-value="\" calcext:value-type="string">
            <text:p>\</text:p>
          </table:table-cell>
          <table:table-cell table:style-name="ce8" table:formula="of:=IF([.N8]=[.N6]+[.$C$21];&quot;|&quot;;&quot;&quot;)">
            <text:p/>
          </table:table-cell>
          <table:table-cell table:style-name="ce7" table:formula="of:=IF([.P$1]=[.$A8];IF([.P8]=[.N6]+[.$C$20];&quot;\&quot;;&quot;&quot;);IF([.P8]=[.N6]+[.$C$22];&quot;\&quot;;&quot;&quot;))">
            <text:p/>
          </table:table-cell>
          <table:table-cell table:style-name="ce8" table:formula="of:=IF([.P8]=[.P6]+[.$C$21];&quot;|&quot;;&quot;&quot;)">
            <text:p/>
          </table:table-cell>
          <table:table-cell table:style-name="ce7" table:formula="of:=IF([.R$1]=[.$A8];IF([.R8]=[.P6]+[.$C$20];&quot;\&quot;;&quot;&quot;);IF([.R8]=[.P6]+[.$C$22];&quot;\&quot;;&quot;&quot;))">
            <text:p/>
          </table:table-cell>
          <table:table-cell table:style-name="ce8" table:formula="of:=IF([.R8]=[.R6]+[.$C$21];&quot;|&quot;;&quot;&quot;)" office:value-type="string" office:string-value="|" calcext:value-type="string">
            <text:p>|</text:p>
          </table:table-cell>
          <table:table-cell table:style-name="ce7" table:formula="of:=IF([.T$1]=[.$A8];IF([.T8]=[.R6]+[.$C$20];&quot;\&quot;;&quot;&quot;);IF([.T8]=[.R6]+[.$C$22];&quot;\&quot;;&quot;&quot;))" office:value-type="string" office:string-value="\" calcext:value-type="string">
            <text:p>\</text:p>
          </table:table-cell>
          <table:table-cell table:style-name="ce8" table:formula="of:=IF([.T8]=[.T6]+[.$C$21];&quot;|&quot;;&quot;&quot;)">
            <text:p/>
          </table:table-cell>
          <table:table-cell table:style-name="ce7" table:formula="of:=IF([.V$1]=[.$A8];IF([.V8]=[.T6]+[.$C$20];&quot;\&quot;;&quot;&quot;);IF([.V8]=[.T6]+[.$C$22];&quot;\&quot;;&quot;&quot;))">
            <text:p/>
          </table:table-cell>
          <table:table-cell table:style-name="ce8" table:formula="of:=IF([.V8]=[.V6]+[.$C$21];&quot;|&quot;;&quot;&quot;)" office:value-type="string" office:string-value="|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8]=[.B8]+[.$C$21];&quot;--&quot;;&quot;&quot;)">
            <text:p/>
          </table:table-cell>
          <table:table-cell table:style-name="ce7" table:formula="of:=MAX(0;[.D6]+[.$C$21];[.B8]+[.$C$21];[.B6]+IF([.D$1]=[.$A8];[.$C$20];[.$C$22]))" office:value-type="float" office:value="3" calcext:value-type="float">
            <text:p>3</text:p>
          </table:table-cell>
          <table:table-cell table:style-name="ce9" table:formula="of:=IF([.F8]=[.D8]+[.$C$21];&quot;--&quot;;&quot;&quot;)" office:value-type="string" office:string-value="--" calcext:value-type="string">
            <text:p>--</text:p>
          </table:table-cell>
          <table:table-cell table:style-name="ce7" table:formula="of:=MAX(0;[.F6]+[.$C$21];[.D8]+[.$C$21];[.D6]+IF([.F$1]=[.$A8];[.$C$20];[.$C$22]))" office:value-type="float" office:value="1" calcext:value-type="float">
            <text:p>1</text:p>
          </table:table-cell>
          <table:table-cell table:style-name="ce9" table:formula="of:=IF([.H8]=[.F8]+[.$C$21];&quot;--&quot;;&quot;&quot;)">
            <text:p/>
          </table:table-cell>
          <table:table-cell table:style-name="ce7" table:formula="of:=MAX(0;[.H6]+[.$C$21];[.F8]+[.$C$21];[.F6]+IF([.H$1]=[.$A8];[.$C$20];[.$C$22]))" office:value-type="float" office:value="4" calcext:value-type="float">
            <text:p>4</text:p>
          </table:table-cell>
          <table:table-cell table:style-name="ce9" table:formula="of:=IF([.J8]=[.H8]+[.$C$21];&quot;--&quot;;&quot;&quot;)">
            <text:p/>
          </table:table-cell>
          <table:table-cell table:style-name="ce7" table:formula="of:=MAX(0;[.J6]+[.$C$21];[.H8]+[.$C$21];[.H6]+IF([.J$1]=[.$A8];[.$C$20];[.$C$22]))" office:value-type="float" office:value="4" calcext:value-type="float">
            <text:p>4</text:p>
          </table:table-cell>
          <table:table-cell table:style-name="ce9" table:formula="of:=IF([.L8]=[.J8]+[.$C$21];&quot;--&quot;;&quot;&quot;)" office:value-type="string" office:string-value="--" calcext:value-type="string">
            <text:p>--</text:p>
          </table:table-cell>
          <table:table-cell table:style-name="ce7" table:formula="of:=MAX(0;[.L6]+[.$C$21];[.J8]+[.$C$21];[.J6]+IF([.L$1]=[.$A8];[.$C$20];[.$C$22]))" office:value-type="float" office:value="2" calcext:value-type="float">
            <text:p>2</text:p>
          </table:table-cell>
          <table:table-cell table:style-name="ce9" table:formula="of:=IF([.N8]=[.L8]+[.$C$21];&quot;--&quot;;&quot;&quot;)">
            <text:p/>
          </table:table-cell>
          <table:table-cell table:style-name="ce1" table:formula="of:=MAX(0;[.N6]+[.$C$21];[.L8]+[.$C$21];[.L6]+IF([.N$1]=[.$A8];[.$C$20];[.$C$22]))" office:value-type="float" office:value="5" calcext:value-type="float">
            <text:p>5</text:p>
          </table:table-cell>
          <table:table-cell table:style-name="ce9" table:formula="of:=IF([.P8]=[.N8]+[.$C$21];&quot;--&quot;;&quot;&quot;)" office:value-type="string" office:string-value="--" calcext:value-type="string">
            <text:p>--</text:p>
          </table:table-cell>
          <table:table-cell table:style-name="ce7" table:formula="of:=MAX(0;[.P6]+[.$C$21];[.N8]+[.$C$21];[.N6]+IF([.P$1]=[.$A8];[.$C$20];[.$C$22]))" office:value-type="float" office:value="3" calcext:value-type="float">
            <text:p>3</text:p>
          </table:table-cell>
          <table:table-cell table:style-name="ce9" table:formula="of:=IF([.R8]=[.P8]+[.$C$21];&quot;--&quot;;&quot;&quot;)">
            <text:p/>
          </table:table-cell>
          <table:table-cell table:style-name="ce7" table:formula="of:=MAX(0;[.R6]+[.$C$21];[.P8]+[.$C$21];[.P6]+IF([.R$1]=[.$A8];[.$C$20];[.$C$22]))" office:value-type="float" office:value="4" calcext:value-type="float">
            <text:p>4</text:p>
          </table:table-cell>
          <table:table-cell table:style-name="ce9" table:formula="of:=IF([.T8]=[.R8]+[.$C$21];&quot;--&quot;;&quot;&quot;)">
            <text:p/>
          </table:table-cell>
          <table:table-cell table:style-name="ce7" table:formula="of:=MAX(0;[.T6]+[.$C$21];[.R8]+[.$C$21];[.R6]+IF([.T$1]=[.$A8];[.$C$20];[.$C$22]))" office:value-type="float" office:value="4" calcext:value-type="float">
            <text:p>4</text:p>
          </table:table-cell>
          <table:table-cell table:style-name="ce9" table:formula="of:=IF([.V8]=[.T8]+[.$C$21];&quot;--&quot;;&quot;&quot;)">
            <text:p/>
          </table:table-cell>
          <table:table-cell table:style-name="ce7" table:formula="of:=MAX(0;[.V6]+[.$C$21];[.T8]+[.$C$21];[.T6]+IF([.V$1]=[.$A8];[.$C$20];[.$C$22])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10]=[.B8]+[.$C$21];&quot;|&quot;;&quot;&quot;)">
            <text:p/>
          </table:table-cell>
          <table:table-cell table:style-name="ce7" table:formula="of:=IF([.D$1]=[.$A10];IF([.D10]=[.B8]+[.$C$20];&quot;\&quot;;&quot;&quot;);IF([.D10]=[.B8]+[.$C$22];&quot;\&quot;;&quot;&quot;))">
            <text:p/>
          </table:table-cell>
          <table:table-cell table:style-name="ce8" table:formula="of:=IF([.D10]=[.D8]+[.$C$21];&quot;|&quot;;&quot;&quot;)" office:value-type="string" office:string-value="|" calcext:value-type="string">
            <text:p>|</text:p>
          </table:table-cell>
          <table:table-cell table:style-name="ce7" table:formula="of:=IF([.F$1]=[.$A10];IF([.F10]=[.D8]+[.$C$20];&quot;\&quot;;&quot;&quot;);IF([.F10]=[.D8]+[.$C$22];&quot;\&quot;;&quot;&quot;))" office:value-type="string" office:string-value="\" calcext:value-type="string">
            <text:p>\</text:p>
          </table:table-cell>
          <table:table-cell table:style-name="ce8" table:formula="of:=IF([.F10]=[.F8]+[.$C$21];&quot;|&quot;;&quot;&quot;)">
            <text:p/>
          </table:table-cell>
          <table:table-cell table:style-name="ce7" table:formula="of:=IF([.H$1]=[.$A10];IF([.H10]=[.F8]+[.$C$20];&quot;\&quot;;&quot;&quot;);IF([.H10]=[.F8]+[.$C$22];&quot;\&quot;;&quot;&quot;))">
            <text:p/>
          </table:table-cell>
          <table:table-cell table:style-name="ce8" table:formula="of:=IF([.H10]=[.H8]+[.$C$21];&quot;|&quot;;&quot;&quot;)" office:value-type="string" office:string-value="|" calcext:value-type="string">
            <text:p>|</text:p>
          </table:table-cell>
          <table:table-cell table:style-name="ce7" table:formula="of:=IF([.J$1]=[.$A10];IF([.J10]=[.H8]+[.$C$20];&quot;\&quot;;&quot;&quot;);IF([.J10]=[.H8]+[.$C$22];&quot;\&quot;;&quot;&quot;))" office:value-type="string" office:string-value="\" calcext:value-type="string">
            <text:p>\</text:p>
          </table:table-cell>
          <table:table-cell table:style-name="ce8" table:formula="of:=IF([.J10]=[.J8]+[.$C$21];&quot;|&quot;;&quot;&quot;)" office:value-type="string" office:string-value="|" calcext:value-type="string">
            <text:p>|</text:p>
          </table:table-cell>
          <table:table-cell table:style-name="ce7" table:formula="of:=IF([.L$1]=[.$A10];IF([.L10]=[.J8]+[.$C$20];&quot;\&quot;;&quot;&quot;);IF([.L10]=[.J8]+[.$C$22];&quot;\&quot;;&quot;&quot;))" office:value-type="string" office:string-value="\" calcext:value-type="string">
            <text:p>\</text:p>
          </table:table-cell>
          <table:table-cell table:style-name="ce8" table:formula="of:=IF([.L10]=[.L8]+[.$C$21];&quot;|&quot;;&quot;&quot;)">
            <text:p/>
          </table:table-cell>
          <table:table-cell table:style-name="ce7" table:formula="of:=IF([.N$1]=[.$A10];IF([.N10]=[.L8]+[.$C$20];&quot;\&quot;;&quot;&quot;);IF([.N10]=[.L8]+[.$C$22];&quot;\&quot;;&quot;&quot;))">
            <text:p/>
          </table:table-cell>
          <table:table-cell table:style-name="ce8" table:formula="of:=IF([.N10]=[.N8]+[.$C$21];&quot;|&quot;;&quot;&quot;)">
            <text:p/>
          </table:table-cell>
          <table:table-cell table:style-name="ce1" table:formula="of:=IF([.P$1]=[.$A10];IF([.P10]=[.N8]+[.$C$20];&quot;\&quot;;&quot;&quot;);IF([.P10]=[.N8]+[.$C$22];&quot;\&quot;;&quot;&quot;))" office:value-type="string" office:string-value="\" calcext:value-type="string">
            <text:p>\</text:p>
          </table:table-cell>
          <table:table-cell table:style-name="ce8" table:formula="of:=IF([.P10]=[.P8]+[.$C$21];&quot;|&quot;;&quot;&quot;)">
            <text:p/>
          </table:table-cell>
          <table:table-cell table:style-name="ce7" table:formula="of:=IF([.R$1]=[.$A10];IF([.R10]=[.P8]+[.$C$20];&quot;\&quot;;&quot;&quot;);IF([.R10]=[.P8]+[.$C$22];&quot;\&quot;;&quot;&quot;))">
            <text:p/>
          </table:table-cell>
          <table:table-cell table:style-name="ce8" table:formula="of:=IF([.R10]=[.R8]+[.$C$21];&quot;|&quot;;&quot;&quot;)" office:value-type="string" office:string-value="|" calcext:value-type="string">
            <text:p>|</text:p>
          </table:table-cell>
          <table:table-cell table:style-name="ce7" table:formula="of:=IF([.T$1]=[.$A10];IF([.T10]=[.R8]+[.$C$20];&quot;\&quot;;&quot;&quot;);IF([.T10]=[.R8]+[.$C$22];&quot;\&quot;;&quot;&quot;))" office:value-type="string" office:string-value="\" calcext:value-type="string">
            <text:p>\</text:p>
          </table:table-cell>
          <table:table-cell table:style-name="ce8" table:formula="of:=IF([.T10]=[.T8]+[.$C$21];&quot;|&quot;;&quot;&quot;)" office:value-type="string" office:string-value="|" calcext:value-type="string">
            <text:p>|</text:p>
          </table:table-cell>
          <table:table-cell table:style-name="ce7" table:formula="of:=IF([.V$1]=[.$A10];IF([.V10]=[.T8]+[.$C$20];&quot;\&quot;;&quot;&quot;);IF([.V10]=[.T8]+[.$C$22];&quot;\&quot;;&quot;&quot;))" office:value-type="string" office:string-value="\" calcext:value-type="string">
            <text:p>\</text:p>
          </table:table-cell>
          <table:table-cell table:style-name="ce8" table:formula="of:=IF([.V10]=[.V8]+[.$C$21];&quot;|&quot;;&quot;&quot;)" office:value-type="string" office:string-value="|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10]=[.B10]+[.$C$21];&quot;--&quot;;&quot;&quot;)">
            <text:p/>
          </table:table-cell>
          <table:table-cell table:style-name="ce7" table:formula="of:=MAX(0;[.D8]+[.$C$21];[.B10]+[.$C$21];[.B8]+IF([.D$1]=[.$A10];[.$C$20];[.$C$22]))" office:value-type="float" office:value="1" calcext:value-type="float">
            <text:p>1</text:p>
          </table:table-cell>
          <table:table-cell table:style-name="ce9" table:formula="of:=IF([.F10]=[.D10]+[.$C$21];&quot;--&quot;;&quot;&quot;)">
            <text:p/>
          </table:table-cell>
          <table:table-cell table:style-name="ce7" table:formula="of:=MAX(0;[.F8]+[.$C$21];[.D10]+[.$C$21];[.D8]+IF([.F$1]=[.$A10];[.$C$20];[.$C$22]))" office:value-type="float" office:value="1" calcext:value-type="float">
            <text:p>1</text:p>
          </table:table-cell>
          <table:table-cell table:style-name="ce9" table:formula="of:=IF([.H10]=[.F10]+[.$C$21];&quot;--&quot;;&quot;&quot;)">
            <text:p/>
          </table:table-cell>
          <table:table-cell table:style-name="ce7" table:formula="of:=MAX(0;[.H8]+[.$C$21];[.F10]+[.$C$21];[.F8]+IF([.H$1]=[.$A10];[.$C$20];[.$C$22]))" office:value-type="float" office:value="2" calcext:value-type="float">
            <text:p>2</text:p>
          </table:table-cell>
          <table:table-cell table:style-name="ce9" table:formula="of:=IF([.J10]=[.H10]+[.$C$21];&quot;--&quot;;&quot;&quot;)">
            <text:p/>
          </table:table-cell>
          <table:table-cell table:style-name="ce7" table:formula="of:=MAX(0;[.J8]+[.$C$21];[.H10]+[.$C$21];[.H8]+IF([.J$1]=[.$A10];[.$C$20];[.$C$22]))" office:value-type="float" office:value="2" calcext:value-type="float">
            <text:p>2</text:p>
          </table:table-cell>
          <table:table-cell table:style-name="ce9" table:formula="of:=IF([.L10]=[.J10]+[.$C$21];&quot;--&quot;;&quot;&quot;)">
            <text:p/>
          </table:table-cell>
          <table:table-cell table:style-name="ce7" table:formula="of:=MAX(0;[.L8]+[.$C$21];[.J10]+[.$C$21];[.J8]+IF([.L$1]=[.$A10];[.$C$20];[.$C$22]))" office:value-type="float" office:value="7" calcext:value-type="float">
            <text:p>7</text:p>
          </table:table-cell>
          <table:table-cell table:style-name="ce9" table:formula="of:=IF([.N10]=[.L10]+[.$C$21];&quot;--&quot;;&quot;&quot;)" office:value-type="string" office:string-value="--" calcext:value-type="string">
            <text:p>--</text:p>
          </table:table-cell>
          <table:table-cell table:style-name="ce7" table:formula="of:=MAX(0;[.N8]+[.$C$21];[.L10]+[.$C$21];[.L8]+IF([.N$1]=[.$A10];[.$C$20];[.$C$22]))" office:value-type="float" office:value="5" calcext:value-type="float">
            <text:p>5</text:p>
          </table:table-cell>
          <table:table-cell table:style-name="ce9" table:formula="of:=IF([.P10]=[.N10]+[.$C$21];&quot;--&quot;;&quot;&quot;)" office:value-type="string" office:string-value="--" calcext:value-type="string">
            <text:p>--</text:p>
          </table:table-cell>
          <table:table-cell table:style-name="ce1" table:formula="of:=MAX(0;[.P8]+[.$C$21];[.N10]+[.$C$21];[.N8]+IF([.P$1]=[.$A10];[.$C$20];[.$C$22]))" office:value-type="float" office:value="3" calcext:value-type="float">
            <text:p>3</text:p>
          </table:table-cell>
          <table:table-cell table:style-name="ce9" table:formula="of:=IF([.R10]=[.P10]+[.$C$21];&quot;--&quot;;&quot;&quot;)">
            <text:p/>
          </table:table-cell>
          <table:table-cell table:style-name="ce7" table:formula="of:=MAX(0;[.R8]+[.$C$21];[.P10]+[.$C$21];[.P8]+IF([.R$1]=[.$A10];[.$C$20];[.$C$22]))" office:value-type="float" office:value="2" calcext:value-type="float">
            <text:p>2</text:p>
          </table:table-cell>
          <table:table-cell table:style-name="ce9" table:formula="of:=IF([.T10]=[.R10]+[.$C$21];&quot;--&quot;;&quot;&quot;)">
            <text:p/>
          </table:table-cell>
          <table:table-cell table:style-name="ce7" table:formula="of:=MAX(0;[.T8]+[.$C$21];[.R10]+[.$C$21];[.R8]+IF([.T$1]=[.$A10];[.$C$20];[.$C$22]))" office:value-type="float" office:value="2" calcext:value-type="float">
            <text:p>2</text:p>
          </table:table-cell>
          <table:table-cell table:style-name="ce9" table:formula="of:=IF([.V10]=[.T10]+[.$C$21];&quot;--&quot;;&quot;&quot;)">
            <text:p/>
          </table:table-cell>
          <table:table-cell table:style-name="ce7" table:formula="of:=MAX(0;[.V8]+[.$C$21];[.T10]+[.$C$21];[.T8]+IF([.V$1]=[.$A10];[.$C$20];[.$C$22]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12]=[.B10]+[.$C$21];&quot;|&quot;;&quot;&quot;)">
            <text:p/>
          </table:table-cell>
          <table:table-cell table:style-name="ce7" table:formula="of:=IF([.D$1]=[.$A12];IF([.D12]=[.B10]+[.$C$20];&quot;\&quot;;&quot;&quot;);IF([.D12]=[.B10]+[.$C$22];&quot;\&quot;;&quot;&quot;))">
            <text:p/>
          </table:table-cell>
          <table:table-cell table:style-name="ce8" table:formula="of:=IF([.D12]=[.D10]+[.$C$21];&quot;|&quot;;&quot;&quot;)">
            <text:p/>
          </table:table-cell>
          <table:table-cell table:style-name="ce7" table:formula="of:=IF([.F$1]=[.$A12];IF([.F12]=[.D10]+[.$C$20];&quot;\&quot;;&quot;&quot;);IF([.F12]=[.D10]+[.$C$22];&quot;\&quot;;&quot;&quot;))">
            <text:p/>
          </table:table-cell>
          <table:table-cell table:style-name="ce8" table:formula="of:=IF([.F12]=[.F10]+[.$C$21];&quot;|&quot;;&quot;&quot;)">
            <text:p/>
          </table:table-cell>
          <table:table-cell table:style-name="ce7" table:formula="of:=IF([.H$1]=[.$A12];IF([.H12]=[.F10]+[.$C$20];&quot;\&quot;;&quot;&quot;);IF([.H12]=[.F10]+[.$C$22];&quot;\&quot;;&quot;&quot;))" office:value-type="string" office:string-value="\" calcext:value-type="string">
            <text:p>\</text:p>
          </table:table-cell>
          <table:table-cell table:style-name="ce8" table:formula="of:=IF([.H12]=[.H10]+[.$C$21];&quot;|&quot;;&quot;&quot;)">
            <text:p/>
          </table:table-cell>
          <table:table-cell table:style-name="ce7" table:formula="of:=IF([.J$1]=[.$A12];IF([.J12]=[.H10]+[.$C$20];&quot;\&quot;;&quot;&quot;);IF([.J12]=[.H10]+[.$C$22];&quot;\&quot;;&quot;&quot;))">
            <text:p/>
          </table:table-cell>
          <table:table-cell table:style-name="ce8" table:formula="of:=IF([.J12]=[.J10]+[.$C$21];&quot;|&quot;;&quot;&quot;)">
            <text:p/>
          </table:table-cell>
          <table:table-cell table:style-name="ce7" table:formula="of:=IF([.L$1]=[.$A12];IF([.L12]=[.J10]+[.$C$20];&quot;\&quot;;&quot;&quot;);IF([.L12]=[.J10]+[.$C$22];&quot;\&quot;;&quot;&quot;))">
            <text:p/>
          </table:table-cell>
          <table:table-cell table:style-name="ce8" table:formula="of:=IF([.L12]=[.L10]+[.$C$21];&quot;|&quot;;&quot;&quot;)" office:value-type="string" office:string-value="|" calcext:value-type="string">
            <text:p>|</text:p>
          </table:table-cell>
          <table:table-cell table:style-name="ce7" table:formula="of:=IF([.N$1]=[.$A12];IF([.N12]=[.L10]+[.$C$20];&quot;\&quot;;&quot;&quot;);IF([.N12]=[.L10]+[.$C$22];&quot;\&quot;;&quot;&quot;))" office:value-type="string" office:string-value="\" calcext:value-type="string">
            <text:p>\</text:p>
          </table:table-cell>
          <table:table-cell table:style-name="ce8" table:formula="of:=IF([.N12]=[.N10]+[.$C$21];&quot;|&quot;;&quot;&quot;)">
            <text:p/>
          </table:table-cell>
          <table:table-cell table:style-name="ce7" table:formula="of:=IF([.P$1]=[.$A12];IF([.P12]=[.N10]+[.$C$20];&quot;\&quot;;&quot;&quot;);IF([.P12]=[.N10]+[.$C$22];&quot;\&quot;;&quot;&quot;))" office:value-type="string" office:string-value="\" calcext:value-type="string">
            <text:p>\</text:p>
          </table:table-cell>
          <table:table-cell table:style-name="ce8" table:formula="of:=IF([.P12]=[.P10]+[.$C$21];&quot;|&quot;;&quot;&quot;)">
            <text:p/>
          </table:table-cell>
          <table:table-cell table:style-name="ce1" table:formula="of:=IF([.R$1]=[.$A12];IF([.R12]=[.P10]+[.$C$20];&quot;\&quot;;&quot;&quot;);IF([.R12]=[.P10]+[.$C$22];&quot;\&quot;;&quot;&quot;))" office:value-type="string" office:string-value="\" calcext:value-type="string">
            <text:p>\</text:p>
          </table:table-cell>
          <table:table-cell table:style-name="ce8" table:formula="of:=IF([.R12]=[.R10]+[.$C$21];&quot;|&quot;;&quot;&quot;)">
            <text:p/>
          </table:table-cell>
          <table:table-cell table:style-name="ce7" table:formula="of:=IF([.T$1]=[.$A12];IF([.T12]=[.R10]+[.$C$20];&quot;\&quot;;&quot;&quot;);IF([.T12]=[.R10]+[.$C$22];&quot;\&quot;;&quot;&quot;))">
            <text:p/>
          </table:table-cell>
          <table:table-cell table:style-name="ce8" table:formula="of:=IF([.T12]=[.T10]+[.$C$21];&quot;|&quot;;&quot;&quot;)">
            <text:p/>
          </table:table-cell>
          <table:table-cell table:style-name="ce7" table:formula="of:=IF([.V$1]=[.$A12];IF([.V12]=[.T10]+[.$C$20];&quot;\&quot;;&quot;&quot;);IF([.V12]=[.T10]+[.$C$22];&quot;\&quot;;&quot;&quot;))" office:value-type="string" office:string-value="\" calcext:value-type="string">
            <text:p>\</text:p>
          </table:table-cell>
          <table:table-cell table:style-name="ce8" table:formula="of:=IF([.V12]=[.V10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12]=[.B12]+[.$C$21];&quot;--&quot;;&quot;&quot;)">
            <text:p/>
          </table:table-cell>
          <table:table-cell table:style-name="ce7" table:formula="of:=MAX(0;[.D10]+[.$C$21];[.B12]+[.$C$21];[.B10]+IF([.D$1]=[.$A12];[.$C$20];[.$C$22]))" office:value-type="float" office:value="0" calcext:value-type="float">
            <text:p>0</text:p>
          </table:table-cell>
          <table:table-cell table:style-name="ce9" table:formula="of:=IF([.F12]=[.D12]+[.$C$21];&quot;--&quot;;&quot;&quot;)">
            <text:p/>
          </table:table-cell>
          <table:table-cell table:style-name="ce7" table:formula="of:=MAX(0;[.F10]+[.$C$21];[.D12]+[.$C$21];[.D10]+IF([.F$1]=[.$A12];[.$C$20];[.$C$22]))" office:value-type="float" office:value="0" calcext:value-type="float">
            <text:p>0</text:p>
          </table:table-cell>
          <table:table-cell table:style-name="ce9" table:formula="of:=IF([.H12]=[.F12]+[.$C$21];&quot;--&quot;;&quot;&quot;)">
            <text:p/>
          </table:table-cell>
          <table:table-cell table:style-name="ce7" table:formula="of:=MAX(0;[.H10]+[.$C$21];[.F12]+[.$C$21];[.F10]+IF([.H$1]=[.$A12];[.$C$20];[.$C$22]))" office:value-type="float" office:value="4" calcext:value-type="float">
            <text:p>4</text:p>
          </table:table-cell>
          <table:table-cell table:style-name="ce9" table:formula="of:=IF([.J12]=[.H12]+[.$C$21];&quot;--&quot;;&quot;&quot;)" office:value-type="string" office:string-value="--" calcext:value-type="string">
            <text:p>--</text:p>
          </table:table-cell>
          <table:table-cell table:style-name="ce7" table:formula="of:=MAX(0;[.J10]+[.$C$21];[.H12]+[.$C$21];[.H10]+IF([.J$1]=[.$A12];[.$C$20];[.$C$22]))" office:value-type="float" office:value="2" calcext:value-type="float">
            <text:p>2</text:p>
          </table:table-cell>
          <table:table-cell table:style-name="ce9" table:formula="of:=IF([.L12]=[.J12]+[.$C$21];&quot;--&quot;;&quot;&quot;)">
            <text:p/>
          </table:table-cell>
          <table:table-cell table:style-name="ce7" table:formula="of:=MAX(0;[.L10]+[.$C$21];[.J12]+[.$C$21];[.J10]+IF([.L$1]=[.$A12];[.$C$20];[.$C$22]))" office:value-type="float" office:value="5" calcext:value-type="float">
            <text:p>5</text:p>
          </table:table-cell>
          <table:table-cell table:style-name="ce9" table:formula="of:=IF([.N12]=[.L12]+[.$C$21];&quot;--&quot;;&quot;&quot;)">
            <text:p/>
          </table:table-cell>
          <table:table-cell table:style-name="ce7" table:formula="of:=MAX(0;[.N10]+[.$C$21];[.L12]+[.$C$21];[.L10]+IF([.N$1]=[.$A12];[.$C$20];[.$C$22]))" office:value-type="float" office:value="5" calcext:value-type="float">
            <text:p>5</text:p>
          </table:table-cell>
          <table:table-cell table:style-name="ce9" table:formula="of:=IF([.P12]=[.N12]+[.$C$21];&quot;--&quot;;&quot;&quot;)" office:value-type="string" office:string-value="--" calcext:value-type="string">
            <text:p>--</text:p>
          </table:table-cell>
          <table:table-cell table:style-name="ce7" table:formula="of:=MAX(0;[.P10]+[.$C$21];[.N12]+[.$C$21];[.N10]+IF([.P$1]=[.$A12];[.$C$20];[.$C$22]))" office:value-type="float" office:value="3" calcext:value-type="float">
            <text:p>3</text:p>
          </table:table-cell>
          <table:table-cell table:style-name="ce9" table:formula="of:=IF([.R12]=[.P12]+[.$C$21];&quot;--&quot;;&quot;&quot;)">
            <text:p/>
          </table:table-cell>
          <table:table-cell table:style-name="ce1" table:formula="of:=MAX(0;[.R10]+[.$C$21];[.P12]+[.$C$21];[.P10]+IF([.R$1]=[.$A12];[.$C$20];[.$C$22]))" office:value-type="float" office:value="6" calcext:value-type="float">
            <text:p>6</text:p>
          </table:table-cell>
          <table:table-cell table:style-name="ce9" table:formula="of:=IF([.T12]=[.R12]+[.$C$21];&quot;--&quot;;&quot;&quot;)" office:value-type="string" office:string-value="--" calcext:value-type="string">
            <text:p>--</text:p>
          </table:table-cell>
          <table:table-cell table:style-name="ce7" table:formula="of:=MAX(0;[.T10]+[.$C$21];[.R12]+[.$C$21];[.R10]+IF([.T$1]=[.$A12];[.$C$20];[.$C$22]))" office:value-type="float" office:value="4" calcext:value-type="float">
            <text:p>4</text:p>
          </table:table-cell>
          <table:table-cell table:style-name="ce9" table:formula="of:=IF([.V12]=[.T12]+[.$C$21];&quot;--&quot;;&quot;&quot;)">
            <text:p/>
          </table:table-cell>
          <table:table-cell table:style-name="ce7" table:formula="of:=MAX(0;[.V10]+[.$C$21];[.T12]+[.$C$21];[.T10]+IF([.V$1]=[.$A12];[.$C$20];[.$C$22])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14]=[.B12]+[.$C$21];&quot;|&quot;;&quot;&quot;)">
            <text:p/>
          </table:table-cell>
          <table:table-cell table:style-name="ce7" table:formula="of:=IF([.D$1]=[.$A14];IF([.D14]=[.B12]+[.$C$20];&quot;\&quot;;&quot;&quot;);IF([.D14]=[.B12]+[.$C$22];&quot;\&quot;;&quot;&quot;))">
            <text:p/>
          </table:table-cell>
          <table:table-cell table:style-name="ce8" table:formula="of:=IF([.D14]=[.D12]+[.$C$21];&quot;|&quot;;&quot;&quot;)">
            <text:p/>
          </table:table-cell>
          <table:table-cell table:style-name="ce7" table:formula="of:=IF([.F$1]=[.$A14];IF([.F14]=[.D12]+[.$C$20];&quot;\&quot;;&quot;&quot;);IF([.F14]=[.D12]+[.$C$22];&quot;\&quot;;&quot;&quot;))" office:value-type="string" office:string-value="\" calcext:value-type="string">
            <text:p>\</text:p>
          </table:table-cell>
          <table:table-cell table:style-name="ce8" table:formula="of:=IF([.F14]=[.F12]+[.$C$21];&quot;|&quot;;&quot;&quot;)">
            <text:p/>
          </table:table-cell>
          <table:table-cell table:style-name="ce7" table:formula="of:=IF([.H$1]=[.$A14];IF([.H14]=[.F12]+[.$C$20];&quot;\&quot;;&quot;&quot;);IF([.H14]=[.F12]+[.$C$22];&quot;\&quot;;&quot;&quot;))">
            <text:p/>
          </table:table-cell>
          <table:table-cell table:style-name="ce8" table:formula="of:=IF([.H14]=[.H12]+[.$C$21];&quot;|&quot;;&quot;&quot;)" office:value-type="string" office:string-value="|" calcext:value-type="string">
            <text:p>|</text:p>
          </table:table-cell>
          <table:table-cell table:style-name="ce7" table:formula="of:=IF([.J$1]=[.$A14];IF([.J14]=[.H12]+[.$C$20];&quot;\&quot;;&quot;&quot;);IF([.J14]=[.H12]+[.$C$22];&quot;\&quot;;&quot;&quot;))" office:value-type="string" office:string-value="\" calcext:value-type="string">
            <text:p>\</text:p>
          </table:table-cell>
          <table:table-cell table:style-name="ce8" table:formula="of:=IF([.J14]=[.J12]+[.$C$21];&quot;|&quot;;&quot;&quot;)">
            <text:p/>
          </table:table-cell>
          <table:table-cell table:style-name="ce7" table:formula="of:=IF([.L$1]=[.$A14];IF([.L14]=[.J12]+[.$C$20];&quot;\&quot;;&quot;&quot;);IF([.L14]=[.J12]+[.$C$22];&quot;\&quot;;&quot;&quot;))">
            <text:p/>
          </table:table-cell>
          <table:table-cell table:style-name="ce8" table:formula="of:=IF([.L14]=[.L12]+[.$C$21];&quot;|&quot;;&quot;&quot;)">
            <text:p/>
          </table:table-cell>
          <table:table-cell table:style-name="ce7" table:formula="of:=IF([.N$1]=[.$A14];IF([.N14]=[.L12]+[.$C$20];&quot;\&quot;;&quot;&quot;);IF([.N14]=[.L12]+[.$C$22];&quot;\&quot;;&quot;&quot;))" office:value-type="string" office:string-value="\" calcext:value-type="string">
            <text:p>\</text:p>
          </table:table-cell>
          <table:table-cell table:style-name="ce8" table:formula="of:=IF([.N14]=[.N12]+[.$C$21];&quot;|&quot;;&quot;&quot;)" office:value-type="string" office:string-value="|" calcext:value-type="string">
            <text:p>|</text:p>
          </table:table-cell>
          <table:table-cell table:style-name="ce7" table:formula="of:=IF([.P$1]=[.$A14];IF([.P14]=[.N12]+[.$C$20];&quot;\&quot;;&quot;&quot;);IF([.P14]=[.N12]+[.$C$22];&quot;\&quot;;&quot;&quot;))" office:value-type="string" office:string-value="\" calcext:value-type="string">
            <text:p>\</text:p>
          </table:table-cell>
          <table:table-cell table:style-name="ce8" table:formula="of:=IF([.P14]=[.P12]+[.$C$21];&quot;|&quot;;&quot;&quot;)">
            <text:p/>
          </table:table-cell>
          <table:table-cell table:style-name="ce7" table:formula="of:=IF([.R$1]=[.$A14];IF([.R14]=[.P12]+[.$C$20];&quot;\&quot;;&quot;&quot;);IF([.R14]=[.P12]+[.$C$22];&quot;\&quot;;&quot;&quot;))">
            <text:p/>
          </table:table-cell>
          <table:table-cell table:style-name="ce8" table:formula="of:=IF([.R14]=[.R12]+[.$C$21];&quot;|&quot;;&quot;&quot;)">
            <text:p/>
          </table:table-cell>
          <table:table-cell table:style-name="ce1" table:formula="of:=IF([.T$1]=[.$A14];IF([.T14]=[.R12]+[.$C$20];&quot;\&quot;;&quot;&quot;);IF([.T14]=[.R12]+[.$C$22];&quot;\&quot;;&quot;&quot;))" office:value-type="string" office:string-value="\" calcext:value-type="string">
            <text:p>\</text:p>
          </table:table-cell>
          <table:table-cell table:style-name="ce8" table:formula="of:=IF([.T14]=[.T12]+[.$C$21];&quot;|&quot;;&quot;&quot;)">
            <text:p/>
          </table:table-cell>
          <table:table-cell table:style-name="ce7" table:formula="of:=IF([.V$1]=[.$A14];IF([.V14]=[.T12]+[.$C$20];&quot;\&quot;;&quot;&quot;);IF([.V14]=[.T12]+[.$C$22];&quot;\&quot;;&quot;&quot;))">
            <text:p/>
          </table:table-cell>
          <table:table-cell table:style-name="ce8" table:formula="of:=IF([.V14]=[.V12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14]=[.B14]+[.$C$21];&quot;--&quot;;&quot;&quot;)">
            <text:p/>
          </table:table-cell>
          <table:table-cell table:style-name="ce7" table:formula="of:=MAX(0;[.D12]+[.$C$21];[.B14]+[.$C$21];[.B12]+IF([.D$1]=[.$A14];[.$C$20];[.$C$22]))" office:value-type="float" office:value="0" calcext:value-type="float">
            <text:p>0</text:p>
          </table:table-cell>
          <table:table-cell table:style-name="ce9" table:formula="of:=IF([.F14]=[.D14]+[.$C$21];&quot;--&quot;;&quot;&quot;)">
            <text:p/>
          </table:table-cell>
          <table:table-cell table:style-name="ce7" table:formula="of:=MAX(0;[.F12]+[.$C$21];[.D14]+[.$C$21];[.D12]+IF([.F$1]=[.$A14];[.$C$20];[.$C$22]))" office:value-type="float" office:value="3" calcext:value-type="float">
            <text:p>3</text:p>
          </table:table-cell>
          <table:table-cell table:style-name="ce9" table:formula="of:=IF([.H14]=[.F14]+[.$C$21];&quot;--&quot;;&quot;&quot;)">
            <text:p/>
          </table:table-cell>
          <table:table-cell table:style-name="ce7" table:formula="of:=MAX(0;[.H12]+[.$C$21];[.F14]+[.$C$21];[.F12]+IF([.H$1]=[.$A14];[.$C$20];[.$C$22]))" office:value-type="float" office:value="2" calcext:value-type="float">
            <text:p>2</text:p>
          </table:table-cell>
          <table:table-cell table:style-name="ce9" table:formula="of:=IF([.J14]=[.H14]+[.$C$21];&quot;--&quot;;&quot;&quot;)">
            <text:p/>
          </table:table-cell>
          <table:table-cell table:style-name="ce7" table:formula="of:=MAX(0;[.J12]+[.$C$21];[.H14]+[.$C$21];[.H12]+IF([.J$1]=[.$A14];[.$C$20];[.$C$22]))" office:value-type="float" office:value="7" calcext:value-type="float">
            <text:p>7</text:p>
          </table:table-cell>
          <table:table-cell table:style-name="ce9" table:formula="of:=IF([.L14]=[.J14]+[.$C$21];&quot;--&quot;;&quot;&quot;)" office:value-type="string" office:string-value="--" calcext:value-type="string">
            <text:p>--</text:p>
          </table:table-cell>
          <table:table-cell table:style-name="ce7" table:formula="of:=MAX(0;[.L12]+[.$C$21];[.J14]+[.$C$21];[.J12]+IF([.L$1]=[.$A14];[.$C$20];[.$C$22]))" office:value-type="float" office:value="5" calcext:value-type="float">
            <text:p>5</text:p>
          </table:table-cell>
          <table:table-cell table:style-name="ce9" table:formula="of:=IF([.N14]=[.L14]+[.$C$21];&quot;--&quot;;&quot;&quot;)" office:value-type="string" office:string-value="--" calcext:value-type="string">
            <text:p>--</text:p>
          </table:table-cell>
          <table:table-cell table:style-name="ce7" table:formula="of:=MAX(0;[.N12]+[.$C$21];[.L14]+[.$C$21];[.L12]+IF([.N$1]=[.$A14];[.$C$20];[.$C$22]))" office:value-type="float" office:value="3" calcext:value-type="float">
            <text:p>3</text:p>
          </table:table-cell>
          <table:table-cell table:style-name="ce9" table:formula="of:=IF([.P14]=[.N14]+[.$C$21];&quot;--&quot;;&quot;&quot;)">
            <text:p/>
          </table:table-cell>
          <table:table-cell table:style-name="ce7" table:formula="of:=MAX(0;[.P12]+[.$C$21];[.N14]+[.$C$21];[.N12]+IF([.P$1]=[.$A14];[.$C$20];[.$C$22]))" office:value-type="float" office:value="8" calcext:value-type="float">
            <text:p>8</text:p>
          </table:table-cell>
          <table:table-cell table:style-name="ce9" table:formula="of:=IF([.R14]=[.P14]+[.$C$21];&quot;--&quot;;&quot;&quot;)" office:value-type="string" office:string-value="--" calcext:value-type="string">
            <text:p>--</text:p>
          </table:table-cell>
          <table:table-cell table:style-name="ce7" table:formula="of:=MAX(0;[.R12]+[.$C$21];[.P14]+[.$C$21];[.P12]+IF([.R$1]=[.$A14];[.$C$20];[.$C$22]))" office:value-type="float" office:value="6" calcext:value-type="float">
            <text:p>6</text:p>
          </table:table-cell>
          <table:table-cell table:style-name="ce9" table:formula="of:=IF([.T14]=[.R14]+[.$C$21];&quot;--&quot;;&quot;&quot;)">
            <text:p/>
          </table:table-cell>
          <table:table-cell table:style-name="ce1" table:formula="of:=MAX(0;[.T12]+[.$C$21];[.R14]+[.$C$21];[.R12]+IF([.T$1]=[.$A14];[.$C$20];[.$C$22]))" office:value-type="float" office:value="9" calcext:value-type="float">
            <text:p>9</text:p>
          </table:table-cell>
          <table:table-cell table:style-name="ce9" table:formula="of:=IF([.V14]=[.T14]+[.$C$21];&quot;--&quot;;&quot;&quot;)" office:value-type="string" office:string-value="--" calcext:value-type="string">
            <text:p>--</text:p>
          </table:table-cell>
          <table:table-cell table:style-name="ce7" table:formula="of:=MAX(0;[.V12]+[.$C$21];[.T14]+[.$C$21];[.T12]+IF([.V$1]=[.$A14];[.$C$20];[.$C$22])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Max de la matrice</text:p>
          </table:table-cell>
          <table:table-cell table:number-columns-repeated="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S(x,x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del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(x,y)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3"/>
        </table:table-row>
        <table:table-row table:style-name="ro2">
          <table:table-cell table:number-columns-repeated="26"/>
        </table:table-row>
      </table:table>
      <table:table table:name="Semi-global" table:style-name="ta1">
        <table:table-column table:style-name="co1" table:default-cell-style-name="ce10"/>
        <table:table-column table:style-name="co1" table:number-columns-repeated="2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0" table:number-columns-repeated="2"/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9" table:formula="of:=IF([.D2]=[.B2]+[.$C$21];&quot;--&quot;;&quot;&quot;)">
            <text:p/>
          </table:table-cell>
          <table:table-cell table:style-name="ce1" office:value-type="float" office:value="0" calcext:value-type="float">
            <text:p>0</text:p>
          </table:table-cell>
          <table:table-cell table:style-name="ce9" table:formula="of:=IF([.F2]=[.D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H2]=[.F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J2]=[.H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L2]=[.J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N2]=[.L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P2]=[.N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R2]=[.P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T2]=[.R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V2]=[.T2]+[.$C$21];&quot;--&quot;;&quot;&quot;)">
            <text:p/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4]=[.B2]+[.$C$21];&quot;|&quot;;&quot;&quot;)">
            <text:p/>
          </table:table-cell>
          <table:table-cell table:style-name="ce7" table:formula="of:=IF([.D$1]=[.$A4];IF([.D4]=[.B2]+[.$C$20];&quot;\&quot;;&quot;&quot;);IF([.D4]=[.B2]+[.$C$22];&quot;\&quot;;&quot;&quot;))">
            <text:p/>
          </table:table-cell>
          <table:table-cell table:style-name="ce8" table:formula="of:=IF([.D4]=[.D2]+[.$C$21];&quot;|&quot;;&quot;&quot;)" office:value-type="string" office:string-value="|" calcext:value-type="string">
            <text:p>|</text:p>
          </table:table-cell>
          <table:table-cell table:style-name="ce1" table:formula="of:=IF([.F$1]=[.$A4];IF([.F4]=[.D2]+[.$C$20];&quot;\&quot;;&quot;&quot;);IF([.F4]=[.D2]+[.$C$22];&quot;\&quot;;&quot;&quot;))" office:value-type="string" office:string-value="\" calcext:value-type="string">
            <text:p>\</text:p>
          </table:table-cell>
          <table:table-cell table:style-name="ce8" table:formula="of:=IF([.F4]=[.F2]+[.$C$21];&quot;|&quot;;&quot;&quot;)">
            <text:p/>
          </table:table-cell>
          <table:table-cell table:style-name="ce7" table:formula="of:=IF([.H$1]=[.$A4];IF([.H4]=[.F2]+[.$C$20];&quot;\&quot;;&quot;&quot;);IF([.H4]=[.F2]+[.$C$22];&quot;\&quot;;&quot;&quot;))">
            <text:p/>
          </table:table-cell>
          <table:table-cell table:style-name="ce8" table:formula="of:=IF([.H4]=[.H2]+[.$C$21];&quot;|&quot;;&quot;&quot;)">
            <text:p/>
          </table:table-cell>
          <table:table-cell table:style-name="ce7" table:formula="of:=IF([.J$1]=[.$A4];IF([.J4]=[.H2]+[.$C$20];&quot;\&quot;;&quot;&quot;);IF([.J4]=[.H2]+[.$C$22];&quot;\&quot;;&quot;&quot;))" office:value-type="string" office:string-value="\" calcext:value-type="string">
            <text:p>\</text:p>
          </table:table-cell>
          <table:table-cell table:style-name="ce8" table:formula="of:=IF([.J4]=[.J2]+[.$C$21];&quot;|&quot;;&quot;&quot;)">
            <text:p/>
          </table:table-cell>
          <table:table-cell table:style-name="ce7" table:formula="of:=IF([.L$1]=[.$A4];IF([.L4]=[.J2]+[.$C$20];&quot;\&quot;;&quot;&quot;);IF([.L4]=[.J2]+[.$C$22];&quot;\&quot;;&quot;&quot;))">
            <text:p/>
          </table:table-cell>
          <table:table-cell table:style-name="ce8" table:formula="of:=IF([.L4]=[.L2]+[.$C$21];&quot;|&quot;;&quot;&quot;)">
            <text:p/>
          </table:table-cell>
          <table:table-cell table:style-name="ce7" table:formula="of:=IF([.N$1]=[.$A4];IF([.N4]=[.L2]+[.$C$20];&quot;\&quot;;&quot;&quot;);IF([.N4]=[.L2]+[.$C$22];&quot;\&quot;;&quot;&quot;))">
            <text:p/>
          </table:table-cell>
          <table:table-cell table:style-name="ce8" table:formula="of:=IF([.N4]=[.N2]+[.$C$21];&quot;|&quot;;&quot;&quot;)">
            <text:p/>
          </table:table-cell>
          <table:table-cell table:style-name="ce7" table:formula="of:=IF([.P$1]=[.$A4];IF([.P4]=[.N2]+[.$C$20];&quot;\&quot;;&quot;&quot;);IF([.P4]=[.N2]+[.$C$22];&quot;\&quot;;&quot;&quot;))" office:value-type="string" office:string-value="\" calcext:value-type="string">
            <text:p>\</text:p>
          </table:table-cell>
          <table:table-cell table:style-name="ce8" table:formula="of:=IF([.P4]=[.P2]+[.$C$21];&quot;|&quot;;&quot;&quot;)">
            <text:p/>
          </table:table-cell>
          <table:table-cell table:style-name="ce7" table:formula="of:=IF([.R$1]=[.$A4];IF([.R4]=[.P2]+[.$C$20];&quot;\&quot;;&quot;&quot;);IF([.R4]=[.P2]+[.$C$22];&quot;\&quot;;&quot;&quot;))">
            <text:p/>
          </table:table-cell>
          <table:table-cell table:style-name="ce8" table:formula="of:=IF([.R4]=[.R2]+[.$C$21];&quot;|&quot;;&quot;&quot;)">
            <text:p/>
          </table:table-cell>
          <table:table-cell table:style-name="ce7" table:formula="of:=IF([.T$1]=[.$A4];IF([.T4]=[.R2]+[.$C$20];&quot;\&quot;;&quot;&quot;);IF([.T4]=[.R2]+[.$C$22];&quot;\&quot;;&quot;&quot;))" office:value-type="string" office:string-value="\" calcext:value-type="string">
            <text:p>\</text:p>
          </table:table-cell>
          <table:table-cell table:style-name="ce8" table:formula="of:=IF([.T4]=[.T2]+[.$C$21];&quot;|&quot;;&quot;&quot;)">
            <text:p/>
          </table:table-cell>
          <table:table-cell table:style-name="ce7" table:formula="of:=IF([.V$1]=[.$A4];IF([.V4]=[.T2]+[.$C$20];&quot;\&quot;;&quot;&quot;);IF([.V4]=[.T2]+[.$C$22];&quot;\&quot;;&quot;&quot;))">
            <text:p/>
          </table:table-cell>
          <table:table-cell table:style-name="ce8" table:formula="of:=IF([.V4]=[.V2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4]=[.B4]+[.$C$21];&quot;--&quot;;&quot;&quot;)" office:value-type="string" office:string-value="--" calcext:value-type="string">
            <text:p>--</text:p>
          </table:table-cell>
          <table:table-cell table:style-name="ce7" table:formula="of:=MAX([.D2]+[.$C$21];[.B4]+[.$C$21];[.B2]+IF([.D$1]=[.$A4];[.$C$20];[.$C$22]))" office:value-type="float" office:value="-1" calcext:value-type="float">
            <text:p>-1</text:p>
          </table:table-cell>
          <table:table-cell table:style-name="ce9" table:formula="of:=IF([.F4]=[.D4]+[.$C$21];&quot;--&quot;;&quot;&quot;)">
            <text:p/>
          </table:table-cell>
          <table:table-cell table:style-name="ce1" table:formula="of:=MAX([.F2]+[.$C$21];[.D4]+[.$C$21];[.D2]+IF([.F$1]=[.$A4];[.$C$20];[.$C$22]))" office:value-type="float" office:value="3" calcext:value-type="float">
            <text:p>3</text:p>
          </table:table-cell>
          <table:table-cell table:style-name="ce9" table:formula="of:=IF([.H4]=[.F4]+[.$C$21];&quot;--&quot;;&quot;&quot;)" office:value-type="string" office:string-value="--" calcext:value-type="string">
            <text:p>--</text:p>
          </table:table-cell>
          <table:table-cell table:style-name="ce7" table:formula="of:=MAX([.H2]+[.$C$21];[.F4]+[.$C$21];[.F2]+IF([.H$1]=[.$A4];[.$C$20];[.$C$22]))" office:value-type="float" office:value="2" calcext:value-type="float">
            <text:p>2</text:p>
          </table:table-cell>
          <table:table-cell table:style-name="ce9" table:formula="of:=IF([.J4]=[.H4]+[.$C$21];&quot;--&quot;;&quot;&quot;)">
            <text:p/>
          </table:table-cell>
          <table:table-cell table:style-name="ce7" table:formula="of:=MAX([.J2]+[.$C$21];[.H4]+[.$C$21];[.H2]+IF([.J$1]=[.$A4];[.$C$20];[.$C$22]))" office:value-type="float" office:value="3" calcext:value-type="float">
            <text:p>3</text:p>
          </table:table-cell>
          <table:table-cell table:style-name="ce9" table:formula="of:=IF([.L4]=[.J4]+[.$C$21];&quot;--&quot;;&quot;&quot;)" office:value-type="string" office:string-value="--" calcext:value-type="string">
            <text:p>--</text:p>
          </table:table-cell>
          <table:table-cell table:style-name="ce7" table:formula="of:=MAX([.L2]+[.$C$21];[.J4]+[.$C$21];[.J2]+IF([.L$1]=[.$A4];[.$C$20];[.$C$22]))" office:value-type="float" office:value="2" calcext:value-type="float">
            <text:p>2</text:p>
          </table:table-cell>
          <table:table-cell table:style-name="ce9" table:formula="of:=IF([.N4]=[.L4]+[.$C$21];&quot;--&quot;;&quot;&quot;)" office:value-type="string" office:string-value="--" calcext:value-type="string">
            <text:p>--</text:p>
          </table:table-cell>
          <table:table-cell table:style-name="ce7" table:formula="of:=MAX([.N2]+[.$C$21];[.L4]+[.$C$21];[.L2]+IF([.N$1]=[.$A4];[.$C$20];[.$C$22]))" office:value-type="float" office:value="1" calcext:value-type="float">
            <text:p>1</text:p>
          </table:table-cell>
          <table:table-cell table:style-name="ce9" table:formula="of:=IF([.P4]=[.N4]+[.$C$21];&quot;--&quot;;&quot;&quot;)">
            <text:p/>
          </table:table-cell>
          <table:table-cell table:style-name="ce7" table:formula="of:=MAX([.P2]+[.$C$21];[.N4]+[.$C$21];[.N2]+IF([.P$1]=[.$A4];[.$C$20];[.$C$22]))" office:value-type="float" office:value="3" calcext:value-type="float">
            <text:p>3</text:p>
          </table:table-cell>
          <table:table-cell table:style-name="ce9" table:formula="of:=IF([.R4]=[.P4]+[.$C$21];&quot;--&quot;;&quot;&quot;)" office:value-type="string" office:string-value="--" calcext:value-type="string">
            <text:p>--</text:p>
          </table:table-cell>
          <table:table-cell table:style-name="ce7" table:formula="of:=MAX([.R2]+[.$C$21];[.P4]+[.$C$21];[.P2]+IF([.R$1]=[.$A4];[.$C$20];[.$C$22]))" office:value-type="float" office:value="2" calcext:value-type="float">
            <text:p>2</text:p>
          </table:table-cell>
          <table:table-cell table:style-name="ce9" table:formula="of:=IF([.T4]=[.R4]+[.$C$21];&quot;--&quot;;&quot;&quot;)">
            <text:p/>
          </table:table-cell>
          <table:table-cell table:style-name="ce7" table:formula="of:=MAX([.T2]+[.$C$21];[.R4]+[.$C$21];[.R2]+IF([.T$1]=[.$A4];[.$C$20];[.$C$22]))" office:value-type="float" office:value="3" calcext:value-type="float">
            <text:p>3</text:p>
          </table:table-cell>
          <table:table-cell table:style-name="ce9" table:formula="of:=IF([.V4]=[.T4]+[.$C$21];&quot;--&quot;;&quot;&quot;)" office:value-type="string" office:string-value="--" calcext:value-type="string">
            <text:p>--</text:p>
          </table:table-cell>
          <table:table-cell table:style-name="ce7" table:formula="of:=MAX([.V2]+[.$C$21];[.T4]+[.$C$21];[.T2]+IF([.V$1]=[.$A4];[.$C$20];[.$C$22]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6]=[.B4]+[.$C$21];&quot;|&quot;;&quot;&quot;)">
            <text:p/>
          </table:table-cell>
          <table:table-cell table:style-name="ce7" table:formula="of:=IF([.D$1]=[.$A6];IF([.D6]=[.B4]+[.$C$20];&quot;\&quot;;&quot;&quot;);IF([.D6]=[.B4]+[.$C$22];&quot;\&quot;;&quot;&quot;))">
            <text:p/>
          </table:table-cell>
          <table:table-cell table:style-name="ce8" table:formula="of:=IF([.D6]=[.D4]+[.$C$21];&quot;|&quot;;&quot;&quot;)">
            <text:p/>
          </table:table-cell>
          <table:table-cell table:style-name="ce7" table:formula="of:=IF([.F$1]=[.$A6];IF([.F6]=[.D4]+[.$C$20];&quot;\&quot;;&quot;&quot;);IF([.F6]=[.D4]+[.$C$22];&quot;\&quot;;&quot;&quot;))">
            <text:p/>
          </table:table-cell>
          <table:table-cell table:style-name="ce8" table:formula="of:=IF([.F6]=[.F4]+[.$C$21];&quot;|&quot;;&quot;&quot;)" office:value-type="string" office:string-value="|" calcext:value-type="string">
            <text:p>|</text:p>
          </table:table-cell>
          <table:table-cell table:style-name="ce1" table:formula="of:=IF([.H$1]=[.$A6];IF([.H6]=[.F4]+[.$C$20];&quot;\&quot;;&quot;&quot;);IF([.H6]=[.F4]+[.$C$22];&quot;\&quot;;&quot;&quot;))" office:value-type="string" office:string-value="\" calcext:value-type="string">
            <text:p>\</text:p>
          </table:table-cell>
          <table:table-cell table:style-name="ce8" table:formula="of:=IF([.H6]=[.H4]+[.$C$21];&quot;|&quot;;&quot;&quot;)">
            <text:p/>
          </table:table-cell>
          <table:table-cell table:style-name="ce7" table:formula="of:=IF([.J$1]=[.$A6];IF([.J6]=[.H4]+[.$C$20];&quot;\&quot;;&quot;&quot;);IF([.J6]=[.H4]+[.$C$22];&quot;\&quot;;&quot;&quot;))">
            <text:p/>
          </table:table-cell>
          <table:table-cell table:style-name="ce8" table:formula="of:=IF([.J6]=[.J4]+[.$C$21];&quot;|&quot;;&quot;&quot;)">
            <text:p/>
          </table:table-cell>
          <table:table-cell table:style-name="ce7" table:formula="of:=IF([.L$1]=[.$A6];IF([.L6]=[.J4]+[.$C$20];&quot;\&quot;;&quot;&quot;);IF([.L6]=[.J4]+[.$C$22];&quot;\&quot;;&quot;&quot;))">
            <text:p/>
          </table:table-cell>
          <table:table-cell table:style-name="ce8" table:formula="of:=IF([.L6]=[.L4]+[.$C$21];&quot;|&quot;;&quot;&quot;)">
            <text:p/>
          </table:table-cell>
          <table:table-cell table:style-name="ce7" table:formula="of:=IF([.N$1]=[.$A6];IF([.N6]=[.L4]+[.$C$20];&quot;\&quot;;&quot;&quot;);IF([.N6]=[.L4]+[.$C$22];&quot;\&quot;;&quot;&quot;))">
            <text:p/>
          </table:table-cell>
          <table:table-cell table:style-name="ce8" table:formula="of:=IF([.N6]=[.N4]+[.$C$21];&quot;|&quot;;&quot;&quot;)">
            <text:p/>
          </table:table-cell>
          <table:table-cell table:style-name="ce7" table:formula="of:=IF([.P$1]=[.$A6];IF([.P6]=[.N4]+[.$C$20];&quot;\&quot;;&quot;&quot;);IF([.P6]=[.N4]+[.$C$22];&quot;\&quot;;&quot;&quot;))">
            <text:p/>
          </table:table-cell>
          <table:table-cell table:style-name="ce8" table:formula="of:=IF([.P6]=[.P4]+[.$C$21];&quot;|&quot;;&quot;&quot;)" office:value-type="string" office:string-value="|" calcext:value-type="string">
            <text:p>|</text:p>
          </table:table-cell>
          <table:table-cell table:style-name="ce7" table:formula="of:=IF([.R$1]=[.$A6];IF([.R6]=[.P4]+[.$C$20];&quot;\&quot;;&quot;&quot;);IF([.R6]=[.P4]+[.$C$22];&quot;\&quot;;&quot;&quot;))" office:value-type="string" office:string-value="\" calcext:value-type="string">
            <text:p>\</text:p>
          </table:table-cell>
          <table:table-cell table:style-name="ce8" table:formula="of:=IF([.R6]=[.R4]+[.$C$21];&quot;|&quot;;&quot;&quot;)">
            <text:p/>
          </table:table-cell>
          <table:table-cell table:style-name="ce7" table:formula="of:=IF([.T$1]=[.$A6];IF([.T6]=[.R4]+[.$C$20];&quot;\&quot;;&quot;&quot;);IF([.T6]=[.R4]+[.$C$22];&quot;\&quot;;&quot;&quot;))">
            <text:p/>
          </table:table-cell>
          <table:table-cell table:style-name="ce8" table:formula="of:=IF([.T6]=[.T4]+[.$C$21];&quot;|&quot;;&quot;&quot;)">
            <text:p/>
          </table:table-cell>
          <table:table-cell table:style-name="ce7" table:formula="of:=IF([.V$1]=[.$A6];IF([.V6]=[.T4]+[.$C$20];&quot;\&quot;;&quot;&quot;);IF([.V6]=[.T4]+[.$C$22];&quot;\&quot;;&quot;&quot;))" office:value-type="string" office:string-value="\" calcext:value-type="string">
            <text:p>\</text:p>
          </table:table-cell>
          <table:table-cell table:style-name="ce8" table:formula="of:=IF([.V6]=[.V4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6]=[.B6]+[.$C$21];&quot;--&quot;;&quot;&quot;)" office:value-type="string" office:string-value="--" calcext:value-type="string">
            <text:p>--</text:p>
          </table:table-cell>
          <table:table-cell table:style-name="ce7" table:formula="of:=MAX([.D4]+[.$C$21];[.B6]+[.$C$21];[.B4]+IF([.D$1]=[.$A6];[.$C$20];[.$C$22]))" office:value-type="float" office:value="-1" calcext:value-type="float">
            <text:p>-1</text:p>
          </table:table-cell>
          <table:table-cell table:style-name="ce9" table:formula="of:=IF([.F6]=[.D6]+[.$C$21];&quot;--&quot;;&quot;&quot;)">
            <text:p/>
          </table:table-cell>
          <table:table-cell table:style-name="ce7" table:formula="of:=MAX([.F4]+[.$C$21];[.D6]+[.$C$21];[.D4]+IF([.F$1]=[.$A6];[.$C$20];[.$C$22]))" office:value-type="float" office:value="2" calcext:value-type="float">
            <text:p>2</text:p>
          </table:table-cell>
          <table:table-cell table:style-name="ce9" table:formula="of:=IF([.H6]=[.F6]+[.$C$21];&quot;--&quot;;&quot;&quot;)">
            <text:p/>
          </table:table-cell>
          <table:table-cell table:style-name="ce1" table:formula="of:=MAX([.H4]+[.$C$21];[.F6]+[.$C$21];[.F4]+IF([.H$1]=[.$A6];[.$C$20];[.$C$22]))" office:value-type="float" office:value="6" calcext:value-type="float">
            <text:p>6</text:p>
          </table:table-cell>
          <table:table-cell table:style-name="ce3" table:formula="of:=IF([.J6]=[.H6]+[.$C$21];&quot;--&quot;;&quot;&quot;)" office:value-type="string" office:string-value="--" calcext:value-type="string">
            <text:p>--</text:p>
          </table:table-cell>
          <table:table-cell table:style-name="ce1" table:formula="of:=MAX([.J4]+[.$C$21];[.H6]+[.$C$21];[.H4]+IF([.J$1]=[.$A6];[.$C$20];[.$C$22]))" office:value-type="float" office:value="5" calcext:value-type="float">
            <text:p>5</text:p>
          </table:table-cell>
          <table:table-cell table:style-name="ce3" table:formula="of:=IF([.L6]=[.J6]+[.$C$21];&quot;--&quot;;&quot;&quot;)" office:value-type="string" office:string-value="--" calcext:value-type="string">
            <text:p>--</text:p>
          </table:table-cell>
          <table:table-cell table:style-name="ce1" table:formula="of:=MAX([.L4]+[.$C$21];[.J6]+[.$C$21];[.J4]+IF([.L$1]=[.$A6];[.$C$20];[.$C$22]))" office:value-type="float" office:value="4" calcext:value-type="float">
            <text:p>4</text:p>
          </table:table-cell>
          <table:table-cell table:style-name="ce9" table:formula="of:=IF([.N6]=[.L6]+[.$C$21];&quot;--&quot;;&quot;&quot;)" office:value-type="string" office:string-value="--" calcext:value-type="string">
            <text:p>--</text:p>
          </table:table-cell>
          <table:table-cell table:style-name="ce7" table:formula="of:=MAX([.N4]+[.$C$21];[.L6]+[.$C$21];[.L4]+IF([.N$1]=[.$A6];[.$C$20];[.$C$22]))" office:value-type="float" office:value="3" calcext:value-type="float">
            <text:p>3</text:p>
          </table:table-cell>
          <table:table-cell table:style-name="ce9" table:formula="of:=IF([.P6]=[.N6]+[.$C$21];&quot;--&quot;;&quot;&quot;)" office:value-type="string" office:string-value="--" calcext:value-type="string">
            <text:p>--</text:p>
          </table:table-cell>
          <table:table-cell table:style-name="ce7" table:formula="of:=MAX([.P4]+[.$C$21];[.N6]+[.$C$21];[.N4]+IF([.P$1]=[.$A6];[.$C$20];[.$C$22]))" office:value-type="float" office:value="2" calcext:value-type="float">
            <text:p>2</text:p>
          </table:table-cell>
          <table:table-cell table:style-name="ce9" table:formula="of:=IF([.R6]=[.P6]+[.$C$21];&quot;--&quot;;&quot;&quot;)">
            <text:p/>
          </table:table-cell>
          <table:table-cell table:style-name="ce7" table:formula="of:=MAX([.R4]+[.$C$21];[.P6]+[.$C$21];[.P4]+IF([.R$1]=[.$A6];[.$C$20];[.$C$22]))" office:value-type="float" office:value="6" calcext:value-type="float">
            <text:p>6</text:p>
          </table:table-cell>
          <table:table-cell table:style-name="ce9" table:formula="of:=IF([.T6]=[.R6]+[.$C$21];&quot;--&quot;;&quot;&quot;)" office:value-type="string" office:string-value="--" calcext:value-type="string">
            <text:p>--</text:p>
          </table:table-cell>
          <table:table-cell table:style-name="ce7" table:formula="of:=MAX([.T4]+[.$C$21];[.R6]+[.$C$21];[.R4]+IF([.T$1]=[.$A6];[.$C$20];[.$C$22]))" office:value-type="float" office:value="5" calcext:value-type="float">
            <text:p>5</text:p>
          </table:table-cell>
          <table:table-cell table:style-name="ce9" table:formula="of:=IF([.V6]=[.T6]+[.$C$21];&quot;--&quot;;&quot;&quot;)">
            <text:p/>
          </table:table-cell>
          <table:table-cell table:style-name="ce7" table:formula="of:=MAX([.V4]+[.$C$21];[.T6]+[.$C$21];[.T4]+IF([.V$1]=[.$A6];[.$C$20];[.$C$22])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8]=[.B6]+[.$C$21];&quot;|&quot;;&quot;&quot;)">
            <text:p/>
          </table:table-cell>
          <table:table-cell table:style-name="ce7" table:formula="of:=IF([.D$1]=[.$A8];IF([.D8]=[.B6]+[.$C$20];&quot;\&quot;;&quot;&quot;);IF([.D8]=[.B6]+[.$C$22];&quot;\&quot;;&quot;&quot;))" office:value-type="string" office:string-value="\" calcext:value-type="string">
            <text:p>\</text:p>
          </table:table-cell>
          <table:table-cell table:style-name="ce8" table:formula="of:=IF([.D8]=[.D6]+[.$C$21];&quot;|&quot;;&quot;&quot;)">
            <text:p/>
          </table:table-cell>
          <table:table-cell table:style-name="ce7" table:formula="of:=IF([.F$1]=[.$A8];IF([.F8]=[.D6]+[.$C$20];&quot;\&quot;;&quot;&quot;);IF([.F8]=[.D6]+[.$C$22];&quot;\&quot;;&quot;&quot;))">
            <text:p/>
          </table:table-cell>
          <table:table-cell table:style-name="ce8" table:formula="of:=IF([.F8]=[.F6]+[.$C$21];&quot;|&quot;;&quot;&quot;)">
            <text:p/>
          </table:table-cell>
          <table:table-cell table:style-name="ce7" table:formula="of:=IF([.H$1]=[.$A8];IF([.H8]=[.F6]+[.$C$20];&quot;\&quot;;&quot;&quot;);IF([.H8]=[.F6]+[.$C$22];&quot;\&quot;;&quot;&quot;))">
            <text:p/>
          </table:table-cell>
          <table:table-cell table:style-name="ce8" table:formula="of:=IF([.H8]=[.H6]+[.$C$21];&quot;|&quot;;&quot;&quot;)" office:value-type="string" office:string-value="|" calcext:value-type="string">
            <text:p>|</text:p>
          </table:table-cell>
          <table:table-cell table:style-name="ce7" table:formula="of:=IF([.J$1]=[.$A8];IF([.J8]=[.H6]+[.$C$20];&quot;\&quot;;&quot;&quot;);IF([.J8]=[.H6]+[.$C$22];&quot;\&quot;;&quot;&quot;))" office:value-type="string" office:string-value="\" calcext:value-type="string">
            <text:p>\</text:p>
          </table:table-cell>
          <table:table-cell table:style-name="ce8" table:formula="of:=IF([.J8]=[.J6]+[.$C$21];&quot;|&quot;;&quot;&quot;)" office:value-type="string" office:string-value="|" calcext:value-type="string">
            <text:p>|</text:p>
          </table:table-cell>
          <table:table-cell table:style-name="ce7" table:formula="of:=IF([.L$1]=[.$A8];IF([.L8]=[.J6]+[.$C$20];&quot;\&quot;;&quot;&quot;);IF([.L8]=[.J6]+[.$C$22];&quot;\&quot;;&quot;&quot;))" office:value-type="string" office:string-value="\" calcext:value-type="string">
            <text:p>\</text:p>
          </table:table-cell>
          <table:table-cell table:style-name="ce8" table:formula="of:=IF([.L8]=[.L6]+[.$C$21];&quot;|&quot;;&quot;&quot;)" office:value-type="string" office:string-value="|" calcext:value-type="string">
            <text:p>|</text:p>
          </table:table-cell>
          <table:table-cell table:style-name="ce1" table:formula="of:=IF([.N$1]=[.$A8];IF([.N8]=[.L6]+[.$C$20];&quot;\&quot;;&quot;&quot;);IF([.N8]=[.L6]+[.$C$22];&quot;\&quot;;&quot;&quot;))" office:value-type="string" office:string-value="\" calcext:value-type="string">
            <text:p>\</text:p>
          </table:table-cell>
          <table:table-cell table:style-name="ce8" table:formula="of:=IF([.N8]=[.N6]+[.$C$21];&quot;|&quot;;&quot;&quot;)">
            <text:p/>
          </table:table-cell>
          <table:table-cell table:style-name="ce7" table:formula="of:=IF([.P$1]=[.$A8];IF([.P8]=[.N6]+[.$C$20];&quot;\&quot;;&quot;&quot;);IF([.P8]=[.N6]+[.$C$22];&quot;\&quot;;&quot;&quot;))">
            <text:p/>
          </table:table-cell>
          <table:table-cell table:style-name="ce8" table:formula="of:=IF([.P8]=[.P6]+[.$C$21];&quot;|&quot;;&quot;&quot;)">
            <text:p/>
          </table:table-cell>
          <table:table-cell table:style-name="ce7" table:formula="of:=IF([.R$1]=[.$A8];IF([.R8]=[.P6]+[.$C$20];&quot;\&quot;;&quot;&quot;);IF([.R8]=[.P6]+[.$C$22];&quot;\&quot;;&quot;&quot;))">
            <text:p/>
          </table:table-cell>
          <table:table-cell table:style-name="ce8" table:formula="of:=IF([.R8]=[.R6]+[.$C$21];&quot;|&quot;;&quot;&quot;)" office:value-type="string" office:string-value="|" calcext:value-type="string">
            <text:p>|</text:p>
          </table:table-cell>
          <table:table-cell table:style-name="ce7" table:formula="of:=IF([.T$1]=[.$A8];IF([.T8]=[.R6]+[.$C$20];&quot;\&quot;;&quot;&quot;);IF([.T8]=[.R6]+[.$C$22];&quot;\&quot;;&quot;&quot;))" office:value-type="string" office:string-value="\" calcext:value-type="string">
            <text:p>\</text:p>
          </table:table-cell>
          <table:table-cell table:style-name="ce8" table:formula="of:=IF([.T8]=[.T6]+[.$C$21];&quot;|&quot;;&quot;&quot;)" office:value-type="string" office:string-value="|" calcext:value-type="string">
            <text:p>|</text:p>
          </table:table-cell>
          <table:table-cell table:style-name="ce7" table:formula="of:=IF([.V$1]=[.$A8];IF([.V8]=[.T6]+[.$C$20];&quot;\&quot;;&quot;&quot;);IF([.V8]=[.T6]+[.$C$22];&quot;\&quot;;&quot;&quot;))">
            <text:p/>
          </table:table-cell>
          <table:table-cell table:style-name="ce8" table:formula="of:=IF([.V8]=[.V6]+[.$C$21];&quot;|&quot;;&quot;&quot;)" office:value-type="string" office:string-value="|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8]=[.B8]+[.$C$21];&quot;--&quot;;&quot;&quot;)">
            <text:p/>
          </table:table-cell>
          <table:table-cell table:style-name="ce7" table:formula="of:=MAX([.D6]+[.$C$21];[.B8]+[.$C$21];[.B6]+IF([.D$1]=[.$A8];[.$C$20];[.$C$22]))" office:value-type="float" office:value="3" calcext:value-type="float">
            <text:p>3</text:p>
          </table:table-cell>
          <table:table-cell table:style-name="ce9" table:formula="of:=IF([.F8]=[.D8]+[.$C$21];&quot;--&quot;;&quot;&quot;)" office:value-type="string" office:string-value="--" calcext:value-type="string">
            <text:p>--</text:p>
          </table:table-cell>
          <table:table-cell table:style-name="ce7" table:formula="of:=MAX([.F6]+[.$C$21];[.D8]+[.$C$21];[.D6]+IF([.F$1]=[.$A8];[.$C$20];[.$C$22]))" office:value-type="float" office:value="2" calcext:value-type="float">
            <text:p>2</text:p>
          </table:table-cell>
          <table:table-cell table:style-name="ce9" table:formula="of:=IF([.H8]=[.F8]+[.$C$21];&quot;--&quot;;&quot;&quot;)">
            <text:p/>
          </table:table-cell>
          <table:table-cell table:style-name="ce7" table:formula="of:=MAX([.H6]+[.$C$21];[.F8]+[.$C$21];[.F6]+IF([.H$1]=[.$A8];[.$C$20];[.$C$22]))" office:value-type="float" office:value="5" calcext:value-type="float">
            <text:p>5</text:p>
          </table:table-cell>
          <table:table-cell table:style-name="ce9" table:formula="of:=IF([.J8]=[.H8]+[.$C$21];&quot;--&quot;;&quot;&quot;)" office:value-type="string" office:string-value="--" calcext:value-type="string">
            <text:p>--</text:p>
          </table:table-cell>
          <table:table-cell table:style-name="ce7" table:formula="of:=MAX([.J6]+[.$C$21];[.H8]+[.$C$21];[.H6]+IF([.J$1]=[.$A8];[.$C$20];[.$C$22]))" office:value-type="float" office:value="4" calcext:value-type="float">
            <text:p>4</text:p>
          </table:table-cell>
          <table:table-cell table:style-name="ce9" table:formula="of:=IF([.L8]=[.J8]+[.$C$21];&quot;--&quot;;&quot;&quot;)" office:value-type="string" office:string-value="--" calcext:value-type="string">
            <text:p>--</text:p>
          </table:table-cell>
          <table:table-cell table:style-name="ce7" table:formula="of:=MAX([.L6]+[.$C$21];[.J8]+[.$C$21];[.J6]+IF([.L$1]=[.$A8];[.$C$20];[.$C$22]))" office:value-type="float" office:value="3" calcext:value-type="float">
            <text:p>3</text:p>
          </table:table-cell>
          <table:table-cell table:style-name="ce9" table:formula="of:=IF([.N8]=[.L8]+[.$C$21];&quot;--&quot;;&quot;&quot;)">
            <text:p/>
          </table:table-cell>
          <table:table-cell table:style-name="ce1" table:formula="of:=MAX([.N6]+[.$C$21];[.L8]+[.$C$21];[.L6]+IF([.N$1]=[.$A8];[.$C$20];[.$C$22]))" office:value-type="float" office:value="7" calcext:value-type="float">
            <text:p>7</text:p>
          </table:table-cell>
          <table:table-cell table:style-name="ce9" table:formula="of:=IF([.P8]=[.N8]+[.$C$21];&quot;--&quot;;&quot;&quot;)" office:value-type="string" office:string-value="--" calcext:value-type="string">
            <text:p>--</text:p>
          </table:table-cell>
          <table:table-cell table:style-name="ce7" table:formula="of:=MAX([.P6]+[.$C$21];[.N8]+[.$C$21];[.N6]+IF([.P$1]=[.$A8];[.$C$20];[.$C$22]))" office:value-type="float" office:value="6" calcext:value-type="float">
            <text:p>6</text:p>
          </table:table-cell>
          <table:table-cell table:style-name="ce9" table:formula="of:=IF([.R8]=[.P8]+[.$C$21];&quot;--&quot;;&quot;&quot;)" office:value-type="string" office:string-value="--" calcext:value-type="string">
            <text:p>--</text:p>
          </table:table-cell>
          <table:table-cell table:style-name="ce7" table:formula="of:=MAX([.R6]+[.$C$21];[.P8]+[.$C$21];[.P6]+IF([.R$1]=[.$A8];[.$C$20];[.$C$22]))" office:value-type="float" office:value="5" calcext:value-type="float">
            <text:p>5</text:p>
          </table:table-cell>
          <table:table-cell table:style-name="ce9" table:formula="of:=IF([.T8]=[.R8]+[.$C$21];&quot;--&quot;;&quot;&quot;)" office:value-type="string" office:string-value="--" calcext:value-type="string">
            <text:p>--</text:p>
          </table:table-cell>
          <table:table-cell table:style-name="ce7" table:formula="of:=MAX([.T6]+[.$C$21];[.R8]+[.$C$21];[.R6]+IF([.T$1]=[.$A8];[.$C$20];[.$C$22]))" office:value-type="float" office:value="4" calcext:value-type="float">
            <text:p>4</text:p>
          </table:table-cell>
          <table:table-cell table:style-name="ce9" table:formula="of:=IF([.V8]=[.T8]+[.$C$21];&quot;--&quot;;&quot;&quot;)">
            <text:p/>
          </table:table-cell>
          <table:table-cell table:style-name="ce7" table:formula="of:=MAX([.V6]+[.$C$21];[.T8]+[.$C$21];[.T6]+IF([.V$1]=[.$A8];[.$C$20];[.$C$22])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10]=[.B8]+[.$C$21];&quot;|&quot;;&quot;&quot;)">
            <text:p/>
          </table:table-cell>
          <table:table-cell table:style-name="ce7" table:formula="of:=IF([.D$1]=[.$A10];IF([.D10]=[.B8]+[.$C$20];&quot;\&quot;;&quot;&quot;);IF([.D10]=[.B8]+[.$C$22];&quot;\&quot;;&quot;&quot;))">
            <text:p/>
          </table:table-cell>
          <table:table-cell table:style-name="ce8" table:formula="of:=IF([.D10]=[.D8]+[.$C$21];&quot;|&quot;;&quot;&quot;)" office:value-type="string" office:string-value="|" calcext:value-type="string">
            <text:p>|</text:p>
          </table:table-cell>
          <table:table-cell table:style-name="ce7" table:formula="of:=IF([.F$1]=[.$A10];IF([.F10]=[.D8]+[.$C$20];&quot;\&quot;;&quot;&quot;);IF([.F10]=[.D8]+[.$C$22];&quot;\&quot;;&quot;&quot;))" office:value-type="string" office:string-value="\" calcext:value-type="string">
            <text:p>\</text:p>
          </table:table-cell>
          <table:table-cell table:style-name="ce8" table:formula="of:=IF([.F10]=[.F8]+[.$C$21];&quot;|&quot;;&quot;&quot;)" office:value-type="string" office:string-value="|" calcext:value-type="string">
            <text:p>|</text:p>
          </table:table-cell>
          <table:table-cell table:style-name="ce7" table:formula="of:=IF([.H$1]=[.$A10];IF([.H10]=[.F8]+[.$C$20];&quot;\&quot;;&quot;&quot;);IF([.H10]=[.F8]+[.$C$22];&quot;\&quot;;&quot;&quot;))">
            <text:p/>
          </table:table-cell>
          <table:table-cell table:style-name="ce8" table:formula="of:=IF([.H10]=[.H8]+[.$C$21];&quot;|&quot;;&quot;&quot;)" office:value-type="string" office:string-value="|" calcext:value-type="string">
            <text:p>|</text:p>
          </table:table-cell>
          <table:table-cell table:style-name="ce7" table:formula="of:=IF([.J$1]=[.$A10];IF([.J10]=[.H8]+[.$C$20];&quot;\&quot;;&quot;&quot;);IF([.J10]=[.H8]+[.$C$22];&quot;\&quot;;&quot;&quot;))" office:value-type="string" office:string-value="\" calcext:value-type="string">
            <text:p>\</text:p>
          </table:table-cell>
          <table:table-cell table:style-name="ce8" table:formula="of:=IF([.J10]=[.J8]+[.$C$21];&quot;|&quot;;&quot;&quot;)" office:value-type="string" office:string-value="|" calcext:value-type="string">
            <text:p>|</text:p>
          </table:table-cell>
          <table:table-cell table:style-name="ce7" table:formula="of:=IF([.L$1]=[.$A10];IF([.L10]=[.J8]+[.$C$20];&quot;\&quot;;&quot;&quot;);IF([.L10]=[.J8]+[.$C$22];&quot;\&quot;;&quot;&quot;))" office:value-type="string" office:string-value="\" calcext:value-type="string">
            <text:p>\</text:p>
          </table:table-cell>
          <table:table-cell table:style-name="ce8" table:formula="of:=IF([.L10]=[.L8]+[.$C$21];&quot;|&quot;;&quot;&quot;)">
            <text:p/>
          </table:table-cell>
          <table:table-cell table:style-name="ce7" table:formula="of:=IF([.N$1]=[.$A10];IF([.N10]=[.L8]+[.$C$20];&quot;\&quot;;&quot;&quot;);IF([.N10]=[.L8]+[.$C$22];&quot;\&quot;;&quot;&quot;))">
            <text:p/>
          </table:table-cell>
          <table:table-cell table:style-name="ce8" table:formula="of:=IF([.N10]=[.N8]+[.$C$21];&quot;|&quot;;&quot;&quot;)" office:value-type="string" office:string-value="|" calcext:value-type="string">
            <text:p>|</text:p>
          </table:table-cell>
          <table:table-cell table:style-name="ce1" table:formula="of:=IF([.P$1]=[.$A10];IF([.P10]=[.N8]+[.$C$20];&quot;\&quot;;&quot;&quot;);IF([.P10]=[.N8]+[.$C$22];&quot;\&quot;;&quot;&quot;))" office:value-type="string" office:string-value="\" calcext:value-type="string">
            <text:p>\</text:p>
          </table:table-cell>
          <table:table-cell table:style-name="ce8" table:formula="of:=IF([.P10]=[.P8]+[.$C$21];&quot;|&quot;;&quot;&quot;)" office:value-type="string" office:string-value="|" calcext:value-type="string">
            <text:p>|</text:p>
          </table:table-cell>
          <table:table-cell table:style-name="ce7" table:formula="of:=IF([.R$1]=[.$A10];IF([.R10]=[.P8]+[.$C$20];&quot;\&quot;;&quot;&quot;);IF([.R10]=[.P8]+[.$C$22];&quot;\&quot;;&quot;&quot;))" office:value-type="string" office:string-value="\" calcext:value-type="string">
            <text:p>\</text:p>
          </table:table-cell>
          <table:table-cell table:style-name="ce8" table:formula="of:=IF([.R10]=[.R8]+[.$C$21];&quot;|&quot;;&quot;&quot;)" office:value-type="string" office:string-value="|" calcext:value-type="string">
            <text:p>|</text:p>
          </table:table-cell>
          <table:table-cell table:style-name="ce7" table:formula="of:=IF([.T$1]=[.$A10];IF([.T10]=[.R8]+[.$C$20];&quot;\&quot;;&quot;&quot;);IF([.T10]=[.R8]+[.$C$22];&quot;\&quot;;&quot;&quot;))" office:value-type="string" office:string-value="\" calcext:value-type="string">
            <text:p>\</text:p>
          </table:table-cell>
          <table:table-cell table:style-name="ce8" table:formula="of:=IF([.T10]=[.T8]+[.$C$21];&quot;|&quot;;&quot;&quot;)" office:value-type="string" office:string-value="|" calcext:value-type="string">
            <text:p>|</text:p>
          </table:table-cell>
          <table:table-cell table:style-name="ce7" table:formula="of:=IF([.V$1]=[.$A10];IF([.V10]=[.T8]+[.$C$20];&quot;\&quot;;&quot;&quot;);IF([.V10]=[.T8]+[.$C$22];&quot;\&quot;;&quot;&quot;))">
            <text:p/>
          </table:table-cell>
          <table:table-cell table:style-name="ce8" table:formula="of:=IF([.V10]=[.V8]+[.$C$21];&quot;|&quot;;&quot;&quot;)" office:value-type="string" office:string-value="|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10]=[.B10]+[.$C$21];&quot;--&quot;;&quot;&quot;)">
            <text:p/>
          </table:table-cell>
          <table:table-cell table:style-name="ce7" table:formula="of:=MAX([.D8]+[.$C$21];[.B10]+[.$C$21];[.B8]+IF([.D$1]=[.$A10];[.$C$20];[.$C$22]))" office:value-type="float" office:value="2" calcext:value-type="float">
            <text:p>2</text:p>
          </table:table-cell>
          <table:table-cell table:style-name="ce9" table:formula="of:=IF([.F10]=[.D10]+[.$C$21];&quot;--&quot;;&quot;&quot;)" office:value-type="string" office:string-value="--" calcext:value-type="string">
            <text:p>--</text:p>
          </table:table-cell>
          <table:table-cell table:style-name="ce7" table:formula="of:=MAX([.F8]+[.$C$21];[.D10]+[.$C$21];[.D8]+IF([.F$1]=[.$A10];[.$C$20];[.$C$22]))" office:value-type="float" office:value="1" calcext:value-type="float">
            <text:p>1</text:p>
          </table:table-cell>
          <table:table-cell table:style-name="ce9" table:formula="of:=IF([.H10]=[.F10]+[.$C$21];&quot;--&quot;;&quot;&quot;)">
            <text:p/>
          </table:table-cell>
          <table:table-cell table:style-name="ce7" table:formula="of:=MAX([.H8]+[.$C$21];[.F10]+[.$C$21];[.F8]+IF([.H$1]=[.$A10];[.$C$20];[.$C$22]))" office:value-type="float" office:value="4" calcext:value-type="float">
            <text:p>4</text:p>
          </table:table-cell>
          <table:table-cell table:style-name="ce9" table:formula="of:=IF([.J10]=[.H10]+[.$C$21];&quot;--&quot;;&quot;&quot;)" office:value-type="string" office:string-value="--" calcext:value-type="string">
            <text:p>--</text:p>
          </table:table-cell>
          <table:table-cell table:style-name="ce7" table:formula="of:=MAX([.J8]+[.$C$21];[.H10]+[.$C$21];[.H8]+IF([.J$1]=[.$A10];[.$C$20];[.$C$22]))" office:value-type="float" office:value="3" calcext:value-type="float">
            <text:p>3</text:p>
          </table:table-cell>
          <table:table-cell table:style-name="ce9" table:formula="of:=IF([.L10]=[.J10]+[.$C$21];&quot;--&quot;;&quot;&quot;)">
            <text:p/>
          </table:table-cell>
          <table:table-cell table:style-name="ce7" table:formula="of:=MAX([.L8]+[.$C$21];[.J10]+[.$C$21];[.J8]+IF([.L$1]=[.$A10];[.$C$20];[.$C$22]))" office:value-type="float" office:value="7" calcext:value-type="float">
            <text:p>7</text:p>
          </table:table-cell>
          <table:table-cell table:style-name="ce9" table:formula="of:=IF([.N10]=[.L10]+[.$C$21];&quot;--&quot;;&quot;&quot;)" office:value-type="string" office:string-value="--" calcext:value-type="string">
            <text:p>--</text:p>
          </table:table-cell>
          <table:table-cell table:style-name="ce7" table:formula="of:=MAX([.N8]+[.$C$21];[.L10]+[.$C$21];[.L8]+IF([.N$1]=[.$A10];[.$C$20];[.$C$22]))" office:value-type="float" office:value="6" calcext:value-type="float">
            <text:p>6</text:p>
          </table:table-cell>
          <table:table-cell table:style-name="ce9" table:formula="of:=IF([.P10]=[.N10]+[.$C$21];&quot;--&quot;;&quot;&quot;)" office:value-type="string" office:string-value="--" calcext:value-type="string">
            <text:p>--</text:p>
          </table:table-cell>
          <table:table-cell table:style-name="ce1" table:formula="of:=MAX([.P8]+[.$C$21];[.N10]+[.$C$21];[.N8]+IF([.P$1]=[.$A10];[.$C$20];[.$C$22]))" office:value-type="float" office:value="5" calcext:value-type="float">
            <text:p>5</text:p>
          </table:table-cell>
          <table:table-cell table:style-name="ce9" table:formula="of:=IF([.R10]=[.P10]+[.$C$21];&quot;--&quot;;&quot;&quot;)" office:value-type="string" office:string-value="--" calcext:value-type="string">
            <text:p>--</text:p>
          </table:table-cell>
          <table:table-cell table:style-name="ce7" table:formula="of:=MAX([.R8]+[.$C$21];[.P10]+[.$C$21];[.P8]+IF([.R$1]=[.$A10];[.$C$20];[.$C$22]))" office:value-type="float" office:value="4" calcext:value-type="float">
            <text:p>4</text:p>
          </table:table-cell>
          <table:table-cell table:style-name="ce9" table:formula="of:=IF([.T10]=[.R10]+[.$C$21];&quot;--&quot;;&quot;&quot;)" office:value-type="string" office:string-value="--" calcext:value-type="string">
            <text:p>--</text:p>
          </table:table-cell>
          <table:table-cell table:style-name="ce7" table:formula="of:=MAX([.T8]+[.$C$21];[.R10]+[.$C$21];[.R8]+IF([.T$1]=[.$A10];[.$C$20];[.$C$22]))" office:value-type="float" office:value="3" calcext:value-type="float">
            <text:p>3</text:p>
          </table:table-cell>
          <table:table-cell table:style-name="ce9" table:formula="of:=IF([.V10]=[.T10]+[.$C$21];&quot;--&quot;;&quot;&quot;)">
            <text:p/>
          </table:table-cell>
          <table:table-cell table:style-name="ce7" table:formula="of:=MAX([.V8]+[.$C$21];[.T10]+[.$C$21];[.T8]+IF([.V$1]=[.$A10];[.$C$20];[.$C$22])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12]=[.B10]+[.$C$21];&quot;|&quot;;&quot;&quot;)">
            <text:p/>
          </table:table-cell>
          <table:table-cell table:style-name="ce7" table:formula="of:=IF([.D$1]=[.$A12];IF([.D12]=[.B10]+[.$C$20];&quot;\&quot;;&quot;&quot;);IF([.D12]=[.B10]+[.$C$22];&quot;\&quot;;&quot;&quot;))">
            <text:p/>
          </table:table-cell>
          <table:table-cell table:style-name="ce8" table:formula="of:=IF([.D12]=[.D10]+[.$C$21];&quot;|&quot;;&quot;&quot;)" office:value-type="string" office:string-value="|" calcext:value-type="string">
            <text:p>|</text:p>
          </table:table-cell>
          <table:table-cell table:style-name="ce7" table:formula="of:=IF([.F$1]=[.$A12];IF([.F12]=[.D10]+[.$C$20];&quot;\&quot;;&quot;&quot;);IF([.F12]=[.D10]+[.$C$22];&quot;\&quot;;&quot;&quot;))" office:value-type="string" office:string-value="\" calcext:value-type="string">
            <text:p>\</text:p>
          </table:table-cell>
          <table:table-cell table:style-name="ce8" table:formula="of:=IF([.F12]=[.F10]+[.$C$21];&quot;|&quot;;&quot;&quot;)" office:value-type="string" office:string-value="|" calcext:value-type="string">
            <text:p>|</text:p>
          </table:table-cell>
          <table:table-cell table:style-name="ce7" table:formula="of:=IF([.H$1]=[.$A12];IF([.H12]=[.F10]+[.$C$20];&quot;\&quot;;&quot;&quot;);IF([.H12]=[.F10]+[.$C$22];&quot;\&quot;;&quot;&quot;))" office:value-type="string" office:string-value="\" calcext:value-type="string">
            <text:p>\</text:p>
          </table:table-cell>
          <table:table-cell table:style-name="ce8" table:formula="of:=IF([.H12]=[.H10]+[.$C$21];&quot;|&quot;;&quot;&quot;)">
            <text:p/>
          </table:table-cell>
          <table:table-cell table:style-name="ce7" table:formula="of:=IF([.J$1]=[.$A12];IF([.J12]=[.H10]+[.$C$20];&quot;\&quot;;&quot;&quot;);IF([.J12]=[.H10]+[.$C$22];&quot;\&quot;;&quot;&quot;))">
            <text:p/>
          </table:table-cell>
          <table:table-cell table:style-name="ce8" table:formula="of:=IF([.J12]=[.J10]+[.$C$21];&quot;|&quot;;&quot;&quot;)">
            <text:p/>
          </table:table-cell>
          <table:table-cell table:style-name="ce7" table:formula="of:=IF([.L$1]=[.$A12];IF([.L12]=[.J10]+[.$C$20];&quot;\&quot;;&quot;&quot;);IF([.L12]=[.J10]+[.$C$22];&quot;\&quot;;&quot;&quot;))">
            <text:p/>
          </table:table-cell>
          <table:table-cell table:style-name="ce8" table:formula="of:=IF([.L12]=[.L10]+[.$C$21];&quot;|&quot;;&quot;&quot;)" office:value-type="string" office:string-value="|" calcext:value-type="string">
            <text:p>|</text:p>
          </table:table-cell>
          <table:table-cell table:style-name="ce7" table:formula="of:=IF([.N$1]=[.$A12];IF([.N12]=[.L10]+[.$C$20];&quot;\&quot;;&quot;&quot;);IF([.N12]=[.L10]+[.$C$22];&quot;\&quot;;&quot;&quot;))" office:value-type="string" office:string-value="\" calcext:value-type="string">
            <text:p>\</text:p>
          </table:table-cell>
          <table:table-cell table:style-name="ce8" table:formula="of:=IF([.N12]=[.N10]+[.$C$21];&quot;|&quot;;&quot;&quot;)" office:value-type="string" office:string-value="|" calcext:value-type="string">
            <text:p>|</text:p>
          </table:table-cell>
          <table:table-cell table:style-name="ce7" table:formula="of:=IF([.P$1]=[.$A12];IF([.P12]=[.N10]+[.$C$20];&quot;\&quot;;&quot;&quot;);IF([.P12]=[.N10]+[.$C$22];&quot;\&quot;;&quot;&quot;))" office:value-type="string" office:string-value="\" calcext:value-type="string">
            <text:p>\</text:p>
          </table:table-cell>
          <table:table-cell table:style-name="ce8" table:formula="of:=IF([.P12]=[.P10]+[.$C$21];&quot;|&quot;;&quot;&quot;)" office:value-type="string" office:string-value="|" calcext:value-type="string">
            <text:p>|</text:p>
          </table:table-cell>
          <table:table-cell table:style-name="ce1" table:formula="of:=IF([.R$1]=[.$A12];IF([.R12]=[.P10]+[.$C$20];&quot;\&quot;;&quot;&quot;);IF([.R12]=[.P10]+[.$C$22];&quot;\&quot;;&quot;&quot;))" office:value-type="string" office:string-value="\" calcext:value-type="string">
            <text:p>\</text:p>
          </table:table-cell>
          <table:table-cell table:style-name="ce8" table:formula="of:=IF([.R12]=[.R10]+[.$C$21];&quot;|&quot;;&quot;&quot;)">
            <text:p/>
          </table:table-cell>
          <table:table-cell table:style-name="ce7" table:formula="of:=IF([.T$1]=[.$A12];IF([.T12]=[.R10]+[.$C$20];&quot;\&quot;;&quot;&quot;);IF([.T12]=[.R10]+[.$C$22];&quot;\&quot;;&quot;&quot;))">
            <text:p/>
          </table:table-cell>
          <table:table-cell table:style-name="ce8" table:formula="of:=IF([.T12]=[.T10]+[.$C$21];&quot;|&quot;;&quot;&quot;)">
            <text:p/>
          </table:table-cell>
          <table:table-cell table:style-name="ce7" table:formula="of:=IF([.V$1]=[.$A12];IF([.V12]=[.T10]+[.$C$20];&quot;\&quot;;&quot;&quot;);IF([.V12]=[.T10]+[.$C$22];&quot;\&quot;;&quot;&quot;))" office:value-type="string" office:string-value="\" calcext:value-type="string">
            <text:p>\</text:p>
          </table:table-cell>
          <table:table-cell table:style-name="ce8" table:formula="of:=IF([.V12]=[.V10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12]=[.B12]+[.$C$21];&quot;--&quot;;&quot;&quot;)">
            <text:p/>
          </table:table-cell>
          <table:table-cell table:style-name="ce7" table:formula="of:=MAX([.D10]+[.$C$21];[.B12]+[.$C$21];[.B10]+IF([.D$1]=[.$A12];[.$C$20];[.$C$22]))" office:value-type="float" office:value="1" calcext:value-type="float">
            <text:p>1</text:p>
          </table:table-cell>
          <table:table-cell table:style-name="ce9" table:formula="of:=IF([.F12]=[.D12]+[.$C$21];&quot;--&quot;;&quot;&quot;)" office:value-type="string" office:string-value="--" calcext:value-type="string">
            <text:p>--</text:p>
          </table:table-cell>
          <table:table-cell table:style-name="ce7" table:formula="of:=MAX([.F10]+[.$C$21];[.D12]+[.$C$21];[.D10]+IF([.F$1]=[.$A12];[.$C$20];[.$C$22]))" office:value-type="float" office:value="0" calcext:value-type="float">
            <text:p>0</text:p>
          </table:table-cell>
          <table:table-cell table:style-name="ce9" table:formula="of:=IF([.H12]=[.F12]+[.$C$21];&quot;--&quot;;&quot;&quot;)">
            <text:p/>
          </table:table-cell>
          <table:table-cell table:style-name="ce7" table:formula="of:=MAX([.H10]+[.$C$21];[.F12]+[.$C$21];[.F10]+IF([.H$1]=[.$A12];[.$C$20];[.$C$22]))" office:value-type="float" office:value="4" calcext:value-type="float">
            <text:p>4</text:p>
          </table:table-cell>
          <table:table-cell table:style-name="ce9" table:formula="of:=IF([.J12]=[.H12]+[.$C$21];&quot;--&quot;;&quot;&quot;)" office:value-type="string" office:string-value="--" calcext:value-type="string">
            <text:p>--</text:p>
          </table:table-cell>
          <table:table-cell table:style-name="ce7" table:formula="of:=MAX([.J10]+[.$C$21];[.H12]+[.$C$21];[.H10]+IF([.J$1]=[.$A12];[.$C$20];[.$C$22]))" office:value-type="float" office:value="3" calcext:value-type="float">
            <text:p>3</text:p>
          </table:table-cell>
          <table:table-cell table:style-name="ce9" table:formula="of:=IF([.L12]=[.J12]+[.$C$21];&quot;--&quot;;&quot;&quot;)">
            <text:p/>
          </table:table-cell>
          <table:table-cell table:style-name="ce7" table:formula="of:=MAX([.L10]+[.$C$21];[.J12]+[.$C$21];[.J10]+IF([.L$1]=[.$A12];[.$C$20];[.$C$22]))" office:value-type="float" office:value="6" calcext:value-type="float">
            <text:p>6</text:p>
          </table:table-cell>
          <table:table-cell table:style-name="ce9" table:formula="of:=IF([.N12]=[.L12]+[.$C$21];&quot;--&quot;;&quot;&quot;)" office:value-type="string" office:string-value="--" calcext:value-type="string">
            <text:p>--</text:p>
          </table:table-cell>
          <table:table-cell table:style-name="ce7" table:formula="of:=MAX([.N10]+[.$C$21];[.L12]+[.$C$21];[.L10]+IF([.N$1]=[.$A12];[.$C$20];[.$C$22]))" office:value-type="float" office:value="5" calcext:value-type="float">
            <text:p>5</text:p>
          </table:table-cell>
          <table:table-cell table:style-name="ce9" table:formula="of:=IF([.P12]=[.N12]+[.$C$21];&quot;--&quot;;&quot;&quot;)" office:value-type="string" office:string-value="--" calcext:value-type="string">
            <text:p>--</text:p>
          </table:table-cell>
          <table:table-cell table:style-name="ce7" table:formula="of:=MAX([.P10]+[.$C$21];[.N12]+[.$C$21];[.N10]+IF([.P$1]=[.$A12];[.$C$20];[.$C$22]))" office:value-type="float" office:value="4" calcext:value-type="float">
            <text:p>4</text:p>
          </table:table-cell>
          <table:table-cell table:style-name="ce9" table:formula="of:=IF([.R12]=[.P12]+[.$C$21];&quot;--&quot;;&quot;&quot;)">
            <text:p/>
          </table:table-cell>
          <table:table-cell table:style-name="ce1" table:formula="of:=MAX([.R10]+[.$C$21];[.P12]+[.$C$21];[.P10]+IF([.R$1]=[.$A12];[.$C$20];[.$C$22]))" office:value-type="float" office:value="8" calcext:value-type="float">
            <text:p>8</text:p>
          </table:table-cell>
          <table:table-cell table:style-name="ce9" table:formula="of:=IF([.T12]=[.R12]+[.$C$21];&quot;--&quot;;&quot;&quot;)" office:value-type="string" office:string-value="--" calcext:value-type="string">
            <text:p>--</text:p>
          </table:table-cell>
          <table:table-cell table:style-name="ce7" table:formula="of:=MAX([.T10]+[.$C$21];[.R12]+[.$C$21];[.R10]+IF([.T$1]=[.$A12];[.$C$20];[.$C$22]))" office:value-type="float" office:value="7" calcext:value-type="float">
            <text:p>7</text:p>
          </table:table-cell>
          <table:table-cell table:style-name="ce9" table:formula="of:=IF([.V12]=[.T12]+[.$C$21];&quot;--&quot;;&quot;&quot;)" office:value-type="string" office:string-value="--" calcext:value-type="string">
            <text:p>--</text:p>
          </table:table-cell>
          <table:table-cell table:style-name="ce7" table:formula="of:=MAX([.V10]+[.$C$21];[.T12]+[.$C$21];[.T10]+IF([.V$1]=[.$A12];[.$C$20];[.$C$22])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8" table:formula="of:=IF([.B14]=[.B12]+[.$C$21];&quot;|&quot;;&quot;&quot;)">
            <text:p/>
          </table:table-cell>
          <table:table-cell table:style-name="ce7" table:formula="of:=IF([.D$1]=[.$A14];IF([.D14]=[.B12]+[.$C$20];&quot;\&quot;;&quot;&quot;);IF([.D14]=[.B12]+[.$C$22];&quot;\&quot;;&quot;&quot;))">
            <text:p/>
          </table:table-cell>
          <table:table-cell table:style-name="ce8" table:formula="of:=IF([.D14]=[.D12]+[.$C$21];&quot;|&quot;;&quot;&quot;)" office:value-type="string" office:string-value="|" calcext:value-type="string">
            <text:p>|</text:p>
          </table:table-cell>
          <table:table-cell table:style-name="ce7" table:formula="of:=IF([.F$1]=[.$A14];IF([.F14]=[.D12]+[.$C$20];&quot;\&quot;;&quot;&quot;);IF([.F14]=[.D12]+[.$C$22];&quot;\&quot;;&quot;&quot;))" office:value-type="string" office:string-value="\" calcext:value-type="string">
            <text:p>\</text:p>
          </table:table-cell>
          <table:table-cell table:style-name="ce8" table:formula="of:=IF([.F14]=[.F12]+[.$C$21];&quot;|&quot;;&quot;&quot;)">
            <text:p/>
          </table:table-cell>
          <table:table-cell table:style-name="ce7" table:formula="of:=IF([.H$1]=[.$A14];IF([.H14]=[.F12]+[.$C$20];&quot;\&quot;;&quot;&quot;);IF([.H14]=[.F12]+[.$C$22];&quot;\&quot;;&quot;&quot;))">
            <text:p/>
          </table:table-cell>
          <table:table-cell table:style-name="ce8" table:formula="of:=IF([.H14]=[.H12]+[.$C$21];&quot;|&quot;;&quot;&quot;)" office:value-type="string" office:string-value="|" calcext:value-type="string">
            <text:p>|</text:p>
          </table:table-cell>
          <table:table-cell table:style-name="ce7" table:formula="of:=IF([.J$1]=[.$A14];IF([.J14]=[.H12]+[.$C$20];&quot;\&quot;;&quot;&quot;);IF([.J14]=[.H12]+[.$C$22];&quot;\&quot;;&quot;&quot;))" office:value-type="string" office:string-value="\" calcext:value-type="string">
            <text:p>\</text:p>
          </table:table-cell>
          <table:table-cell table:style-name="ce8" table:formula="of:=IF([.J14]=[.J12]+[.$C$21];&quot;|&quot;;&quot;&quot;)">
            <text:p/>
          </table:table-cell>
          <table:table-cell table:style-name="ce7" table:formula="of:=IF([.L$1]=[.$A14];IF([.L14]=[.J12]+[.$C$20];&quot;\&quot;;&quot;&quot;);IF([.L14]=[.J12]+[.$C$22];&quot;\&quot;;&quot;&quot;))">
            <text:p/>
          </table:table-cell>
          <table:table-cell table:style-name="ce8" table:formula="of:=IF([.L14]=[.L12]+[.$C$21];&quot;|&quot;;&quot;&quot;)">
            <text:p/>
          </table:table-cell>
          <table:table-cell table:style-name="ce7" table:formula="of:=IF([.N$1]=[.$A14];IF([.N14]=[.L12]+[.$C$20];&quot;\&quot;;&quot;&quot;);IF([.N14]=[.L12]+[.$C$22];&quot;\&quot;;&quot;&quot;))">
            <text:p/>
          </table:table-cell>
          <table:table-cell table:style-name="ce8" table:formula="of:=IF([.N14]=[.N12]+[.$C$21];&quot;|&quot;;&quot;&quot;)">
            <text:p/>
          </table:table-cell>
          <table:table-cell table:style-name="ce7" table:formula="of:=IF([.P$1]=[.$A14];IF([.P14]=[.N12]+[.$C$20];&quot;\&quot;;&quot;&quot;);IF([.P14]=[.N12]+[.$C$22];&quot;\&quot;;&quot;&quot;))" office:value-type="string" office:string-value="\" calcext:value-type="string">
            <text:p>\</text:p>
          </table:table-cell>
          <table:table-cell table:style-name="ce8" table:formula="of:=IF([.P14]=[.P12]+[.$C$21];&quot;|&quot;;&quot;&quot;)">
            <text:p/>
          </table:table-cell>
          <table:table-cell table:style-name="ce7" table:formula="of:=IF([.R$1]=[.$A14];IF([.R14]=[.P12]+[.$C$20];&quot;\&quot;;&quot;&quot;);IF([.R14]=[.P12]+[.$C$22];&quot;\&quot;;&quot;&quot;))">
            <text:p/>
          </table:table-cell>
          <table:table-cell table:style-name="ce8" table:formula="of:=IF([.R14]=[.R12]+[.$C$21];&quot;|&quot;;&quot;&quot;)" office:value-type="string" office:string-value="|" calcext:value-type="string">
            <text:p>|</text:p>
          </table:table-cell>
          <table:table-cell table:style-name="ce1" table:formula="of:=IF([.T$1]=[.$A14];IF([.T14]=[.R12]+[.$C$20];&quot;\&quot;;&quot;&quot;);IF([.T14]=[.R12]+[.$C$22];&quot;\&quot;;&quot;&quot;))" office:value-type="string" office:string-value="\" calcext:value-type="string">
            <text:p>\</text:p>
          </table:table-cell>
          <table:table-cell table:style-name="ce8" table:formula="of:=IF([.T14]=[.T12]+[.$C$21];&quot;|&quot;;&quot;&quot;)">
            <text:p/>
          </table:table-cell>
          <table:table-cell table:style-name="ce7" table:formula="of:=IF([.V$1]=[.$A14];IF([.V14]=[.T12]+[.$C$20];&quot;\&quot;;&quot;&quot;);IF([.V14]=[.T12]+[.$C$22];&quot;\&quot;;&quot;&quot;))">
            <text:p/>
          </table:table-cell>
          <table:table-cell table:style-name="ce8" table:formula="of:=IF([.V14]=[.V12]+[.$C$21];&quot;|&quot;;&quot;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IF([.D14]=[.B14]+[.$C$21];&quot;--&quot;;&quot;&quot;)">
            <text:p/>
          </table:table-cell>
          <table:table-cell table:style-name="ce7" table:formula="of:=MAX([.D12]+[.$C$21];[.B14]+[.$C$21];[.B12]+IF([.D$1]=[.$A14];[.$C$20];[.$C$22]))" office:value-type="float" office:value="0" calcext:value-type="float">
            <text:p>0</text:p>
          </table:table-cell>
          <table:table-cell table:style-name="ce9" table:formula="of:=IF([.F14]=[.D14]+[.$C$21];&quot;--&quot;;&quot;&quot;)">
            <text:p/>
          </table:table-cell>
          <table:table-cell table:style-name="ce7" table:formula="of:=MAX([.F12]+[.$C$21];[.D14]+[.$C$21];[.D12]+IF([.F$1]=[.$A14];[.$C$20];[.$C$22]))" office:value-type="float" office:value="4" calcext:value-type="float">
            <text:p>4</text:p>
          </table:table-cell>
          <table:table-cell table:style-name="ce9" table:formula="of:=IF([.H14]=[.F14]+[.$C$21];&quot;--&quot;;&quot;&quot;)" office:value-type="string" office:string-value="--" calcext:value-type="string">
            <text:p>--</text:p>
          </table:table-cell>
          <table:table-cell table:style-name="ce7" table:formula="of:=MAX([.H12]+[.$C$21];[.F14]+[.$C$21];[.F12]+IF([.H$1]=[.$A14];[.$C$20];[.$C$22]))" office:value-type="float" office:value="3" calcext:value-type="float">
            <text:p>3</text:p>
          </table:table-cell>
          <table:table-cell table:style-name="ce9" table:formula="of:=IF([.J14]=[.H14]+[.$C$21];&quot;--&quot;;&quot;&quot;)">
            <text:p/>
          </table:table-cell>
          <table:table-cell table:style-name="ce7" table:formula="of:=MAX([.J12]+[.$C$21];[.H14]+[.$C$21];[.H12]+IF([.J$1]=[.$A14];[.$C$20];[.$C$22]))" office:value-type="float" office:value="7" calcext:value-type="float">
            <text:p>7</text:p>
          </table:table-cell>
          <table:table-cell table:style-name="ce9" table:formula="of:=IF([.L14]=[.J14]+[.$C$21];&quot;--&quot;;&quot;&quot;)" office:value-type="string" office:string-value="--" calcext:value-type="string">
            <text:p>--</text:p>
          </table:table-cell>
          <table:table-cell table:style-name="ce7" table:formula="of:=MAX([.L12]+[.$C$21];[.J14]+[.$C$21];[.J12]+IF([.L$1]=[.$A14];[.$C$20];[.$C$22]))" office:value-type="float" office:value="6" calcext:value-type="float">
            <text:p>6</text:p>
          </table:table-cell>
          <table:table-cell table:style-name="ce9" table:formula="of:=IF([.N14]=[.L14]+[.$C$21];&quot;--&quot;;&quot;&quot;)" office:value-type="string" office:string-value="--" calcext:value-type="string">
            <text:p>--</text:p>
          </table:table-cell>
          <table:table-cell table:style-name="ce7" table:formula="of:=MAX([.N12]+[.$C$21];[.L14]+[.$C$21];[.L12]+IF([.N$1]=[.$A14];[.$C$20];[.$C$22]))" office:value-type="float" office:value="5" calcext:value-type="float">
            <text:p>5</text:p>
          </table:table-cell>
          <table:table-cell table:style-name="ce9" table:formula="of:=IF([.P14]=[.N14]+[.$C$21];&quot;--&quot;;&quot;&quot;)">
            <text:p/>
          </table:table-cell>
          <table:table-cell table:style-name="ce7" table:formula="of:=MAX([.P12]+[.$C$21];[.N14]+[.$C$21];[.N12]+IF([.P$1]=[.$A14];[.$C$20];[.$C$22]))" office:value-type="float" office:value="8" calcext:value-type="float">
            <text:p>8</text:p>
          </table:table-cell>
          <table:table-cell table:style-name="ce9" table:formula="of:=IF([.R14]=[.P14]+[.$C$21];&quot;--&quot;;&quot;&quot;)" office:value-type="string" office:string-value="--" calcext:value-type="string">
            <text:p>--</text:p>
          </table:table-cell>
          <table:table-cell table:style-name="ce7" table:formula="of:=MAX([.R12]+[.$C$21];[.P14]+[.$C$21];[.P12]+IF([.R$1]=[.$A14];[.$C$20];[.$C$22]))" office:value-type="float" office:value="7" calcext:value-type="float">
            <text:p>7</text:p>
          </table:table-cell>
          <table:table-cell table:style-name="ce9" table:formula="of:=IF([.T14]=[.R14]+[.$C$21];&quot;--&quot;;&quot;&quot;)">
            <text:p/>
          </table:table-cell>
          <table:table-cell table:style-name="ce1" table:formula="of:=MAX([.T12]+[.$C$21];[.R14]+[.$C$21];[.R12]+IF([.T$1]=[.$A14];[.$C$20];[.$C$22]))" office:value-type="float" office:value="11" calcext:value-type="float">
            <text:p>11</text:p>
          </table:table-cell>
          <table:table-cell table:style-name="ce9" table:formula="of:=IF([.V14]=[.T14]+[.$C$21];&quot;--&quot;;&quot;&quot;)" office:value-type="string" office:string-value="--" calcext:value-type="string">
            <text:p>--</text:p>
          </table:table-cell>
          <table:table-cell table:style-name="ce7" table:formula="of:=MAX([.V12]+[.$C$21];[.T14]+[.$C$21];[.T12]+IF([.V$1]=[.$A14];[.$C$20];[.$C$22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8"/>
          <table:table-cell office:value-type="string" calcext:value-type="string">
            <text:p>Dernière colonne/ligne</text:p>
          </table:table-cell>
          <table:table-cell table:number-columns-repeated="6"/>
        </table:table-row>
        <table:table-row table:style-name="ro1" table:number-rows-repeated="4">
          <table:table-cell table:style-name="Default"/>
          <table:table-cell table:number-columns-repeated="25"/>
        </table:table-row>
        <table:table-row table:style-name="ro1">
          <table:table-cell table:style-name="Default" office:value-type="string" calcext:value-type="string">
            <text:p>S(x,x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style-name="Default" office:value-type="string" calcext:value-type="string">
            <text:p>Indel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3"/>
        </table:table-row>
        <table:table-row table:style-name="ro1">
          <table:table-cell table:style-name="Default" office:value-type="string" calcext:value-type="string">
            <text:p>S(x,y)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3"/>
        </table:table-row>
        <table:table-row table:style-name="ro2">
          <table:table-cell table:style-name="Default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12:36.674454566</meta:creation-date>
    <dc:date>2018-02-26T11:16:26.153768643</dc:date>
    <meta:editing-duration>PT19M35S</meta:editing-duration>
    <meta:editing-cycles>7</meta:editing-cycles>
    <meta:generator>LibreOffice/5.1.6.2$Linux_X86_64 LibreOffice_project/10m0$Build-2</meta:generator>
    <meta:document-statistic meta:table-count="3" meta:cell-count="888" meta:object-count="0"/>
  </office:meta>
</office:document-meta>
</file>